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472in"/>
    </style:style>
    <style:style style:name="co2" style:family="table-column">
      <style:table-column-properties fo:break-before="auto" style:column-width="22.833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28.7929in" fo:break-before="auto" style:use-optimal-row-height="true"/>
    </style:style>
    <style:style style:name="ro3" style:family="table-row">
      <style:table-row-properties style:row-height="28.6374in" fo:break-before="auto" style:use-optimal-row-height="true"/>
    </style:style>
    <style:style style:name="ro4" style:family="table-row">
      <style:table-row-properties style:row-height="23.6626in" fo:break-before="auto" style:use-optimal-row-height="true"/>
    </style:style>
    <style:style style:name="ro5" style:family="table-row">
      <style:table-row-properties style:row-height="28.1717in" fo:break-before="auto" style:use-optimal-row-height="true"/>
    </style:style>
    <style:style style:name="ro6" style:family="table-row">
      <style:table-row-properties style:row-height="12.4583in" fo:break-before="auto" style:use-optimal-row-height="true"/>
    </style:style>
    <style:style style:name="ro7" style:family="table-row">
      <style:table-row-properties style:row-height="18.22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techpowerup reviews" table:style-name="ta1">
        <table:table-column table:style-name="co1" table:default-cell-style-name="Default"/>
        <table:table-column table:style-name="co2" table:default-cell-style-name="ce1"/>
        <table:table-row table:style-name="ro1">
          <table:table-cell office:value-type="string" calcext:value-type="string">
            <text:p>CPU</text:p>
          </table:table-cell>
          <table:table-cell table:style-name="Default" office:value-type="string" calcext:value-type="string">
            <text:p>CPU review</text:p>
          </table:table-cell>
        </table:table-row>
        <table:table-row table:style-name="ro2">
          <table:table-cell office:value-type="string" calcext:value-type="string">
            <text:p>Ryzen 9 9950X3D</text:p>
          </table:table-cell>
          <table:table-cell office:value-type="string" calcext:value-type="string">
            <text:p>Introduction AMD Ryzen 9 9950X3D is the company's new flagship desktop processor, and looks to round up AMD's leadership with not just gaming performance, but also productivity and content creation. The 9950X3D and 9900X3D are high core-count siblings of the Ryzen 7 9800X3D that launched in November 2024, extending AMD's leadership in gaming performance. AMD rushed the 9800X3D into the market to tap into the Holiday 2024 shopping season as it saw an opening, with Intel's latest Core Ultra 200 Arrow Lake desktop processors falling unexpectedly short in gaming performance, coming in slower than the 14th Gen Core Raptor Lake in gaming workloads, but winning big in energy efficiency. The 9800X3D plowed through gaming benchmarks, ending up double-digit percentages faster than Arrow Lake at gaming, but it's just that—an 8-core processor for strictly gaming workloads, which was overcome by 8P+16E core-count of Arrow Lake in productivity benchmarks, backed by its phenomenal Skymont E-cores. It is to counter exactly this that AMD is launching the Ryzen 9 9000X3D series today. The new 16-core/32-thread Ryzen 9 9950X3D we are reviewing today, and its 12-core/24-thread sibling, the Ryzen 9 9900X3D, are based on a dual-CCD variant of the Granite Ridge-X package, and is powered by the AMD Zen 5 microarchitecture with 3D V-Cache technology. Much like the Ryzen 9 7000X3D series, stacked 3D V-Cache memory is only present on the first 8-core CCD, while the other is a regular one with just the 32 MB on-die L3 cache. AMD continues to rely on software level OS scheduler optimizations to ensure that gaming workloads are scheduled to the CCD with 3D V-Cache, while multithreaded productivity workloads are allowed to spread evenly among the two CCDs. The company released an update to AMD Chipset Software with a couple of new features that improve software-based scheduling compared to how it was with the Ryzen 9 7000X3D series at launch. 3D V-Cache technology has been the most impactful hardware-level innovation by AMD in recent times, which established the company as the makers of the world's fastest processors for PC gaming for the past three generations of processors. The Ryzen 7 5800X3D was able to match the gaming performance of the Intel Core i9-12900K despite being based on the generation older Zen 3 microarchitecture with slower DDR4 memory. The Ryzen 7 7800X3D dominated gaming performance over both the 13th- and 14th Gen Core Raptor Lake generations, remaining faster than even the latest Core Ultra 200 Arrow Lake. AMD likely anticipated a generational leap in single-threaded performance from the Lion Cove P-core powering the Arrow Lake, and began designing 3D V-Cache variants of its Zen 5 microarchitecture, which it debuted with the Ryzen 7 9800X3D last November, extending the company's gaming performance leadership. AMD's Ryzen 9000 series powered by the Zen 5 microarchitecture launched back in August 2024, and it was a bit of a disappointment in the gaming performance front, with the Ryzen 7 9700X 8-core processor falling short of the gaming performance of the 7800X3D. The company continued to sell the 7800X3D at its launch price to maintain gaming performance leadership, which endured Intel's Arrow Lake launch. Much to AMD's relief, the 9800X3D was able to extend its gaming performance leadership, thanks to significant increases in clock speeds on top of the modest generational IPC increases posted by Zen 5. Besides increased clock speeds, AMD pulled off a major engineering feat that ensures its Ryzen 9000X3D chips offer superior thermals to the Ryzen 7000X3D series, and overclocking capabilities. With Zen 5, AMD inverted the way the CPU complex die (CCD) and 3D V-Cache die (L3D) are stacked. On older generations of X3D processors, the CCD would have the L3D stacked on top of it, over the central region that has the on-die 32 MB L3 cache, while structural silicon stacked over the edges of the CCD leveled the L3D. This structural silicon carried with it the crucial task of conducting heat generated from the CPU cores up to the surface, where it's transferred via soldered TIM to the copper IHS, and then onward to the CPU cooler. With Zen 5, AMD inverted this—the CCD is now on top, with the L3D below it. With the CCD on top, the CPU cores directly dissipate heat to the cooling solution over STIM, with no structural silicon in the way, which means it could now have the same thermal and overclocking characteristics as non-X3D processor models. The L3D is peppered with through-silicon vias (TSVs), which connect the CCD to the package substrate below. The Ryzen 9 9950X3D is designed to offer the gaming performance advantage of 3D V-Cache to the segment of the desktop PC market that wants a large core-count that's not large enough to warrant a workstation processor like the Ryzen Threadripper or the Xeon W. It comes with a core-count of 16-core/32-thread, all of which are full-size Zen 5 cores, and what Intel would classify as "performance cores." Subject to software-level OS scheduler optimizations, threads can migrate between the CCD with the 3D V-Cache and the one without, since the CPU core types and their ISA are identical. The 9950X3D offers clock speeds of 4.30 GHz base, with up to 5.70 GHz boost. It comes with 144 MB of "total cache," which AMD defines as the sum of all L2 and L3 caches on the package. AMD has given the 9950X3D its highest power headroom, and a TDP of 170 W, along with 230 W package power tracking (PPT). The processor is compatible with all Socket AM5 motherboards, support on AMD 600-series chipset motherboards requires a BIOS update, and while the processor is drop-in compatible with AMD 800-series chipset motherboards, using the latest BIOS update is highly recommended. In any case, almost all Socket AM5 motherboards come with the USB BIOS Flashback feature, which lets you update BIOS even without a compatible processor installed. AMD is pricing the Ryzen 9 9950X3D at $700, which positions it above Intel's flagship, the Core Ultra 9 285K. AMD Ryzen 9 9950X3D Market Segment Analysis Price Cores / Threads Base Clock Max. Boost L3 Cache TDP Architecture Process Socket Intel Core i5 Core i5-12400F $110 6 / 12 2.5 GHz 4.4 GHz 18 MB 65 W Alder Lake 10 nm LGA 1700 Core i5-13400F $170 6+4 / 16 2.5 / 1.8 GHz 4.6 / 3.3 GHz 20 MB 65 W Raptor Lake 10 nm LGA 1700 Core i5-12600K $170 6+4 / 16 3.7 / 2.8 GHz 4.9 / 3.6 GHz 20 MB 125 W Alder Lake 10 nm LGA 1700 Core i5-13600K $225 6+8 / 20 3.5 / 2.6 GHz 5.1 / 3.9 GHz 24 MB 125 W Raptor Lake 10 nm LGA 1700 Core i5-14600K $260 6+8 / 20 3.5 / 2.6 GHz 5.3 / 4.0 GHz 24 MB 125 W Raptor Lake 10 nm LGA 1700 Intel Core Ultra 5 Core Ultra 5 245K $310 6+8 / 14 4.2 / 3.6 GHz 5.2 / 4.6 GHz 24 MB 159 W Arrow Lake 3 nm LGA 1851 AMD Ryzen 5 Ryzen 5 8500G $150 6 / 12 3.5 GHz 5.0 GHz 16 MB 65 W Phoenix 2 4 nm AM5 Ryzen 5 5600X $135 6 / 12 3.7 GHz 4.6 GHz 32 MB 65 W Zen 3 7 nm AM4 Ryzen 5 7600 $185 6 / 12 3.8 GHz 5.1 GHz 32 MB 65 W Zen 4 5 nm AM5 Ryzen 5 7600X $210 6 / 12 4.7 GHz 5.3 GHz 32 MB 105 W Zen 4 5 nm AM5 Ryzen 5 9600X $250 6 / 12 3.9 GHz 5.4 GHz 32 MB 65 W Zen 5 4 nm AM5 Intel Core i7 Core i7-12700K $210 8+4 / 20 3.6 / 2.7 GHz 5.0 / 3.8 GHz 25 MB 125 W Alder Lake 10 nm LGA 1700 Core i7-13700K $280 8+8 / 24 3.4 / 2.5 GHz 5.4 / 4.2 GHz 30 MB 125 W Raptor Lake 10 nm LGA 1700 Core i7-14700K $355 8+12 / 28 3.4 / 2.5 GHz 5.6 / 4.3 GHz 33 MB 125 W Raptor Lake 10 nm LGA 1700 Intel Core Ultra 7 Core Ultra 7 265K $395 8+12 / 20 3.9 / 3.3 GHz 5.5 / 4.6 GHz 30 MB 250 W Arrow Lake 3 nm LGA 1851 AMD Ryzen 7 Ryzen 7 5700G $165 8 / 16 3.8 GHz 4.6 GHz 16 MB 65 W Zen 3 + Vega 7 nm AM4 Ryzen 7 5700X $160 8 / 16 3.4 GHz 4.6 GHz 32 MB 65 W Zen 3 7 nm AM4 Ryzen 7 7700 $280 8 / 16 3.8 GHz 5.3 GHz 32 MB 65 W Zen 4 5 nm AM5 Ryzen 7 7700X $275 8 / 16 4.5 GHz 5.4 GHz 32 MB 105 W Zen 4 5 nm AM5 Ryzen 7 9700X $330 8 / 16 3.8 GHz 5.5 GHz 32 MB 65 W Zen 5 4 nm AM5 Ryzen 7 5800X $165 8 / 16 3.8 GHz 4.7 GHz 32 MB 105 W Zen 3 7 nm AM4 Ryzen 7 5800X3D $340 8 / 16 3.4 GHz 4.5 GHz 96 MB 105 W Zen 3 7 nm AM4 Ryzen 7 7800X3D $370 8 / 16 4.2 GHz 5.0 GHz 96 MB 120 W Zen 4 5 nm AM5 Ryzen 7 9800X3D $480 8 / 16 4.7 GHz 5.2 GHz 96 MB 120 W Zen 5 4 nm AM5 Intel Core i9 Core i9-12900K $280 8+8 / 24 3.2 / 2.4 GHz 5.2 / 3.9 GHz 30 MB 125 W Alder Lake 10 nm LGA 1700 Core i9-13900K $415 8+16 / 32 3.0 / 2.2 GHz 5.8 / 4.3 GHz 36 MB 125 W Raptor Lake 10 nm LGA 1700 Core i9-14900K $445 8+16 / 32 3.2 / 2.4 GHz 6.0 / 4.4 GHz 36 MB 125 W Raptor Lake 10 nm LGA 1700 Intel Core Ultra 9 Core Ultra 9 285K $590 8+16 / 24 3.7 / 3.2 GHz 5.7 / 4.6 GHz 36 MB 250 W Arrow Lake 3 nm LGA 1851 AMD Ryzen 9 Ryzen 9 5900X $265 12 / 24 3.7 GHz 4.8 GHz 64 MB 105 W Zen 3 7 nm AM4 Ryzen 9 7900 $370 12 / 24 3.7 GHz 5.4 GHz 64 MB 65 W Zen 4 5 nm AM5 Ryzen 9 7900X $400 12 / 24 4.7 GHz 5.6 GHz 64 MB 170 W Zen 4 5 nm AM5 Ryzen 9 7900X3D $580 12 / 24 4.4 GHz 5.6 GHz 128 MB 120 W Zen 4 5 nm AM5 Ryzen 9 9900X $430 12 / 24 4.4 GHz 5.6 GHz 64 MB 120 W Zen 5 4 nm AM5 Ryzen 9 5950X $345 16 / 32 3.4 GHz 4.9 GHz 64 MB 105 W Zen 3 7 nm AM4 Ryzen 9 7950X $510 16 / 32 4.5 GHz 5.7 GHz 64 MB 170 W Zen 4 5 nm AM5 Ryzen 9 7950X3D $550 16 / 32 4.2 GHz 5.7 GHz 128 MB 120 W Zen 4 5 nm AM5 Ryzen 9 9950X $545 16 / 32 4.3 GHz 5.7 GHz 64 MB 170 W Zen 5 4 nm AM5 Ryzen 9 9950X3D $700 16 / 32 4.3 GHz 5.7 GHz 128 MB 170 W Zen 5 4 nm AM5 Architecture Just like the other Ryzen 9 processors, the Ryzen 9 9950X3D is a chiplet-based processor, with two 8-core Zen 5 chiplets. The 9800X3D, 9700X and 9600X only have one chiplet. This modularity gives AMD finer control over the die size needed to achieve a given core count. Why 8 cores per chiplet? AMD probably can't go more than 80 mm² per chiplet. The smaller the die, the more yields per wafer, so 8 cores seems like an even break. The Ryzen 9 9950X3D and Ryzen 9 9900X3D launching today, are the second wave of processors from the 9000X3D family that combine the new Zen 5 microarchitecture with 3D V-Cache technology. The 9000X3D series debuts the second generation of 3D V-Cache technology. In past generations of X3D chips, such as the Zen 3-based 5800X3D and the Zen 4-based 7800X3D, the 64 MB 3D V-Cache die (L3D) was stacked on top of the CPU complex die (CCD), over its central region that has the 32 MB on-die cache, with structural silicon being installed over the two ends of the CCD that have the CPU cores. These pieces of structural silicon would handle the all-important task of transferring heat from the CPU cores to the cooling solution above. With the second generation of 3D V-Cache technology, AMD has inverted the way the L3D and CCD stack up. The Zen 5 CCD is now stacked on top of the L3D using TSMC's direct copper-to-copper die bonding technology. Heat from the CCD now dissipates to the cooling solution like on regular Ryzen 9000 series processors. The L3D, on the other hand, is now a sort of base tile, spanning the entire area underneath the CCD. Its central region has the 64 MB L3 cache, while the entire tile is peppered with TSVs (through-silicon vias) that connect the CCD above to the fiberglass substrate below. This design change not only vastly improves thermals for the CCD, but also makes it possible for these chips to have the same overclocking capabilities as regular Ryzen 9000 series processors, such as the 9950X. The AMD Ryzen 9000 series desktop processors, including the 9800X3D, 9950X, 9900X, 9700X, 9600X, and the 9950X3D and 9900X3D, are based on the new Granite Ridge chiplet-based solution. The CPU complex dies (CCDs) are where all the innovation is focussed, as this is where the Zen 5 CPU cores are located. The rest of the processor is made up of the client I/O die (cIOD), which is carried over from the previous generation, so AMD could save on development costs. AMD built the new-generation CCD on the 4 nm TSMC N4P foundry node, an upgrade from the 5 nm TSMC N5 node, with over 22% power improvement, and 6% transistor density improvements. The CCDs are roughly the same size as the Zen 4 CCDs, and fit in nicely with the substrate floor-plan of the Granite Ridge package. AMD has retained the CPU core counts of its previous generation, the company continues to not be baited into a core-count war with Intel, triggered by its pivot to heterogeneous multicore and tiny E-cores of which it can cram many of into its processors. The Ryzen 9 9950X3D is the company's flagship part for this generation, and is a 16-core/32-thread chip, with two CCDs. The 9900X3D is 12-core/24-thread, with two CCDs, and two cores disabled per CCD. The Ryzen 7 9800X3D is a single CCD part. The Zen 5 Core With the I/O and packaging aspects of Granite Ridge covered by carrying over the cIOD and existing Socket AM5 infrastructure, all of AMD's engineering attention is on the 4 nm CCD, specifically the Zen 5 CPU cores, since there's not much else on the CCD besides them. It's been AMD's endeavor to give consumers single-thread performance improvements in the form of an IPC uplift, with each new generation of Zen. These generational IPC increases range between 10-19%, and with Zen 5, the company wants you to expect roughly 16% better IPC over Zen 4. AMD designed the Zen 5 core to be "forward-facing" with support for instruction sets that will become more relevant with the advent of AI acceleration into the client space. While the Granite Ridge processor itself lacks an NPU and won't accelerate Copilot+, the Zen 5 cores are designed to improve the working experience of AI software developers and researchers, besides machines that use discrete accelerators, since the CPU-end (software end) of the AI stack can benefit from new capabilities on the cores. With Zen 5, AMD has updated practically all key areas of the CPU core, including the front-end with its branch prediction unit, the various caches within the core, the fetch/decode pipelines, the execution engine, and the load/store. The front-end sees an updated branch prediction unit. This new BP ensures zero-bubble conditional branches to save clock cycles from mispredictions; a large 16 KB L1 BTB, and a larger tagged-geometric length predictor; a larger 52-entry return address stack, compared to 32-entry on Zen 4; a 16-way Op Cache associativity, compared to 12-way on Zen 4, and a 33% increase in Op Cache and dispatch bandwidth. The BP supports up to 3 prediction windows per cycle, compared to 2 on Zen 4. The L2 and tablewalker latency is obscured with the new aggressive fetch unit. The L2 ITLB supports 2,048 entries, compared to just 512 on the Zen 4 core. The L1 instruction cache gets bandwidth and latency improvements, along with two independent instruction fetch streams. As with every traditional x86 CPU core, there's a split into Integer and Floating Point units. The Integer engine features an 8-wide dispatch/retire/rename queue depth. The integer scheduler has more "symmetry" to simplify pick operations. It features 6 ALUs with 3 multipliers, and 3 branch units; besides 4 AGUs. The AGU scheduler supports 56 entries, and the ALU scheduler 88, compared to 3x 24-entry ALU+AGU combined scheduling, with a 24-entry dedicated ALU scheduler. The physical register file is up to 240/192 entries from 224/126 on Zen 4. The ROB retire queue buffer holds 448 entries, compared to 320 on Zen 4. The floating point unit is where Zen 5 seems to have a major design focus. Zen 5 is designed to execute AVX-512 instructions over a full 512-bit data-path, compared to Zen 4, which uses a dual-pumped 256-bit data-path. This should significantly speed up AVX-512, VNNI, and other instructions relevant to AI acceleration on the CPU core. The FPU has four execution pipelines with two LS/integer register pipes. It supports two 512-bit loads, one 512-bit store per cycle, and a 2-cycle FADD. There are updates to the FPU's execution window. The load/store unit sees several improvements to meet the growth in bandwidth requirements of the execution engine. To begin with, the L1 data cache has been enlarged to 48 KB 12-way, up from 32 KB 8-way on Zen 4. Besides this enlargement, there are improvements to the load/store pipes, with a mix of 4 loads and 2 stores per cycle. Its four integer load pipes can pair into FP pipe. The bandwidth to the L2 cache has been improved. The core's dedicated L2 cache remains 1 MB in size from the previous generation, but AMD says that it has doubled the associativity and bandwidth of this cache over the one Zen 4 comes with. While AMD has retained 32 MB as the standard on-die L3 cache size, which it shares among the 8 cores on the CCD, it has worked to reduce the cache's latency along with tracking up to 320 L3 in-flight misses. Granite Ridge SoC Features Depending on the processor model, the chip features one or two CCDs, each with eight Zen 5 cores, 32 MB of L3 cache, an SMU, and an Infinity Fabric interface, with 32 B/cycle read and 16 B/cycle write bandwidth, to the client I/O die (cIOD). The cIOD uses Infinity Fabric to connect all the various SoC components of the processor, the two most important of which are the dual-channel DDR5 memory controllers <text:s/>(160-bit including ECC), and the 28-lane PCI-Express 5.0 root complex. AMD provides a basic iGPU with Granite Ridge, just like it did with Raphael. This is based on the older RDNA 2 graphics architecture due to reusing the cIOD from Zen 4, and consists of just one workgroup processor (WGP), or just two compute units (CU), worth 128 stream processors. This iGPU talks to a display controller that supports up to four displays; and a multimedia engine that can accelerate decode of H.265 and AV1. There's also an integrated USB interface, with support for USB 3.2 (up to two 10 Gbps ports), a couple of USB 2.0 ports, and legacy interfaces, including SPI, eSPI, GPIO, I2C, etc. The client I/O die is built on the 6 nm foundry node, as many of these components don't really benefit from the latest 4 nm node. The cIOD of Granite Ridge is carried over from Raphael, with only some microcode updates that give it native support for DDR5-5600 (Ryzen 7000 natively supported DDR5-5200), various overclocking speeds over AMD EXPO, and support for higher DDR5 overclocking memory speeds using a 1:2 divider between the FCLK and MCLK. AMD Chipset Software Updates Alongside the Ryzen 9 9950X3D and 9900X3D processor launches, AMD is releasing an update to its Chipset Software—a collection of drivers for its chipset and processor SoC components, which optimize the software environment to best make use of the dual-CCD layout of these chips. Not only do the 9950X3D and 9900X3D have two CCDs, but also the cache sizes of the two CCDs differ. Only the first CCD has 3D V-Cache memory, which makes up 96 MB of L3 cache; while the other is a regular Zen 5 CCD with just the 32 MB on-die cache. Unlike Intel with its hardware-based Thread Director solution, AMD relies on software to optimize workloads to these processors, ensuring that less parallelized gaming workloads are confined to the CCD with 3D V-Cache, while multithreaded productivity workloads scale normally. AMD introduced the ability for Chipset Software to detect a change in processor, such as an upgrade from an older processor to the 9950X3D, and install the relevant components. Earlier this wasn't the case, and Ryzen 9 X3D processors such as the 7950X3D would run suboptimally until Chipset Software reinstallation. AMD Application Compatibility Database defines software and games with a high degree of awareness of the way CPU cores and L3 caches are arranged on the Ryzen 9 9950X3D processor, and optimized games tend to offer significantly higher performance. AMD X870E, X870, B850, and B840 Chipsets Along with the Ryzen 9000 Granite Ridge series, AMD introduced their 800 series desktop motherboard chipset family. The processors are placed in the existing Socket AM5, and as such are compatible with any AMD 600-series chipset motherboard with a BIOS update. Helping things along is the fact that nearly every AM5 motherboard comes with USB BIOS Flashback, which should let you blind-flash your BIOS even if you have an "incompatible" processor. AMD hasn't changed the I/O of its processors, as we detailed on the previous page, but identified the reasons why some of its 600-series chipset models were vastly outselling the others. Market studies showed that enthusiasts are drawn to the top X670E, and the rest of the crowd to the well-rounded B650, with no takers for the X670 and B650E. AMD set out to correct these by shuffling up the feature-sets among its 800-series chipset models, while also using the occasion to standardize a few I/O features, such as USB4, and encouraging its motherboard partners to provide new connectivity options, such as Wi-Fi 7. The AMD X870E chipset leads the pack in terms of connectivity. It is a dual-chip solution, much like X670E and X670. You are assured PCI-Express Gen 5 for the x16 PEG slot, as well as the CPU-attached NVMe slots; while the chipset puts out up to 16 Gen 4 PCIe lanes. Also, motherboard designers are mandated to provide 40 Gbps USB4 connectivity. The X870 (non-E) is a lite version of this chipset, and is a single-chip solution, much like the B650E. You'll still get PCI-Express Gen 5 x16 for the PEG slot, as well as Gen 5 for the CPU-attached NVMe slots, however the chipset only puts out 8 Gen 4 PCIe lanes for general purpose I/O. Much like X870E, with X870 you are assured of USB4 connectivity. The B850 is a successor of the B650. It is a single-chip solution just like X870, but here, motherboard vendors are allowed to wire out the PCI-Express x16 PEG slot as Gen 4. The CPU-attached NVMe interfaces, however, should remain Gen 5 capable. Motherboard vendors can still provide Gen 5 x16 PEG if they want to, but it's optional. USB4 isn't mandatory, so a vendor can design an X870 motherboard and simply pull out the USB4 interface to label the board as B850. Like X870E and X870, the B850 chipset supports both CPU and memory overclocking. Lastly, there's the B840, an entry-level chipset meant to succeed the A620 and A620A. The PCI-Express x16 PEG runs at a primitive Gen 3 speed. The chipset puts out just 8 Gen 3 lanes. There's no CPU overclocking support, only memory. The B840 should hence power the vast majority of entry-level or commercial desktop motherboards. Overclocking Curve Shaper is a new feature being introduced with Ryzen 9000 series processors. It's part of the AMD CBS, which means it can be configured in the UEFI setup program, should the motherboard vendor choose to have a GUI there, or using Ryzen Master on Windows. Curve Optimizer enabled PBO and PMF-aware under-volting, while Curve Shaper lets end-users reshape the underlying voltage curves to fine tune voltage control across different workloads and frequencies. A side effect of giving processor models such as the 9900X (120 W), 9700X (65 W), and 9600X lower TDP than their predecessors, the 7900X (170 W), and 7700X (105 W), is that Precision Boost Overdrive (PBO) now scoops out more performance, as it raises the package power for the processors. AMD claims further performance gains of 6% for the 9900X, and up to 15% for the 9700X (which goes to show that 65 W is quite conservative for this SKU). Native DDR5 support has been increased to DDR5-5600, and support has been added for overclocked memory as fast as DDR5-8000. To achieve this, a 1:2 clock divider is engaged between FCLK and MCLK as soon as memory clock is set higher than DDR5-6000. You may manually force a 1:1 divider "and with some luck" you will be able to run DDR5-6400—essentially the same as with Zen 4. DDR5-8000 support has been released by AMD through an update to the AGESA microcode, for motherboard vendors to integrate with even their older AMD 600-series chipset products. There should be a new wave of enthusiast PC memory with AMD EXPO profiles for DDR5-8000 and everything under (such as DDR5-7200, DDR5-6800, etc.). In terms of performance it is interesting to see if DDR5-8000 1:2 can beat DDR5-6000 1:1 in a wide range of scenarios, which could make it a worthwhile investment. TPU has tested Zen 5 memory scaling in a separate article . Socket AM5 Here are a few pictures of Socket AM5, the star-attraction with this platform. This is a land-grid array (LGA) socket with 1,718 pins. As with every LGA socket, the pins are on the motherboard, whereas the processor package has contacts that interface with those pins, while a retention brace holds the package in place with a locking lever. Installing a processor on AM5 is similar to doing so on any of the dozens of Intel LGA sockets. On Socket AM4, removing the four mounting screws resulted in the backplate falling off, which meant you needed three hands when installing a cooler, and several vendors also bundled their own backplates. On Socket AM5 the backplate isn't designed to be removed, which makes cooler installation MUCH easier. The caps for the socket are not identical to the Intel LGA sockets, so you can't reuse them. Unboxing and Photography The Ryzen 9 9950X3D comes in a square-shaped box, similar to the other Ryzen 9000 series chips. There's no included cooling solution. The box-art is a slight variation on the theme set by the regular Ryzen 9000 series chips, the AMD arrow is now set against a silver backdrop instead of gray. There's clear marking on the front and back faces that the processor features 3D V-Cache technology. The Ryzen 9000 Series looks just like the previous Ryzen 7000 Socket AM5 processors. While there are some minimal changes to the SMD capacitor layout, these aren't significant in any way. The AM5 socket retention brace only applies pressure along the two side protrusions of the IHS. Intel sockets have it the same way. Socket AM5 retains cooler compatibility with AM4, so you're spoiled for choice with aftermarket cooling solutions. Test Setup All applications, games, and processors are tested with the drivers and hardware listed below—no performance results were recycled between test systems. All games and applications are tested using the same version. All games are set to their highest quality setting unless indicated otherwise. Test System "Zen 4 &amp; Zen 5" Processor: All AMD Ryzen 9000, 8000 &amp; Ryzen 7000 processors Motherboard: ASUS X870E Crosshair Hero BIOS 9951 Memory: 2x 16 GB DDR5-6000 28-36-36-76 Infinity Fabric @ 2000 MHz Graphics: PNY GeForce RTX 5090 ARGB OC Storage: 2 TB M.2 NVMe SSD Air Cooling: Noctua NH-D15 Water Cooling: Arctic Liquid Freezer III 420 mm AIO Thermal Paste: Arctic MX-6 Power Supply: Thermaltake Toughpower GF3 1200 W ATX 3.0 / 16-pin 12VHPWR Software: Windows 11 Professional 64-bit 24H2 VBS enabled (Windows 11 default) Drivers: Ryzen Chipset Drivers 7.02.13.148 Game Mode enabled, Game Bar installed and active Test System "Arrow Lake" Processor: All Intel Core 200 Series processors (Intel stock power settings / ASUS MCE disabled) Motherboard: ASUS Z890 Maximus Hero BIOS 1501 MSI Z890 Carbon (power consumption tests) BIOS v1A51 Memory: 2x 16 GB DDR5-6000 28-36-36-76 2T / Gear 2 All other specifications same as above Test System "Raptor Lake &amp; Alder Lake" Processor: All Intel 14th, 13th &amp; 12th Gen processors (Intel stock power settings / ASUS MCE disabled) Motherboard: ASUS Z790 Maximus Dark Hero BIOS 1801 Memory: 2x 16 GB DDR5-6000 28-36-36-76 2T / Gear 2 All other specifications same as above AIDA64 Cache and Memory Performance In this first test we're looking at the performance offered by the memory subsystem and the processor's L1, L2 and L3 caches. AIDA64 comes with a great benchmark that provides a nice overview of all these performance characteristics. Y-Cruncher Y-Cruncher is a highly optimized piece of software that can calculate Pi and other constants to a huge number of digits. It is fully multithreaded, uses a modern code design and is optimized for all major processor architectures. This ability has made it a popular application, used by the enthusiast community to determine and compare how powerful their overclocked systems are. Chess Simulation Creating a worthwhile opponent for the game of chess has been one of the most fascinating tasks for computer programmers for decades. In this test we're using the highly popular Stockfish chess engine to calculate optimal moves in a chess scenario. Each CPU is running at the fastest instruction set supported, including AVX512-VNNI, AVX256-VNNI, AVX512, BMI2 and AVX2. Web Browsing — JetStream 2 The JetStream 2 browser benchmark combines multiple JavaScript and WebAssembly benchmarks with several advanced workloads to determine how quickly a browser can complete specific tasks. It not only rewards high overall performance, but also fast startup and consistent operation. Web Browsing — Speedometer 2 Speedometer 2 tests a "to-do list" web application that's implemented using a huge number of popular frameworks. Among the benchmarks are versions built with React, Ember.js, AngularJS, vue.js, jQuery and others—frameworks that are used by the most popular sites in the world. AI Inference — GPT2 Artificial Intelligence and Machine Learning have enabled us to create applications that are almost magical in their abilities. GPT-2 is a powerful language model developed by OpenAI, the makers of ChatGPT, that excels at generating human-quality text. It's a key AI workload because it tests the efficiency and capability of AI systems in handling complex language tasks, which is crucial for many real-world applications. We are measuring the time it takes to generate 100 stories starting with the "Once upon a time, there was a" prompt. AI Inference — Stable Diffusion Stable Diffusion stands out as the second rock star AI workload. This cutting-edge image generation model creates high-quality, detailed visuals from textual descriptions. Its ability to produce realistic images has wide-ranging implications for industries such as art, design, advertising, and media, enabling innovative content creation and enhancing visual storytelling. We are timing how long it takes to generate a single image for the prompt "a photo of an astronaut riding a horse on Mars." AI / Inference — Image Upscaling Topaz Photo AI is a premier tool for AI-driven image processing. It enhances image resolution and quality by intelligently increasing detail and reducing noise. This advanced capability improves the clarity and sharpness of assets, making it a valuable tool for anyone needing high-resolution images. Our test reports how long it takes to upscale a 1.5 megapixel image to 22 megapixels. AI Training — Natural Language Processing Natural Language Processing (NLP) involves training AI models in understanding and generating human language. By applying algorithms and machine learning techniques to analyze and interpret text data, NLP enables tasks like translation, sentiment analysis, and text generation. We are measuring how long it takes to train a BERT language model with a collection of movie critic reviews. AI Training — Image Classification Image classification is a crucial AI workload because recognizing objects within images is essential for many practical applications, including autonomous driving, facial recognition, medical imaging, and inventory management. This process involves using algorithms to analyze and extract features from images. During training, these methods learn patterns and attributes from labeled datasets. Our test involves training a model with several thousand images to classify photos of clothing into categories such as "T-Shirt," "Bag," and "Pullover." Sony PS3 Emulator RPCS3 is a popular PlayStation 3 emulator for PCs, which let you play many Sony PS3 titles on your favorite platform. The emulator has serious hardware requirements, and some of its emulation threads constantly need to communicate with each other, which makes it a tough workload for many CPU architectures. RPCS3 also benefits from faster cache and memory speeds, when available. AVX-512 is enabled where supported, including Zen 4 and Zen 5. Nintendo Switch Emulator Ryujinx is a highly compatible, feature-rich emulator for the Nintendo Switch console. It relies heavily on your CPU, and also comes with some tricks how to use the memory management unit (MMU) of your processor to handle the emulated environment. While it is multithreaded, higher single-core performance is more important than being able to scale to many cores. Rendering — Cinebench Cinebench is one of the most popular modern CPU benchmarks because it is built around the renderer of Maxon's Cinema 4D software. Both AMD and Intel have been showing this performance test at various public events, making it almost an industry standard. Using Cinebench 2024, we test both single-threaded and multithreaded performance. Rendering — Blender Blender is one of the few professional-grade rendering programs out there that is both free and open source. That fact alone helped build a strong community around the software, making it a highly popular benchmark program due to its ease of use as well. For our testing, we're using the Blender "BMW 27" benchmark scene with Blender 4.3. Rendering — Corona Corona Renderer is a modern photorealistic renderer that's available for Autodesk 3ds Max and Cinema 4D. It delivers physically plausible and predictable output due to its realistic lighting algorithm, global illumination, and beautiful materials. Corona does not support GPU rendering, so CPU performance is very important for all its users. We do not use the horribly outdated Corona Benchmark tool, which doesn't support new architectures, instead using the much newer version 12. Rendering — KeyShot The standalone KeyShot rendering software features fast and efficient workflows that help you get realistic high-quality product shots in the shortest possible time frame. Real-time ray tracing, multicore photon mapping, adaptive material sampling, and a dynamic lighting core provide high-quality images that update instantly even when interactively working on the scene. KeyShot 2024 is optimized for usage on both CPUs and GPUs. We use the CPU renderer because the GPU renderer still has some limitations in terms of rendering capability. Rendering — V-Ray V-Ray is a world-leading 3D rendering software that uses global illumination, path tracing, photon mapping, and irradiance maps to achieve super-realistic render output. It has been used for CG in countless motion pictures and television series. V-Ray supports all major 3D applications, which makes it a great fit for any rendering pipeline. In this test, we're using the V-Ray 6 benchmark tool in CPU-only mode to get the number of "vsamples" that can be processed on a given hardware. Higher is better. Game Development — Unreal Engine 5 Unreal Engine 5 is the leading multi-platform game engine in the industry. Not only advanced, it also has lots of features to help you get results quicker than with competing products—time is money. The latest version 5 adds several new features that make the engine not only suitable for gaming, but also for architecture, automotive and movie production. Before a game is shipped, there is a lengthy process called "build, cook and package," which optimizes the various assets, compiling and compressing them into versions that will work best on the target platform, before packaging them into optimized bundles ready for distribution. We use a relatively simple scene—usually this process takes several hours. Software Development - Git Source Code Management In software development, a version control system (VCS) is essential for tracking changes and managing files, enabling developers to record updates, revert to previous versions, compare changes, and work together efficiently. Git, a distributed version control system, takes this further by allowing each contributor to have a complete copy of the project history, facilitating offline work and robust collaboration. While Git usually operates quickly, certain tasks, such as repository optimization and data management, can be computationally intensive. Our test measures the time it takes to complete a set of such operations. Software Development — Visual Studio C++ Microsoft Visual C++ is probably the most popular programming language for creating professional Windows applications. It's part of Microsoft's Visual Studio development suite, which has a long history and is widely accepted as the gold standard when it comes to IDEs. Compiling software is a relatively lengthy process that turns program code into the final executable, and programmers hate waiting for it to complete. We run a medium-sized application through the Visual Studio 2022 C++ compiler and linker, and use the resource compiler, too. The build is executed in "release" mode with all optimizations turned on and multiprocessor compilation enabled. Software Development — React Javascript React is a popular JavaScript library for building dynamic UIs—not just for the web, but also for mobile and desktop. Once you are ready to ship your product, a bundling process is executed to transpile JSX, minify code, and apply tree-shaking for smaller download sizes. Our React compile benchmark, builds a medium-sized React app using a popular bundler, measuring the total build time. The build runs in production mode with all optimizations enabled to reflect real-world deployment conditions. Media Encoding — AV1 Nowadays, all video that is consumed, whether on TV, physical media, or streamed over the internet, is compressed using various codecs. AV1 is a next-generation video codec that is open and royalty-free, unlike other recent new video compression algorithms. Major industry players like YouTube, Netflix, and Facebook stand behind AV1 and are gradually rolling out support for the new format. Compared to older algorithms, such as H.264, the compression rate is much better, or you can achieve higher image quality for a given bitrate. We use the SVT-AV1 encoder with a 4K video source to compress to AV1. Media Encoding — H.265 / HEVC Our second video-encoding test uses the H.265 codec, which is also known as HEVC. Compared to H.264 it provides superior compression efficiency, reducing file sizes and bandwidth usage while maintaining high video quality. We compress a 4K video using the latest version of the X265 encoder with 8-bit color depth, preset "slow," and a quality setting of crf 20. Media Encoding — H.264 / AVC H.264, also called AVC, is a slightly older compression format, though probably the most widely used these days because it is well-supported, even on older hardware. We compress the same video as in the H.265 test using the X264 encoding software, with the preset "slower" and crf 20. Media Encoding — MP3 MP3 revolutionized the music industry like no other technology. Introduced in the 90s, it enabled a massive reduction in audio-file sizes, without noticeable impact on sound quality. This made music downloads, and ultimately streaming, a feasible method for content delivery over the Internet. Our benchmark converts a 2.5 hour-long 44.1 kHz Stereo recording to a variable bitrate MP3 file. MP3 encoding is a single-threaded process. Microsoft Office Microsoft's Office suite needs no introduction as it's probably the most widely used PC software on the planet, installed on every office computer no matter the industry. Our tests cover a wide range of editing and creation tasks in Word, PowerPoint, Excel and Outlook. Image Editing — Adobe Photoshop Adobe Photoshop has become the industry standard for photo and image processing. We run Photoshop 2024 through a battery of typical editing tasks, like image resize, various blurs, sharpening, color and light adjustments, and image export. We also apply more complex actions like content-aware fill, lens correction, smart sharpen, select subject, and tilt shift. Video Editing — Adobe Premiere Pro Adobe Premiere Pro is the workhorse of the video production industry for creating high-quality content for film, TV, and the web. It can handle pretty much every recorded file format and supports workflows for editing Full HD, 4K, 8K, and virtual reality content. Unfortunately, most of Premiere Pro is single-threaded, and media encoding is highly GPU accelerated, so benchmarking "export" on the CPU makes little sense. For our testing, we're using the software's "object tracking" functionality, which automatically scans through a video to follow a specific person or object—this task does indeed use more than a single core, but doesn't fully scale. A lot of memory is consumed and accessed in the process, over 10 GB for our test scene. Video Production — Adobe After Effects While Premiere Pro is optimized for cutting, arranging and editing videos, Adobe After Effects is the industry standard for creating motion graphics, text rendering, color correction and other visual effects like outlines, explosions etc. When applied, each of these takes up a little bit of CPU time, so when there's many of them, processing duration will increase quite a bit. We're measuring the time it takes to export a short intro trailer, including music and sound. Create 3D Model from Photos Creating 3D models is a tedious and complex task that takes time and requires experienced artists. It's thus the holy grail of 3D modeling to reconstruct a 3D model from just a series of photos. That's exactly what Photogrammetry does. This method is also used to reconstruct terrain geometry from photos taken by aerial drones. Blackmagic RAW 6K Video Decode Blackmagic RAW (BRAW) is a high-performance codec designed for professional video production it offers excellent image quality and variable compression rates. As performance test we measure the framerate while decoding a 2.3 GB BRAW 6K 8:1 video file on the CPU. Physics Simulation COMSOL is the gold standard for the accurate simulation of physics effects and one of the strongest competitors to Ansys. Where the software shines is in solving multiphysics problems that depend on several phenomena—you can simulate everything, including black holes. The modular aspect of COMSOL helps professionals customize the software to their desires, which can be run with a single module or a whole multitude of collaborating modules for more demanding tasks, as well as with two-way communication with external programs, such as CAD software. Chemistry Simulation NAMD is developed by the University of Illinois and helps researchers simulate the dynamic interactions between molecules and atoms. It is an established means of molecular dynamics simulation that scales from individual clusters of molecules to full-on chemical interaction in different phases. Parallel simulation modes help differentiate NAMD from its peers, allowing efficient problem-solving of larger systems using the Charm++ parallel programming model as the base. Medical Science — Genome Analysis COVID-19 has shown the world that deadly pandemics can bring society to a standstill. Computational genomics is essential for rapid development of vaccine candidates in a race against time. In this test we're running an analysis on a set of genomes to determine which individuals in the dataset share common traits in their DNA. This is not only a compute-intensive workload, but it also uses quite a lot of memory (over 10 GB), which makes it dependent on the performance of the memory subsystem. Antivirus Scan Securing your system against viruses and malware is essential for reliable operation. Antivirus software detects unwanted programs by comparing files to a large database with thousands of signatures and rules. In this test we're measuring how long it takes to scan all files of a 30 GB game. Altium PCB Designer Altium Designer has been used to make at least one of the circuit boards inside your favorite piece of electronics. It's an industry-leading solution to build complex PCBs by automating circuit paths and ensuring that signal integrity and design rules are followed in the design. Our test measures how long it takes for Altium PCB Designer to load a project, run various operations on it, including autorouting, design rule check and finally releasing the whole design to manufacturing. Text Recognition OCR — Google Tesseract Optical Character Recognition, or OCR, is the task of turning text in scanned images or photos into actual characters for archival, further processing, or editing. While most OCR software is single-threaded, Google's Tesseract engine can operate on multiple pages of a scanned document at once, spreading the load over several processor cores. The software, which is considered one of the most accurate open-source OCR packages available, automatically runs a spellcheck on the initial recognition results, which adds to the complexity of the workload. Virtualization — Oracle VirtualBox A virtual machine is a simulated computer inside your computer that's completely independent of the host PC. This not only improves security, but also enables software written for different operating systems to execute on one physical machine. Virtualization is the foundation for "the cloud" and helps reduce hardware ownership cost by dynamically spreading out virtual machines over multiple computers to make the best use of available hardware resources. We're testing VM performance using Oracle's VM VirtualBox software, with hardware virtualization support enabled for both Intel and AMD processors. Curiously, many motherboards ship with the virtualization setting disabled by default, so we made absolutely certain we had enabled it. Database — MySQL More data is stored and processed today than ever before in human history. Database systems that manage storage and retrieval throughout large data sets are the backbone for this revolution. Whenever you interact with a website or other digital service, one database is almost always guaranteed to be involved in returning the results you are looking for. We benchmark the most popular database system, MySQL, in the TPC-C test, which simulates many warehouses and their constantly changing inventory. The reported number is "transactions per second," so higher is better. Database — NoSQL While traditional relational databases are the industry standard for a lot of workloads, NoSQL databases use a different, non-tabular approach, which offers tremendous speedups for certain workloads. That's why they are used in many big data and real-time web applications today. We benchmark how long it takes MongoDB to complete 10 million requests. Java The Java programming language is designed to be platform independent, highly scalable, and fault-tolerant, which is why it's very popular for enterprise services that work with lots of data and many concurrent users. Our test suite consists of a large mix of individual Java benchmarks, some of them single-threaded, some that scale somewhat, and some that fully scale to as many cores as are available. Web Hosting People don't like excessive load times in their browser, which makes handling all the incoming requests of a busy website in a timely manner a non-trivial task that can potentially overload some server systems. In our web server benchmark we're recording how long it takes an ASP.NET Core 9 based content management system to process a million requests to its "about us" page. Our benchmark uses an in-memory mock database to not be bottlenecked by the backing database engine. Compression — WinRAR Data is compressed almost all the time when it moves over the wire to reduce download time and transfer sizes. WinRAR uses a more advanced compression algorithm than classic ZIP, which is why we chose it for this test. It's also able to scale across multiple processor cores. Compression — 7-Zip Another popular compression software is 7-Zip, which includes a benchmark that measures the integer instruction rate (MIPS) using the ZIP algorithm. It makes good use of multiple threads, when available. Encryption — AES Encryption is the foundation for secure communication on the internet. The AES encryption standard is one of the most popular encryption algorithm these days because of its simplicity and resistance to attacks. Unlike other encryption methods, AES is symmetric, which means the same key is used for encrypting and decrypting data. Being able to quickly encrypt and decrypt information is important, which is the reason why modern processors have an instruction set extension called "AES-NI" that accelerates these operations. Encryption — SHA3 "SHA" is technically not encryption, but hashing. A cryptographic hash function is a mathematical algorithm that creates a fingerprint value for existing data. This is a one-way function, which is practically impossible to invert. Another requirement for a good hashing algorithm is that you can't create a collision: craft a message that yields a specific hash value. The SHA3 algorithm achieves all that and is also often used to authenticate transmitted data which possibly was encrypted with AES first. Game Tests: 720p On popular demand from comments over the past several CPU reviews, we are including game tests at 720p (1280x720 pixels) resolution. All games from our CPU test suite are put through 720p using a RTX 5090 graphics card and Ultra settings. This low resolution serves to highlight theoretical CPU performance, because games are extremely CPU-limited at this resolution. Of course, nobody buys a PC with an RTX 5090 to game at 720p, but the results are of academic value because a CPU that can't do 144 frames per second at 720p will never reach that mark at higher resolutions. So, these numbers could interest high-refresh-rate gaming PC builders with fast monitors. Our 720p tests hence serve as synthetic tests in that they are not real world (720p isn't a real-world PC-gaming resolution anymore) even though the game tests themselves are not synthetic (they're real games, not 3D benchmarks). Individual Benchmark Scores Gaming with Ray Tracing Game Tests 1080p Individual Benchmark Scores Gaming with Ray Tracing Game Tests 1440p Individual Benchmark Scores Gaming with Ray Tracing Game Tests 4K Individual Benchmark Scores Gaming with Ray Tracing Minimum FPS While average FPS is the most useful metric to tell you the typical experience during gameplay, minimum FPS will tell you what's happening in worst-cases, like during intense battles or other demanding situations. All results on this page report the 1% Low FPS, or 99th percentile. Per definition these results are based on a smaller set of data for each benchmark run, which makes the numbers more unpredictable, so the uncertainties are higher than in our normal average FPS data. You may look at all the individual test runs by clicking the button at the end of the page. Individual Benchmark Scores Show Per-Game Results Application Power Consumption All power measurements on this page are based on a physical measurement of the voltage, current and power flowing through the 8-pin EPS CPU power connector(s), which makes them "CPU only," not "full system." We're not using the software sensors inside the processor, as these can be quite inaccurate and will vary between manufacturers. All measurements are collected and processed at a rate of 30 data points per second, on a separate machine, so the power measurement does not affect the tested system in any way. Our new data processing pipeline allows us to link recorded data precisely with benchmark runs, so we can easily create the charts below. Gaming Power Consumption Idle Power Usage Idle power usage is important for assessing energy efficiency, too. It reveals the power consumed when the system isn't actively in use—which is often the case for many computers. Unlike our other measurements, which report "CPU power only," these results are measured at the wall socket (230 V AC). The system is configured as detailed in the Test Setup section, i.e. with one SSD and one discrete graphics card installed. Energy Efficiency Just looking at power draw in watts won't paint the whole picture for any given processor. It's not only important how much power is consumed, but also how quickly a task is completed—taking both into account results in "efficiency." Since a faster processor will complete a given workload quicker, the total amount of energy used might end up less than on a low-powered processor, which might draw less power, but will also take longer to finish the test. In this section, we divide the performance achieved by the power usage, to get a Cinebench points per watt single-threaded and multithreaded result. For gaming (with GeForce RTX 5090) we divide the average FPS of all our games by the power consumed, for a frames-per-watt rating. All these tests are based on our CPU-only power measurements, not whole system. Power vs Core i9-14900K Power vs Ryzen 9 9950X Power vs Ryzen 7 9800X3D Temperatures We're using a Noctua NH-D15 for temperature measurements. Application temperatures are measured using Blender, a highly demanding rendering load, which will load all cores completely, but that's still realistic and is not a synthetic stress test such as Prime95. For gaming, we picked Cyberpunk 2077, its modern engine is multi-thread aware and will try to spread as many tasks as possible over many CPU cores, when available. Even when a game uses multiple threads it doesn't load each CPU core as heavily as rendering, for example, so there's some scope for power savings here. Note that unless indicated otherwise, all processors are tested at stock conditions with their power limit active, which is why some Intel temperatures are surprisingly low. As designed by Intel, these CPUs can exceed their TDP for a few seconds (PL2), but in the long term, the power limit (PL1) is respected, which brings temperatures down considerably. Both tests report the steady-state temperature after an extended runtime of at least 10 minutes. Temperatures are based on delta T, normalized to 25°C, that's why the temperature of some CPUs is higher than their throttle point, because the room temperature was below 25°C. For recent Intel CPUs we've increased the temperature limit in BIOS from 100/105°C to 115°C, to get a better feel for temperatures without thermal throttling getting in the way. AMD Zen 4 and Zen 5 CPUs have their thermal target set to 95°C, which means the CPU will boost as much as it can, until it reaches that point, to maximize performance. Unlike on Intel, on AMD's AM5 platform it's not possible to increase the 95°C limit. Temperature testing on this page uses air-cooling, for consistency and to show comparable results. All performance testing on the other pages is done using an Arctic Cooling Liquid Freezer III liquid cooling solution that keeps temperatures well below all limits, to ensure there is no thermal throttling. Clock Frequencies The following chart shows how well the processor sustains its clock frequency and which boost clock speeds are achieved at various thread counts. This test uses a custom-coded application that mimics real-life performance—it is not a stress test like Prime95. Modern processors change their clocking behavior depending on the type of load, which is why we provide three plots with classic floating point math, SSE SIMD code, and modern AVX vector instructions. Each of the three test runs calculates the same result using the same algorithm, just with a different CPU instruction set. Nice, a gradual reduction of frequencies as load increases. Please note that the cores with 3D V-Cache are clocked a bit lower than the cores without cache. That's why we tested the cores without cache first for the low-threaded results. The rated 5.7 GHz is reached only with a single non-cache core loaded, and the typical operating frequency is closer to 5.5 GHz or so. Overclocking While overclocking was disabled on previous X3D processors, this is fully supported on the 9950X3D. One important development for this ability is that AMD has now placed the 3D V-Cache tile under the CCD with the CPU cores, instead of on top of it. This improves thermals, because heat doesn't have to travel through the X3D's cache silicon anymore. As previous reviews have shown, the right way to overclock these processors is by using AMD Precision Boost Overdrive (PBO): Set PBO mode to "manual" Then, I removed all the power and current limits I also set +200 MHz with a scalar of x10 Last but not least, I set Curve Optimizer to -10 all cores That turned out to be fully stable, so I set -15, -20 and -25 with quick stability testing at each setting At -30 the CPU was unstable, so I settled for -25 The benchmark charts include a full run at this setting (blue bar) Performance Summary On this page, we're comparing the performance of the processors in our test group by showing their relative performance as a percentage. The charts highlight how each CPU stacks up against the others in our testing. Using percentages makes it easy to see which processors excel or lag in the benchmarks, with higher percentages indicating better relative performance. Performance per Dollar Below, we're plotting how much processing power you get for each dollar spent on various processors across our full suite of application benchmarks and non-gaming workloads. This comparison shows the value of each CPU by relating its performance in tasks like video editing, 3D rendering, or data processing to its cost. A higher value means you get more capability for your money, making that processor a better choice for handling demanding applications. Cost per Frame The following charts show how much you're expected to pay for each frame that's rendered, focusing only on the processor cost and ignoring power usage or other hardware expenses. It's important to consider both the reported cost per frame and the actual framerate you're getting. At higher resolutions, FPS differences between processors are smaller because the GPU becomes the bottleneck. The FPS numbers are based on the "Average FPS" results at a given resolution, combining performance data from all our game tests, both with and without ray tracing. Performance vs Ryzen 9 9950X Performance vs Ryzen 7 9800X3D Performance vs Core i9-14900K Performance vs Core Ultra 9 285K Performance vs Ryzen 9 7950X3D Value and Conclusion The AMD Ryzen 9 9950X3D will sell for $700 Fastest productivity processor in the world Faster in gaming than any other non-X3D CPU Good energy efficiency Overclocking unlocked Runs on existing Socket AM5 motherboards Integrated GPU Full-speed AVX-512 support No risk of E-Cores complicating software compatibility ECC support (depending on motherboard) High price Higher gaming power consumption than 9800X3D Some setup/verification required for optimum performance (Microsoft Game Bar) No NPU for AI acceleration Technology &amp; Positioning With the 9800X3D AMD introduced their first Zen 5 X3D processor in November last year, and it has already reached legendary status as one of the best processors ever made. While its gaming performance is stellar, it does lag behind when it comes to highly demanding productivity workloads. At CES Las Vegas, in January, AMD confirmed that 3D V-Cache is coming to Ryzen 9, too. Today we have for you the review of the new flagship, the Ryzen 9 9950X3D, which is a mighty 16-core/32-thread processor using a Dual CCD design. One of the chiplets integrates an additional silicon die with 64 MB of 3D V-Cache, while the other chiplet is able to run higher frequencies, because it can run a more aggressive voltage-frequency curve. The increased cache capacity makes it possible to keep important data right inside the CPU. As a result, costly trips to the main memory can be avoided. This provides a significant performance boost, depending on the application of course. Test Setup With our 2025 CPU Test System we've updated all games and applications to the newest version and added two more productivity tests, which brings the total number of app tests to 50. We're also using Windows 11 24H2 and made big changes to the list of games, adding the newest titles into the test suite. Just like before we do run both with and without ray tracing enabled, as that affects performance scaling significantly, due to the higher GPU load, which pushes the bottleneck away from the CPU. One of the highlights is that we're now using an NVIDIA GeForce RTX 5090, which is also the reason why the number of comparison CPUs is so low, it simply takes a long time to build that much benchmark data, this review will be updated as new results become available. Last but not least, the memory speeds have been set to DDR5-6000 CL28 for all processors. I did ask our community whether it would be more fair to run AMD at 6000 CL28, for example, and Intel at higher frequency, but slower latency, like DDR5-7600 CL38, but a consensus was not found, so I opted for the less complicated option—DDR5-6000 CL28 for all. Application Performance Application performance of the 9950X3D is fantastic, it even beats the 9950X, which is somewhat unexpected. While it's no surprise that some applications will benefit from the extra cache, we're seeing higher performance across the board in virtually every single test. Taking a closer look at the typical clock frequencies of both processors reveals that on average, the 9950X3D does clock higher than the 9950X. Partly responsible for that is the fact that energy efficiency is a little bit better on the X3D version, or it could simply be that these cores are binned better. Still, this means you won't have to decide "do I focus on applications and prefer the 9950X, or focus on gaming, so I should pick the 9950X3D?"—No, the 9950X3D will give you the best performance, period—as long as you can afford it. Compared to the Intel Core Ultra 9 285K, the performance uplift is around 7%, and against the 14900K the improvement is 13%. This confirms once again, that AMD is the leader in the processor space, not only for gaming, but for applications, too. While the 9800X3D is fantastic for gaming, it does fall back in application workloads, especially tasks that scale to a lot of cores run A LOT faster on the 9950X3D, but the processor is more expensive, too, of course. AMD also has support for the AVX512 instruction set, which is beneficial for a handful of specialized applications, but a total non-issue for the general consumer. Intel on the other hand has introduced an NPU for AI acceleration with Arrow Lake, which is missing on Zen 5 desktop processors. That's not a problem either, because at the moment most AI experiences are cloud-based or run on the CPU/GPU. Gaming Performance Gaming performance of the 9950X3D is impressive—it beats every single processor on the market, the only exception is the 9800X3D. At 1080p Full HD, which is of course an unrealistic resolution for the RTX 5090, AMD's newest release is almost 10% faster on average than the 9950X without 3D V-Cache. If you look at individual games, which benefit from the larger cache, the differences are even bigger. The 9950X3D is also around 10% faster than the 14900K and 22% faster than the 285K. Last generation's Ryzen 7 7800X3D is still a strong option that's just 3% slower than the 9950X3D. Once you are playing at 4K though, the bottleneck shifts from the CPU to the GPU, which means the differences between all processors get compressed a lot. Here we see only around 10% between the entries in our test group, which isn't that much. If you don't have to own the best, and want to smartly manage your budget, it might make sense to opt for a more affordable CPU and spend the savings on a faster graphics card, where you are getting more FPS for your money. Integrated Graphics While the RDNA 2 integrated graphics are not a main selling point of the Ryzen 9950X3D it is still nice to have this option, and it offers good performance for all non-gaming tasks. You'll be able to run all productivity, office, web browsing and media playback apps easily. From a technical perspective, this is the same iGPU as on Ryzen 7000 and 9000 processors, because AMD is using the same IO die, where the iGPU lives. In gaming, the iGPU performance is identical to that of the Ryzen 7000. The added 3D V-Cache doesn't make any difference for iGPU performance. AMD has always made it clear that the iGPU is not for serious gaming, so no complaints here. Power Consumption Just like the 9950X, the 9950X3D is designed with a TDP of 170 W, which makes a lot of sense, in this segment people don't want compromises due to TDP, and they are open to other cooling methods, like watercooling. Overall power consumption of the 9950X3D is quite reasonable, reaching 130 W on average in applications, with the top workloads hitting 200 W. In gaming, the power consumption is pretty high tough with 144 W on average, which roughly matches what we've been seeing on 9950X (142 W) and 14900K (140 W). Compared to the 9800X3D, which uses only 75 W, the power draw is almost twice as high. No doubt, the dual CCD design increases power, but I didn't expect to be that much. While energy efficiency is improved over the 14900K, no doubt, it's similar to other Ryzen 9 processors, not nearly as good as what we've seen on the Ryzen 7 models, which use a single CCD. Cooling Requirements When AMD designed Socket AM5, they wanted to ensure cooler compatibility with Socket AM4, which means a thicker IHS had to be used, which made cooling more difficult. AMD is also using a 95°C thermal limit, at which t</text:p>
          </table:table-cell>
        </table:table-row>
        <table:table-row table:style-name="ro3">
          <table:table-cell office:value-type="string" calcext:value-type="string">
            <text:p>INTEL 9 285K</text:p>
          </table:table-cell>
          <table:table-cell office:value-type="string" calcext:value-type="string">
            <text:p>Introduction It's finally here! The hotly anticipated Core Ultra 9 285K Arrow Lake-S desktop processor is in our hands, and we can't wait to tell you all about it. The 285K is the flagship processor model from this generation, and logically succeeds the Core i9-14900K. It has all the cores this silicon has to offer—8P+16E, with all the on-chip technologies. It's also fully unlocked and ready for you to take it on an overclocking adventure. The Arrow Lake architecture denotes many firsts for Intel in the desktop market. Notably, this is the company's first desktop processor with a chiplet-based disaggregated design. The mobile segment got it with the Core Ultra Meteor Lake, and Intel has been making chiplet based Xeon Scalable server processors for a few years now. Intel is pricing the Core Ultra 9 285K at $589. Given its core-count and pricing, its apparent rivals from the AMD camp are the Ryzen 9 9950X Zen 5, and the Ryzen 9 7950X3D Zen 4. The Core Ultra 9 285K comes with a maxed out 8P+16E core-configuration. Intel has updated both core types with Arrow Lake. These amount to eight Lion Cove P-cores, with a nominal generational IPC increase, and 16 of the swanky new Skymont E-cores. Skymont was the star of the show with Lunar Lake, as Intel achieved a nearly 50% IPC leap over the Crestmont low-power island E-cores powering the previous generation Meteor Lake. With Arrow Lake, these Skymont cores achieve a 32% IPC jump over the Gracemont E-cores from Raptor Lake. Besides the increased IPC, these E-cores even run at higher clock speeds than Gracemont, which means multithreaded productivity workloads are in for a treat. The 285K is technically a 24-core/24-thread processor. The Lion Cove P-cores ditch SMT. So any gen-on-gen multithreaded performance improvements over the i9-14900K rest squarely on stronger cores and new technology, despite a decrease in total thread count. We've extensively detailed the Arrow Lake microarchitecture in our architecture preview article , which went live a couple of weeks ago. As we mentioned, this is Intel's first desktop processor that's based on chiplets. The guiding philosophy is that rather than building one large monolithic silicon on the latest foundry node (expensive, compounded by lower yields per wafer), Intel identifies specific IP blocks that benefit the most from a switch to the latest foundry node—in this case, the CPU complex—and build a chiplet with it that's smaller (higher yields per wafer thanks to smaller dies). The Compute tile houses the CPU cores, and is built on the TSMC N3B (3 nm) node, which is more advanced than the TSMC N4P (4 nm) node that AMD builds its Zen 5 CCDs on. With this, Intel is taking back foundry technology leadership from AMD after a long span of five years. The iGPU is built on a separate chiplet that uses the still fairly advanced 5 nm TSMC N5 node, while the rest of the processor with the various I/O controllers, and an integrated NPU, are built on TSMC 6 nm—same node as the cIOD on Ryzens. This is Intel's first desktop processor with an NPU, but it isn't the latest NPU 4 from Intel that you find on Core Ultra 200V Lunar Lake mobile processors, but rather the older NPU 3 unit from Core Ultra 100 series Meteor Lake, which can only do 13 TOPS. It hence misses out on Microsoft Copilot+ native acceleration, but don't fret—there's still a lot you can do with 13 TOPS, Windows 11 can put the NPU to good use in its many in-built apps and utilities, and so can Microsoft Teams. Intel has given Arrow Lake-S a fairly powerful iGPU based on the Xe-LPG graphics architecture, and an updated media engine that can accelerate AV1 and HEVC encoding. There are a few changes to the I/O. For starters, DDR4 support is removed, as the memory controllers are re-engineered. The number of PCIe Gen 5 lanes from the CPU are increased to 20, so you can use a Gen 5 NVMe SSD without subtracting PCIe lanes from the x16 PEG slot. There's also integrated Thunderbolt 4. Each of the eight Lion Cove P-cores on the 285K comes with a 3.70 GHz base frequency, and the P-cores boost up to 5.70 GHz. The classic Turbo Boost algorithm boosts P-cores up to 5.50 GHz. Turbo Boost Max 3.0 pushes a couple of cores up a notch to 5.60 GHz, and from there, provided your cooling solution is up to the task, Thermal Velocity Boost enables 5.70 GHz. The 16 E-cores, divided into four clusters, tick at 3.20 GHz with an impressive 4.60 GHz boost frequency. Each P-core comes with a dedicated 3 MB L2 cache, while each E-core cluster shares a 4 MB L2 cache among four E-cores. The P-cores and E-core clusters share a 36 MB L3 cache. Core Ultra 9 285K Market Segment Analysis Price Cores / Threads Base Clock Max. Boost L3 Cache TDP Architecture Process Socket Intel Core i5 Core i5-12400F $110 6 / 12 2.5 GHz 4.4 GHz 18 MB 65 W Alder Lake 10 nm LGA 1700 Core i5-13400F $170 6+4 / 16 2.5 / 1.8 GHz 4.6 / 3.3 GHz 20 MB 65 W Raptor Lake 10 nm LGA 1700 Core i5-12600K $170 6+4 / 16 3.7 / 2.8 GHz 4.9 / 3.6 GHz 20 MB 125 W Alder Lake 10 nm LGA 1700 Core i5-13600K $225 6+8 / 20 3.5 / 2.6 GHz 5.1 / 3.9 GHz 24 MB 125 W Raptor Lake 10 nm LGA 1700 Core i5-14600K $260 6+8 / 20 3.5 / 2.6 GHz 5.3 / 4.0 GHz 24 MB 125 W Raptor Lake 10 nm LGA 1700 Intel Core Ultra 5 Core Ultra 5 245K $310 6+8 / 14 4.2 / 3.6 GHz 5.2 / 4.6 GHz 24 MB 159 W Arrow Lake 3 nm LGA 1851 AMD Ryzen 5 Ryzen 5 8500G $150 6 / 12 3.5 GHz 5.0 GHz 16 MB 65 W Phoenix 2 4 nm AM5 Ryzen 5 5600X $135 6 / 12 3.7 GHz 4.6 GHz 32 MB 65 W Zen 3 7 nm AM4 Ryzen 5 7600 $185 6 / 12 3.8 GHz 5.1 GHz 32 MB 65 W Zen 4 5 nm AM5 Ryzen 5 7600X $210 6 / 12 4.7 GHz 5.3 GHz 32 MB 105 W Zen 4 5 nm AM5 Ryzen 5 9600X $250 6 / 12 3.9 GHz 5.4 GHz 32 MB 65 W Zen 5 4 nm AM5 Intel Core i7 Core i7-12700K $210 8+4 / 20 3.6 / 2.7 GHz 5.0 / 3.8 GHz 25 MB 125 W Alder Lake 10 nm LGA 1700 Core i7-13700K $280 8+8 / 24 3.4 / 2.5 GHz 5.4 / 4.2 GHz 30 MB 125 W Raptor Lake 10 nm LGA 1700 Core i7-14700K $355 8+12 / 28 3.4 / 2.5 GHz 5.6 / 4.3 GHz 33 MB 125 W Raptor Lake 10 nm LGA 1700 Intel Core Ultra 7 Core Ultra 7 265K $395 8+12 / 20 3.9 / 3.3 GHz 5.5 / 4.6 GHz 30 MB 250 W Arrow Lake 3 nm LGA 1851 AMD Ryzen 7 Ryzen 7 5700G $165 8 / 16 3.8 GHz 4.6 GHz 16 MB 65 W Zen 3 + Vega 7 nm AM4 Ryzen 7 5700X $160 8 / 16 3.4 GHz 4.6 GHz 32 MB 65 W Zen 3 7 nm AM4 Ryzen 7 7700 $280 8 / 16 3.8 GHz 5.3 GHz 32 MB 65 W Zen 4 5 nm AM5 Ryzen 7 7700X $275 8 / 16 4.5 GHz 5.4 GHz 32 MB 105 W Zen 4 5 nm AM5 Ryzen 7 9700X $330 8 / 16 3.8 GHz 5.5 GHz 32 MB 65 W Zen 5 4 nm AM5 Ryzen 7 5800X $165 8 / 16 3.8 GHz 4.7 GHz 32 MB 105 W Zen 3 7 nm AM4 Ryzen 7 5800X3D $340 8 / 16 3.4 GHz 4.5 GHz 96 MB 105 W Zen 3 7 nm AM4 Ryzen 7 7800X3D $470 8 / 16 4.2 GHz 5.0 GHz 96 MB 120 W Zen 4 5 nm AM5 Intel Core i9 Core i9-12900K $280 8+8 / 24 3.2 / 2.4 GHz 5.2 / 3.9 GHz 30 MB 125 W Alder Lake 10 nm LGA 1700 Core i9-13900K $415 8+16 / 32 3.0 / 2.2 GHz 5.8 / 4.3 GHz 36 MB 125 W Raptor Lake 10 nm LGA 1700 Core i9-14900K $445 8+16 / 32 3.2 / 2.4 GHz 6.0 / 4.4 GHz 36 MB 125 W Raptor Lake 10 nm LGA 1700 Intel Core Ultra 9 Core Ultra 9 285K $590 8+16 / 24 3.7 / 3.2 GHz 5.7 / 4.6 GHz 36 MB 250 W Arrow Lake 3 nm LGA 1851 AMD Ryzen 9 Ryzen 9 5900X $265 12 / 24 3.7 GHz 4.8 GHz 64 MB 105 W Zen 3 7 nm AM4 Ryzen 9 7900 $370 12 / 24 3.7 GHz 5.4 GHz 64 MB 65 W Zen 4 5 nm AM5 Ryzen 9 7900X $400 12 / 24 4.7 GHz 5.6 GHz 64 MB 170 W Zen 4 5 nm AM5 Ryzen 9 7900X3D $580 12 / 24 4.4 GHz 5.6 GHz 128 MB 120 W Zen 4 5 nm AM5 Ryzen 9 9900X $430 12 / 24 4.4 GHz 5.6 GHz 64 MB 120 W Zen 5 4 nm AM5 Ryzen 9 5950X $345 16 / 32 3.4 GHz 4.9 GHz 64 MB 105 W Zen 3 7 nm AM4 Ryzen 9 7950X $510 16 / 32 4.5 GHz 5.7 GHz 64 MB 170 W Zen 4 5 nm AM5 Ryzen 9 7950X3D $550 16 / 32 4.2 GHz 5.7 GHz 128 MB 120 W Zen 4 5 nm AM5 Ryzen 9 9950X $600 16 / 32 4.3 GHz 5.7 GHz 64 MB 170 W Zen 5 4 nm AM5 Arrow Lake Architecture Intel Arrow Lake microarchitecture seeks to advance all key IP blocks of the processor—the CPU cores, the iGPU and platform I/O interfaces, as well as introduces an NPU; but with Intel's pivot to the latest TSMC 3 nm process (something even Apple's latest SoCs are on), there is a concerted effort to offer a leap in energy efficiency and thermals compared to Raptor Lake, which was built on 10 nm (how's that for a leap?). Of course, it's mighty expensive to build a large monolithic die on 3 nm, and so Intel implemented its second engineering pivot—to disaggregated tile-based processors arranged on an active interposer. Intel made this pivot on mobile with Meteor Lake and server with Sapphire Rapids, but it now arrives at the desktop. The CPU cores are located on a piece of silicon built on 3 nm, called the Compute tile. This talks to the SoC tile with the memory controllers and PCIe root, and can make do with TSMC 6 nm (the same node AMD uses for its I/O die). This SoC tile also includes Intel's NPU 3. The iGPU is located on a dedicated Graphics tile, which is built on a fairly advanced 5 nm process. All the tiles sit on a Foveros base-tile, which acts like an interposer, facilitating high-density microscopic connections among the tiles, and their connections to the fiberglass substrate below using through-silicon vias. Intel says that the die-area of Arrow Lake-S (8P+16E) is 243 mm², and its total transistor count is 17.8 billion. The Compute tile is the most important tile on the processor, it is dedicated to the CPU complex—the collective of 8 Lion Cove performance cores, and 16 Skymont E-cores. All 24 cores share a ringbus interconnect, and a 36 MB L3 cache. Each of the 8 P-cores has a 3 MB L3 cache, the E-cores are arranged in groups of 4 cores, called clusters. Each cluster shares a 4 MB L2 cache among its four cores. Unlike with Alder Lake and Raptor Lake, The P-cores and E-core clusters aren't segregated along two ends of the CPU, rather, they are arranged in alternating rows. There is a row of P-cores, followed by a row of two E-core clusters, and then two rows of P-cores, followed by another row of E-core clusters, and then the final row of P-cores. This approach has two benefits. Firstly, it reduces the concentration of heat during P-core intensive workloads such as gaming. Secondly, it could improve intercore latencies when threads are migrating between P-cores and E-cores, as it cuts down the ringbus stops between the two core types. The SoC tile is the next most important tile. This takes up a mostly-central region of the chip, and is built on the 6 nm process. There are no low-power island E-cores on this tile, unlike with "Meteor Lake." The only logic heavy component is the NPU. This tile contains the dual-channel DDR5 memory controller, the DDR5 memory PHY, and the processor's PCI-Express root complex. Not counting the DMI 4.0 x8 chipset bus, the processor puts out 20 PCIe Gen 5 lanes. Of these, 16 are dedicated to the PEG interface (for discrete graphics), and four to a dedicated CPU-attached M.2 NVMe slot. There are actually two CPU-attached M.2 slots. Besides the Gen 5 x4, there is a second Gen 4 x4 connection from the processor. This one comes from the breakout I/O tile, which also contains an integrated 40 Gbps Thunderbolt 4 controller. The SoC tile also contains three of the iGPU's allied components, the Display Engine, the Media Acceleration engine, and the Display I/O. Intel deploys its second generation DDR5 memory controller architecture with Arrow Lake, retiring DDR4 memory support. The older Alder Lake and Raptor Lake feature a memory controller design with two controllers, each handling one channel, and both its 40-bit wide sub-channels; or in DDR4 mode, one controller per memory channel. Since Intel retired DDR4 support, the new architecture sees each of the two memory controllers address a sub-channel of a different channel. So controller 1 would address sub-channels 1 of both channels, while controller 2 would address sub-channels 2 of both channels. This approach probably lets Intel better utilize the sub-channel parallelism on DDR5. Arrow Lake-S supports up to 192 GB of dual-channel memory, with up to 48 GB density per DIMM. It comes with native support for JEDEC DDR5-6400, and Intel says that DDR5-8000 is the "sweetspot" overclocking memory speed. The processors also support overclocked memory speeds well beyond this. There are already announcements of DDR5-9600, and throughout 2025 we should see memory speeds well beyond 10000 MT/s, using memory modules that use CKD chips (CUDIMMs or CSODIMMs). ECC is supported by the architecture, though not on the Z890 chipset, nor by the processor models being announced today. The SoC tile integrates an NPU 3 unit, which appears to have been carried over from "Meteor Lake." This is based on Intel's 3rd Gen NPU architecture, compared to the 4th Gen NPU on "Lunar Lake." NPU 3 has a peak throughput of 13 AI TOPS, which means it falls short of the 40 TOPS requirement for Microsoft Copilot+ local acceleration. The unit contains two NCEs (neural compute engines), with two INT8/FP16 MAC arrays, four SHAVE DSPs, and a 4 MB scratchpad RAM. The third key tile of "Arrow Lake" is the Graphics tile, built on the Xe-LPG graphics architecture, which, interestingly, is a generation older than the Xe2 architecture powering the iGPU of "Lunar Lake." The Graphics tile is built on the 5 nm TSMC N5P node. This Graphics tile only contains the iGPU's number crunching and graphics rendering machinery, in the form of a single Xe Rendering Slice with four Xe cores, worth 64 execution units (EUs) or 512 unified shaders. The Xe cores of Arrow Lake's graphics tile lack XMX units. Any AI acceleration is in the form of DP4a, and not XMX. The enthusiast mobile "Arrow Lake-HX" uses the same Graphics tile. On the other hand, "Arrow Lake-H" comes with a larger Graphics tile with eight Xe cores (128 EU, 1,024 unified shaders), and the Xe cores there feature XMX units. Despite having just 4 Xe cores, the Graphics tiles of "Arrow Lake-S" and "Arrow Lake-HX" feature ray tracing units, one per Xe core, which give them full DirectX 12 Ultimate capability. Intel has also given the iGPU a rather large 4 MB L2 cache, which cushions transfers between it and the SoC tile. The Media Engine of "Arrow Lake-S" provides hardware-acceleration for video of up to 8K @ 60 Hz with 10-bit HDR, with supported formats that include VP9, AVC, HEVC, AV1, and SSC. Hardware-accelerated encoding is supported for resolutions of up to 8K @ 120 Hz with 10-bit HDR, with supported formats that include VP9, AVC, HEVC, and AV1. The Display Engine supports up to four display pipes with four low-power pipes, and support for up to five display ports. Standards supported include HDMI 2.1, DisplayPort 2.1, and eDP 1.4. Resolutions supported include 8K @ 60 Hz HDR, or four 4K @ 60 Hz HDR, or 1080p @ 360 Hz, or 1440p @ 360 Hz. The Lion Cove P-core The new "Lion Cove" P-core replaces the "Raptor Cove" cores on the previous generation, as the main compute muscle of Arrow Lake. This is also the P-core on "Lunar Lake," and much like on that chip, the P-cores on Arrow Lake are arranged along a ring-bus with an L3 cache being shared among the P-cores. There is a slight cache difference, though, the dedicated L2 cache has been enlarged to 3 MB from 2.5 MB on the P-cores of Lunar Lake. The eight P-cores, along with the E-core clusters, share a 36 MB L3 cache, compared to the 12 MB on "Lunar Lake." Intel has come out with a new set of IPC gain claims for "Lion Cove." For "Arrow Lake," Intel claims a 9% IPC gain for "Lion Cove," compared to the "Raptor Cove" core of "Raptor Lake-S." In the "Lunar Lake" architecture reveal, the company claimed a 14% IPC gain, but that claim was made against the "Redwood Cove" P-core of a 15 W model of "Meteor Lake," since "Lunar Lake" is a one of a kind fully-integrated chip that has no predecessors except chips of a comparable power class from "Meteor Lake." Much like on "Lunar Lake," the "Lion Cove" P-core of "Arrow Lake" lacks Hyper-Threading, Intel has physically removed the on-core components needed for SMT. This was done to reduce the size of the core, and with the idea that the IPC and energy-efficiency gains would overcome the need for SMT, together with physical threads on E-Cores. Having gained both die-area and power headroom from deprecating SMT, Intel moved on to overhauling the microarchitecture itself. There are improvements to all key components, including a redesigned front-end, with an 8 times larger branch prediction block. The fetch unit and decode bandwidth has been increased. The micro-op cache has increased in capacity, and Intel has introduced the concept of "nano-ops," which are groups of similar broken down micro-operation tasks that can be executed in tandem. The Integer and Vector domains, which form the out-of-order execution engine, has now split, with individual access to the micro-op queue, and independent schedulers. The out-of-order engine sees the allocation rename/move elimination queue to now be 8-wide compared to 6-wide on Redwood Cove. The retirement queue is broadened 50% to 12-wide from 8-wide. The instruction window depth has increased from 512 to 576. Execution ports have gone up from 12 to 18. The Integer ALUs have increased in number from 5 to 6, with 3 jump units instead of 2, 3 shift units instead of 2, and three MUL units instead of 1. The vector execution engine sees 4 SIMD ALUs instead of 3, two FMA units @ 4 cycle, and 2 divider units. The load-store subsystem sees 128 DTLB size, up from 96, and 3 STE address generators instead of 2. Intel has also redone the core-level cache subsystem, with the introduction of an intermediate data cache between the 48 KB L1 and L2. The L1D cache is now referred to as the L0 D-cache, which retires to a 192 KB L1 D-cache. This talks to the L2 cache. On Arrow Lake, each Lion Cove core gets 3 MB (3,072 KB) of dedicated L2 cache. Intel has deployed a new AI-based power management system for the P-cores, which is controlled by the SMU of the cores themselves. The CPU clock of the P-cores now have a fine 16.67 MHz granularity. The Skymont E-core The new "Skymont" E-core was the single biggest talking point about "Lunar Lake." Intel achieved a 38% IPC uplift over the "Crestmont" E-cores of "Meteor Lake" in integer workloads, and a mammoth 68% IPC uplift over "Crestmont" in floating point workloads. There is a catch here. The E-cores on "Lunar Lake" are not part of a ring-bus with the P-cores (i.e. sharing their L3 cache), but separated out into a low-power island E-core cluster, and so Intel was making these IPC comparisons with the "Crestmont" low-power island E-cores of "Meteor Lake," located in the SoC tile. What's changed with "Arrow Lake" is that now all the "Skymont" E-core clusters are part of the Compute ring-bus, and share the L3 cache with the P-cores. The comparison is hence being made with the "Gracemont" E-cores of "Raptor Lake-S." All this said, the company claims a 32% IPC uplift over "Gracemont," which is still a mighty impressive generational gain. This 32% IPC uplift of the "Skymont" E-cores on "Arrow Lake" play a crucial role in ensuring that the processor ends up posting generational gains in multithreaded productivity performance, despite the P-cores no longer featuring Hyper-Threading. The 16 E-cores on "Arrow Lake" are arranged in clusters of 4 cores each, and each cluster shares a 4 MB L2 cache among its cores. Intel claims to have doubled the bandwidth of this shared L2 cache compared to the "Gracemont" E-core clusters of "Raptor Lake-S." Skymont's journey towards becoming something special begins with the fetch and branch prediction unit, which now looks 128 bytes ahead for possible branches, speeding up the instruction fetch. Up to 96 instruction bytes are fetched in parallel. The front-end sees a new 9-wide decode (compared to 6-wide on Crestmont), support for nano-code (similar segments of microcode clumped together for greater parallelism), and a broader micro-op queue of 96 entries instead of 64 on the previous generation. The out-of-order engine sees the meat of the updates. The allocation queue is 8-wide (up from 6-wide), and the retire queue is 16-wide (up from 8-wide). There is intelligence behind dependency breaking. The out-of-order window is broadened to 416 entries, up from 256, as are the physical register files, reservation stations, and load-store unit buffering. There are 26 dispatch ports to the execution engine, leading to 8 integer ALUs, with 3 jump ports, and 3 loads per cycle (50% increase). The vector engine features four 128-bit FPUs, doubling GigaFLOPS. The FMUL, FADD, and FMA latencies are reduced. FP rounding now sees native hardware acceleration. Additional execution units should also benefit AI performance. The load/store unit sees 33% to 50% increases in loads, and store address generation performance. The L2 TLB has increased in size to 4,192 entries, up from 3,096. Thread Director Updates With "Arrow Lake," Intel is introducing the third generation of Thread Director, its hardware-based scheduler that ensures the right kind of software workload is handled by the right kind of CPU core. This new version comes with a more accurate hardware-based E-core performance feedback mechanism, which tells it the kind of E-core resources available. Intel also introduced new P-core performance telemetry for more accurate direction of threads to the P-cores. Intel also gave Thread Director its most accurate prediction model. With "Skymont" cores having such significantly higher IPC, Thread Director on "Arrow Lake-S" prioritizes all non-gaming productivity workloads to the E-cores, and upgrades threads to the P-cores only as needed. Thread Director plays a significant role in improving the processor's overall power efficiency. Intel LGA1851 Platform The new LGA1851 socket retains cooler compatibility with LGA1700. The processor packages have identical dimensions and Z-Height to help with this compatibility, too, but you cannot use an LGA1700 processor on an LGA1851 socket. Among other things, the additional pins are for the four extra PCIe Gen 5 lanes the processor puts out, for a CPU-attached Gen 5 NVMe SSD that doesn't eat into the PEG x16. There are two kinds of ILM (independent loading modules) for the socket, some of the premium motherboard models include the new reduced load ILMs (RL-ILMs), which works to reduce mounting pressure on the package, letting you mount heavier coolers, such as LN2 evaporators. RL-ILMs are clearly marked on the metal brace. Another telltale is the presence of a white insulator pad under the ILM, near the mounting screws. With the Core Ultra 2-series "Arrow Lake-S," Intel is debuting a new socket, LGA1851. You will hence require a new motherboard to go with your shiny new processor, and since all processor models Intel is launching this year are unlocked K or KF SKUs, the only motherboard chipset model available will be the top-spec Intel Z890. Intel will flesh out its processor model stack in 2025, and with it, launch more affordable motherboard chipsets. The "Arrow Lake-S" SoC puts out a dual-channel DDR5 memory interface, which we described in the previous pages. It also features a massive 48 platform PCIe lanes (CPU + chipset). Intel has increased the number of PCIe Gen 5 lanes put out by the CPU to 20—that's 16 lanes meant for the PEG (x16 slot for graphics cards), and one CPU-attached M.2 NVMe slot that runs at Gen 5 speeds without eating into the 16 PEG lanes. The CPU puts out a second set of Gen 4 x4, which can be wired out as an M.2 slot, or be used to drive high-bandwidth onboard devices, such as a discrete Thunderbolt 5 controller. The processor itself fully integrates a Thunderbolt 4 controller, which puts out a couple of 40 Gbps ports. The processor connects to the Z890 chipset over a DMI 4.0 x8 chipset bus (bandwidth comparable to PCI-Express 4.0 x8). It puts out 24 PCI-Express Gen 4 downstream lanes. This is a massive increase from the Z790 chipset, which put out 16 Gen 4 and 8 Gen 3 lanes. The integrated USB complex consists of 32 USB 3.2 5 Gbps serial-deserializers, which can be configured by motherboard designers into five 20 Gbps ports, ten 10 Gbps ports, and ten 5 Gbps ports. There's also a 14-port USB 2.0 hub. Intel has retired the HDA "Azalia" audio interface with Z890, which means onboard audio CODECs will have to use the newer MIPI SoundWire and USB 3.2 interfaces (which CODECs like the Realtek ALC4080 and ALC4082 already do). The chipset integrates a 1 GbE MAC, and Wi-Fi 6. With the PCIe and USB 3.2 connectivity on offer, motherboard vendors can go bonkers with network connectivity, by giving their platforms Wi-Fi 7 and 2.5 GbE, or even 5 GbE and 10 GbE. Vendors can opt for Intel's Killer networking package, which combines existing Intel networking PHY with the advanced Killer prioritization engine, and DoubleShot Pro, which work together to reduce network latency when gaming. Intel has revamped the security architecture for its client processors with "Arrow Lake," giving them three separate hardware security engines, including a purpose-built Converged Security and Manageability Engine (basically the Intel ME but with added security roles), the Silicon Security Engine, which is microarchitecture-level hardening for the new Lion Cove and Skymont CPU cores, a new dedicated security controller for the iGPU, and compliance with Microsoft Secured Core. Overclocking The governing idea behind Arrow Lake is to offer generational performance gains along expected lines, but with a leap in energy efficiency from the new tile-based disaggregation, and switch to the new 3 nm foundry node for key logic components of the chip. Conversely, this means that the high efficiency opens up some overclocking headroom. Arrow Lake introduces a dual base-clock domain architecture. There are now two independent BCLK domains, one for the Compute tile, and the other for the SoC tile. This is crucial in ensuring that BCLK-based overclocking doesn't destabilize other clock domains such as PCIe clock, which will stick to the BCLK domain of the SoC tile. Next up, Intel added a granularity of 16.67 MHz for the clock speeds of the P-cores and E-cores, letting you fine-tune your overclock that much better. The tile-to-tile fabric has a clock domain of its own, which can either be overclocked with a static frequency setting, or in a ratio with CPU clock speeds. DLVR (digital linear voltage regulator) bypass lets certain premium motherboards override the internal voltage management of the processor with smart discrete voltage regulation controllers for superior OC. Arrow Lake supports V/f curve control on a per P-core and per E-core cluster basis. The processor's SMU can detect low-temperature cooling solutions in an overclocked scenario, and bypass voltage limits as the chip gets cooler. Lastly, "Arrow Lake" offers native support for CUDIMMs and CSODIMMs. These are DDR5 memory modules with CKD (client clock drivers), which clean up signal integrity, improving the memory signal eyes and allowing for higher frequencies. Some of the newer memory kits with over 8000 MT/s XMP tend to be CUDIMMs. The revamped power management, switch to the newer TSMC 3 nm node (where it matters), and other optimizations mean that besides lower power, the average package temperature of the 285K is around 13°C lower than that of the i9-14900K. In lightly threaded use-cases, Intel claims an up to 58% lower package power than the i9-14900K. Unboxing and Photography The Intel Core Ultra 9 285K comes in a special retail packaging. The processor is enclosed in a jewel-case that peeks out of the side. The front face of the box has some reflective bits that set it apart from retail boxes of other processor models in the series. This looks like an LGA1700 CPU, but trust us, it won't fit on your older motherboard. The dimensions are identical to ensure cooler compatibility, but the key notch is different. Intel created space for those 151 extra pins by reducing the "island" in the middle of the land-grid. Installing an LGA1851 processor is identical to that of an LGA1700 processor. Test Setup All applications, games, and processors are tested with the drivers and hardware listed below—no performance results were recycled between test systems. All games and applications are tested using the same version. All games are set to their highest quality setting unless indicated otherwise. Now that DDR5 has gained some maturity, we will use faster DDR5 speeds with tighter timings in upcoming reviews (once we retest the 40+ CPUs in our test group) The ASUS Z890 Hero motherboard feeds four of the CPU VRM phases from the 24-pin ATX connector , instead of the 8-pins, which makes it impossible to measure CPU-only power with dedicated test equipment (we're not trusting any CPU software power sensors). You either lose some power because only the two 8-pin CPU connectors are measured, or you end up including power for the GPU, chips, and storage when measuring the two 8-pin connectors along with the 24-pin ATX. For this reason, we used an MSI Z890 Carbon for the power consumption tests in this review. Test System "Arrow Lake" Processor: All Intel Core 200 Series processors (Intel stock power settings / ASUS MCE disabled) Motherboard: ASUS Z890 Maximus Hero BIOS 0805 MSI Z890 Carbon (power consumption tests) BIOS 1A2T Memory: 2x 16 GB DDR5-6000 36-36-36-76 2T / Gear 2 Graphics: PNY GeForce RTX 4090 XLR8 Storage: 2 TB M.2 NVMe SSD Air Cooling: Noctua NH-D15 Water Cooling: Arctic Liquid Freezer III 420 mm AIO Thermal Paste: Arctic MX-6 Power Supply: Thermaltake Toughpower GF3 1200 W ATX 3.0 / 16-pin 12VHPWR Software: Windows 11 Professional 64-bit 23H2 VBS enabled (Windows 11 default) Drivers: NVIDIA GeForce 555.85 WHQL Test System "Zen 4 &amp; Zen 5" Processor: All AMD Ryzen 9000, 8000 &amp; Ryzen 7000 processors Motherboard: ASUS X670E Crosshair Hero BIOS 2007 Ryzen 9000: BIOS 2201 Memory: 2x 16 GB DDR5-6000 36-36-36-76 Infinity Fabric @ 2000 MHz Drivers: Ryzen Chipset Drivers 6.05.28.016 Ryzen 9000: 6.06.28.910 Ryzen 9900X &amp; 9950X: Game Mode enabled, Game Bar installed and active All other specifications same as above Test System "Raptor Lake &amp; Alder Lake" Processor: All Intel 14th, 13th &amp; 12th Gen processors (Intel stock power settings / ASUS MCE disabled) Motherboard: ASUS Z790 Maximus Dark Hero BIOS 1302 Memory: 2x 16 GB DDR5-6000 36-36-36-76 2T / Gear 2 All other specifications same as above Test System "Zen 3 &amp; Zen 2" Processor: All AMD Ryzen 5000 &amp; Ryzen 3000 processors Motherboard: ASUS X570 Crosshair VII Dark Hero BIOS 4805 Memory: 2x 16 GB DDR4-3600 14-14-14-34 1T Infinity Fabric @ 1800 MHz 1:1 Drivers: Ryzen Chipset Drivers 6.05.28.016 All other specifications same as above Test System "Rocket Lake" Processor: All Intel 11th Gen processors (Intel stock power settings / ASUS MCE disabled) Motherboard: ASUS Z590 Maximus XIII Hero BIOS 1701 Memory: 2x 16 GB DDR4-3600 14-14-14-34 1T Gear 1 All other specifications same as above Test System "Zen 1" Processor: All AMD Ryzen 2000 processors Motherboard: ASUS X570 Crosshair VII Dark Hero BIOS 4805 Memory: 2x 16 GB DDR4-3400 14-14-14-34 1T All other specifications same as above AIDA64 Cache and Memory Performance In this first test we're looking at the performance offered by the memory subsystem and the processor's L1, L2 and L3 caches. AIDA64 comes with a great benchmark that provides a nice overview of all these performance characteristics. Y-Cruncher Y-Cruncher is a highly optimized piece of software that can calculate Pi and other constants to a huge number of digits. It is fully multithreaded, uses a modern code design and is optimized for all major processor architectures. This ability has made it a popular application, used by the enthusiast community to determine and compare how powerful their overclocked systems are. Chess Simulation Creating a worthwhile opponent for the game of chess has been one of the most fascinating tasks for computer programmers for decades. In this test we're using the highly popular Stockfish chess engine to calculate optimal moves in a chess scenario. Each CPU is running at the fastest instruction set supported, including AVX512-VNNI, AVX256-VNNI, AVX512, BMI2 and AVX2. Web Browsing — JetStream 2 The JetStream 2 browser benchmark combines multiple JavaScript and WebAssembly benchmarks with several advanced workloads to determine how quickly a browser can complete specific tasks. It not only rewards high overall performance, but also fast startup and consistent operation. Web Browsing — Speedometer 2 Speedometer 2 tests a "to-do list" web application that's implemented using a huge number of popular frameworks. Among the benchmarks are versions built with React, Ember.js, AngularJS, vue.js, jQuery and others—frameworks that are used by the most popular sites in the world. AI Inference — GPT2 Artificial Intelligence and Machine Learning have enabled us to create applications that are almost magical in their abilities. GPT-2 is a powerful language model developed by OpenAI, the makers of ChatGPT, that excels at generating human-quality text. It's a key AI workload because it tests the efficiency and capability of AI systems in handling complex language tasks, which is crucial for many real-world applications. We are measuring the time it takes to generate 100 stories starting with the "Once upon a time, there was a" prompt. AI Inference — Stable Diffusion Stable Diffusion stands out as the second rock star AI workload. This cutting-edge image generation model creates high-quality, detailed visuals from textual descriptions. Its ability to produce realistic images has wide-ranging implications for industries such as art, design, advertising, and media, enabling innovative content creation and enhancing visual storytelling. We are timing how long it takes to generate a single image for the prompt "a photo of an astronaut riding a horse on Mars." AI / Inference — Image Upscaling Topaz Photo AI is a premier tool for AI-driven image processing. It enhances image resolution and quality by intelligently increasing detail and reducing noise. This advanced capability improves the clarity and sharpness of assets, making it a valuable tool for anyone needing high-resolution images. Our test reports how long it takes to upscale a 1.5 megapixel image to 22 megapixels. AI Training — Natural Language Processing Natural Language Processing (NLP) involves training AI models in understanding and generating human language. By applying algorithms and machine learning techniques to analyze and interpret text data, NLP enables tasks like translation, sentiment analysis, and text generation. We are measuring how long it takes to train a BERT language model with a collection of movie critic reviews. AI Training — Image Classification Image classification is a crucial AI workload because recognizing objects within images is essential for many practical applications, including autonomous driving, facial recognition, medical imaging, and inventory management. This process involves using algorithms to analyze and extract features from images. During training, these methods learn patterns and attributes from labeled datasets. Our test involves training a model with several thousand images to classify photos of clothing into categories such as "T-Shirt," "Bag," and "Pullover." Sony PS3 Emulator RPCS3 is a popular PlayStation 3 emulator for PCs, which let you play many Sony PS3 titles on your favorite platform. The emulator has serious hardware requirements, and some of its emulation threads constantly need to communicate with each other, which makes it a tough workload for many CPU architectures. RPCS3 also benefits from faster cache and memory speeds, when available. AVX-512 is enabled where supported, including Zen 4 and Zen 5. Nintendo Switch Emulator Ryujinx is a highly compatible, feature-rich emulator for the Nintendo Switch console. It relies heavily on your CPU, and also comes with some tricks how to use the memory management unit (MMU) of your processor to handle the emulated environment. While it is multithreaded, higher single-core performance is more important than being able to scale to many cores. Rendering — Cinebench Cinebench is one of the most popular modern CPU benchmarks because it is built around the renderer of Maxon's Cinema 4D software. Both AMD and Intel have been showing this performance test at various public events, making it almost an industry standard. Using Cinebench 2024, we test both single-threaded and multithreaded performance. Rendering — Blender Blender is one of the few professional-grade rendering programs out there that is both free and open source. That fact alone helped build a strong community around the software, making it a highly popular benchmark program due to its ease of use as well. For our testing, we're using the Blender "BMW 27" benchmark scene with Blender 4.0.2. Rendering — Corona Corona Renderer is a modern photorealistic renderer that's available for Autodesk 3ds Max and Cinema 4D. It delivers physically plausible and predictable output due to its realistic lighting algorithm, global illumination, and beautiful materials. Corona does not support GPU rendering, so CPU performance is very important for all its users. We do not use the horribly outdated Corona Benchmark tool, which doesn't support new architectures, instead using the much newer version 11. Rendering — KeyShot The standalone KeyShot rendering software features fast and efficient workflows that help you get realistic high-quality product shots in the shortest possible time frame. Real-time ray tracing, multicore photon mapping, adaptive material sampling, and a dynamic lighting core provide high-quality images that update instantly even when interactively working on the scene. KeyShot 2023.3 is optimized for usage on both CPUs and GPUs. We use the CPU renderer because the GPU renderer still has some limitations in terms of rendering capability. Rendering — V-Ray V-Ray is a world-leading 3D rendering software that uses global illumination, path tracing, photon mapping, and irradiance maps to achieve super-realistic render output. It has been used for CG in countless motion pictures and television series. V-Ray supports all major 3D applications, which makes it a great fit for any rendering pipeline. In this test, we're using the V-Ray 6 benchmark tool in CPU-only mode to get the number of "vsamples" that can be processed on a given hardware. Higher is better. Game Development — Unreal Engine 5 Unreal Engine 5 is the leading multi-platform game engine in the industry. Not only advanced, it also has lots of features to help you get results quicker than with competing products—time is money. The latest version 5 adds several new features that make the engine not only suitable for gaming, but also for architecture, automotive and movie production. Before a game is shipped, there is a lengthy process called "build, cook and package," which optimizes the various assets, compiling and compressing them into versions that will work best on the target platform, before packaging them into optimized bundles ready for distribution. We use a relatively simple scene—usually this process takes several hours. Software Development - Git Source Code Management In software development, a version control system (VCS) is essential for tracking changes and managing files, enabling developers to record updates, revert to previous versions, compare changes, and work together efficiently. Git, a distributed version control system, takes this further by allowing each contributor to have a complete copy of the project history, facilitating offline work and robust collaboration. While Git usually operates quickly, certain tasks, such as repository optimization and data management, can be computationally intensive. Our test measures the time it takes to complete a set of such operations. Software Development — Visual Studio C++ Microsoft Visual C++ is probably the most popular programming language for creating professional Windows applications. It's part of Microsoft's Visual Studio development suite, which has a long history and is widely accepted as the gold standard when it comes to IDEs. Compiling software is a relatively lengthy process that turns program code into the final executable, and programmers hate waiting for it to complete. We run a medium-sized application through the Visual Studio 2022 C++ compiler and linker, and use the resource compiler, too. The build is executed in "release" mode with all optimizations turned on and multiprocessor compilation enabled. Media Encoding — AV1 Nowadays, all video that is consumed, whether on TV, physical media, or streamed over the internet, is compressed using various codecs. AV1 is a next-generation video codec that is open and royalty-free, unlike other recent new video compression algorithms. Major industry players like YouTube, Netflix, and Facebook stand behind AV1 and are gradually rolling out support for the new format. Compared to older algorithms, such as H.264, the compression rate is much better, or you can achieve higher image quality for a given bitrate. We use the SVT-AV1 encoder with a 4K video source to compress to AV1. Media Encoding — H.265 / HEVC Our second video-encoding test uses the H.265 codec, which is also known as HEVC. Compared to H.264 it provides superior compression efficiency, reducing file sizes and bandwidth usage while maintaining high video quality. We compress a 4K video using the latest version of the X265 encoder with 8-bit color depth, preset "slow," and a quality setting of crf 20. Media Encoding — H.264 / AVC H.264, also called AVC, is a slightly older compression format, though probably the most widely used these days because it is well-supported, even on older hardware. We compress the same video as in the H.265 test using the X264 encoding software, with the preset "slower" and crf 20. Media Encoding — MP3 MP3 revolutionized the music industry like no other technology. Introduced in the 90s, it enabled a massive reduction in audio-file sizes, without noticeable impact on sound quality. This made music downloads, and ultimately streaming, a feasible method for content delivery over the Internet. Our benchmark converts a 2.5 hour-long 44.1 kHz Stereo recording to a variable bitrate MP3 file. MP3 encoding is a single-threaded process. Microsoft Office Microsoft's Office suite needs no introduction as it's probably the most widely used PC software on the planet, installed on every office computer no matter the industry. Our tests cover a wide range of editing and creation tasks in Word, PowerPoint, Excel and Outlook. Image Editing — Adobe Photoshop Adobe Photoshop has become the industry standard for photo and image processing. We run Photoshop 2024 through a battery of typical editing tasks, like image resize, various blurs, sharpening, color and light adjustments, and image export. We also apply more complex actions like content-aware fill, lens correction, smart sharpen, select subject, and tilt shift. Video Editing — Adobe Premiere Pro Adobe Premiere Pro is the workhorse of the video production industry for creating high-quality content for film, TV, and the web. It can handle pretty much every recorded file format and supports workflows for editing Full HD, 4K, 8K, and virtual reality content. Unfortunately, most of Premiere Pro is single-threaded, and media encoding is highly GPU accelerated, so benchmarking "export" on the CPU makes little sense. For our testing, we're using the software's "object tracking" functionality, which automatically scans through a video to follow a specific person or object—this task does indeed use more than a single core, but doesn't fully scale. A lot of memory is consumed and accessed in the process, over 10 GB for our test scene. Video Production — Adobe After Effects While Premiere Pro is optimized for cutting, arranging and editing videos, Adobe After Effects is the industry standard for creating motion graphics, text rendering, color correction and other visual effects like outlines, explosions etc. When applied, each of these takes up a little bit of CPU time, so when there's many of them, processing duration will increase quite a bit. We're measuring the time it takes to export a short intro trailer, including music and sound. Create 3D Model from Photos Creating 3D models is a tedious and complex task that takes time and requires experienced artists. It's thus the holy grail of 3D modeling to reconstruct a 3D model from just a series of photos. That's exactly what Photogrammetry does. This method is also used to reconstruct terrain geometry from photos taken by aerial drones. Physics Simulation COMSOL is the gold standard for the accurate simulation of physics effects and one of the strongest competitors to Ansys. Where the software shines is in solving multiphysics problems that depend on several phenomena—you can simulate everything, including black holes. The modular aspect of COMSOL helps professionals customize the software to their desires, which can be run with a single module or a whole multitude of collaborating modules for more demanding tasks, as well as with two-way communication with external programs, such as CAD software. Chemistry Simulation NAMD is developed by the University of Illinois and helps researchers simulate the dynamic interactions between molecules and atoms. It is an established means of molecular dynamics simulation that scales from individual clusters of molecules to full-on chemical interaction in different phases. Parallel simulation modes help differentiate NAMD from its peers, allowing efficient problem-solving of larger systems using the Charm++ parallel programming model as the base. Medical Science — Genome Analysis COVID-19 has shown the world that deadly pandemics can bring society to a standstill. Computational genomics is essential for rapid development of vaccine candidates in a race against time. In this test we're running an analysis on a set of genomes to determine which individuals in the dataset share common traits in their DNA. This is not only a compute-intensive workload, but it also uses quite a lot of memory (over 10 GB), which makes it dependent on the performance of the memory subsystem. Antivirus Scan Securing your system against viruses and malware is essential for reliable operation. Antivirus software detects unwanted programs by comparing files to a large database with thousands of signatures and rules. In this test we're measuring how long it takes to scan all files of a 30 GB game. Altium PCB Designer Altium Designer has been used to make at least one of the circuit boards inside your favorite piece of electronics. It's an industry-leading solution to build complex PCBs by automating circuit paths and ensuring that signal integrity and design rules are followed in the design. Our test measures how long it takes for Altium PCB Designer to load a project, run various operations on it, including autorouting, design rule check and finally releasing the whole design to manufacturing. Text Recognition OCR — Google Tesseract Optical Character Recognition, or OCR, is the task of turning text in scanned images or photos into actual characters for archival, further processing, or editing. While most OCR software is single-threaded, Google's Tesseract engine can operate on multiple pages of a scanned document at once, spreading the load over several processor cores. The software, which is considered one of the most accurate open-source OCR packages available, automatically runs a spellcheck on the initial recognition results, which adds to the complexity of the workload. Virtualization — Oracle VirtualBox A virtual machine is a simulated computer inside your computer that's completely independent of the host PC. This not only improves security, but also enables software written for different operating systems to execute on one physical machine. Virtualization is the foundation for "the cloud" and helps reduce hardware ownership cost by dynamically spreading out virtual machines over multiple computers to make the best use of available hardware resources. We're testing VM performance using Oracle's VM VirtualBox software, with hardware virtualization support enabled for both Intel and AMD processors. Curiously, many motherboards ship with the virtualization setting disabled by default, so we made absolutely certain we had enabled it. Database — MySQL More data is stored and processed today than ever before in human history. Database systems that manage storage and retrieval throughout large data sets are the backbone for this revolution. Whenever you interact with a website or other digital service, one database is almost always guaranteed to be involved in returning the results you are looking for. We benchmark the most popular database system, MySQL, in the TPC-C test, which simulates many warehouses and their constantly changing inventory. The reported number is "transactions per second," so higher is better. Database — NoSQL While traditional relational databases are the industry standard for a lot of workloads, NoSQL databases use a different, non-tabular approach, which offers tremendous speedups for certain workloads. That's why they are used in many big data and real-time web applications today. We benchmark how long it takes MongoDB to complete 10 million requests. Java The Java programming language is designed to be platform independent, highly scalable, and fault-tolerant, which is why it's very popular for enterprise services that work with lots of data and many concurrent users. Our test suite consists of a large mix of individual Java benchmarks, some of them single-threaded, some that scale somewhat, and some that fully scale to as many cores as are available. Web Hosting People don't like excessive load times in their browser, which makes handling all the incoming requests of a busy website in a timely manner a non-trivial task that can potentially overload some server systems. In our web server benchmark we're recording how long it takes an ASP.NET Core 6.0 based content management system to process a million requests to its "about us" page. Our benchmark uses an in-memory mock database to not be bottlenecked by the backing database engine. Compression — WinRAR Data is compressed almost all the time when it moves over the wire to reduce download time and transfer sizes. WinRAR uses a more advanced compression algorithm than classic ZIP, which is why we chose it for this test. It's also able to scale across multiple processor cores. Compression — 7-Zip Another popular compression software is 7-Zip, which includes a benchmark that measures the integer instruction rate (MIPS) using the ZIP algorithm. It makes good use of multiple threads, when available. Encryption — AES Encryption is the foundation for secure communication on the internet. The AES encryption standard is one of the most popular encryption algorithm these days because of its simplicity and resistance to attacks. Unlike other encryption methods, AES is symmetric, which means the same key is used for encrypting and decrypting data. Being able to quickly encrypt and decrypt information is important, which is the reason why modern processors have an instruction set extension called "AES-NI" that accelerates these operations. Encryption — SHA3 "SHA" is technically not encryption, but hashing. A cryptographic hash function is a mathematical algorithm that creates a fingerprint value for existing data. This is a one-way function, which is practically impossible to invert. Another requirement for a good hashing algorithm is that you can't create a collision: craft a message that yields a specific hash value. The SHA3 algorithm achieves all that and is also often used to authenticate transmitted data which possibly was encrypted with AES first. Game Tests: 720p On popular demand from comments over the past several CPU reviews, we are including game tests at 720p (1280x720 pixels) resolution. All games from our CPU test suite are put through 720p using a RTX 4090 graphics card and Ultra settings. This low resolution serves to highlight theoretical CPU performance, because games are extremely CPU-limited at this resolution. Of course, nobody buys a PC with an RTX 4090 to game at 720p, but the results are of academic value because a CPU that can't do 144 frames per second at 720p will never reach that mark at higher resolutions. So, these numbers could interest high-refresh-rate gaming PC builders with fast monitors. Our 720p tests hence serve as synthetic tests in that they are not real world (720p isn't a real-world PC-gaming resolution anymore) even though the game tests themselves are not synthetic (they're real games, not 3D benchmarks). Individual Benchmark Scores Gaming with Ray Tracing Game Tests 1080p Individual Benchmark Scores Gaming with Ray Tracing Game Tests 1440p Individual Benchmark Scores Gaming with Ray Tracing Game Tests 4K Individual Benchmark Scores Gaming with Ray Tracing Minimum FPS While average FPS is the most useful metric to tell you the typical experience during gameplay, minimum FPS will tell you what's happening in worst-cases, like during intense battles or other demanding situations. All results on this page report the 1% Low FPS, or 99th percentile. Per definition these results are based on a smaller set of data for each benchmark run, which makes the numbers more unpredictable, so the uncertainties are higher than in our normal average FPS data. You may look at all the individual test runs by clicking the button at the end of the page. Individual Benchmark Scores Show Per-Game Results Integrated Graphics Performance Intel has given the Core Ultra "Arrow Lake-S" processors a significant upgrade with integrated graphics. The iGPU is split between the Graphics tile and the SoC tile. The Graphics tile is built on a 5 nm EUV node, and contains the graphics rendering pipeline and the number crunching machinery located in the Xe cores, while the SoC tile contains the Media engine, the Display engine, and the Display I/O. The iGPU of "Arrow Lake-S" is based on the Xe-LPG graphics architecture; Intel debuted this with "Meteor Lake." It is a step-up from the Xe-LP based iGPU found on "Raptor Lake," in that it features full DirectX 12 Ultimate capability, including real-time ray tracing. The Xe cores of Xe-LPG come with ray tracing units, and the hardware needed to pull off mesh shaders and sampler feedback—the other two key technologies making up DirectX 12 Ultimate; but what sets the Xe-LPG apart from Xe-HPG architecture powering Arc A-series discrete gaming GPUs, is the lack of XMX matrix-math accelerators. The GPU still supports AI acceleration under the DP4a format, and so XeSS will work with the same fallbacks it uses for GPUs of other brands. The Graphics tile of "Arrow Lake-S" comes with four Xe cores, which work out to 64 execution units (EU) or 512 unified shaders. The upcoming "Arrow Lake-H" processor for mainstream notebooks comes with a larger Graphics tile that uses Xe-HPG architecture, which means the presence of XMX units. It also comes with 8 Xe cores, which should mean 1,024 unified shaders. All the games on this page are running at their lowest possible detail setting (benchmarks on the "dGPU RTX 4090" pages use maximum settings, so they are not directly comparable). 720p 1080p Full HD Individual Benchmark Scores Application Power Consumption All power measurements on this page are based on a physical measurement of the voltage, current and power flowing through the 8-pin EPS CPU power connector(s), which makes them "CPU only," not "full system." We're not using the software sensors inside the processor, as these can be quite inaccurate and will vary between manufacturers. All measurements are collected and processed at a rate of 30 data points per second, on a separate machine, so the power measurement does not affect the tested system in any way. Our new data processing pipeline allows us to link recorded data precisely with benchmark runs, so we can easily create the charts below. The ASUS Z890 Hero motherboard feeds four of the CPU VRM phases from the 24-pin ATX connector , instead of the 8-pins, which makes it impossible to measure CPU-only power with dedicated test equipment (we're not trusting any CPU software power sensors). You either lose some power because only the two 8-pin CPU connectors are measured, or you end up including power for the GPU, chips, and storage when measuring the two 8-pin connectors along with the 24-pin ATX. For this reason, we used an MSI Z890 Carbon motherboard exclusively for the power consumption tests in this review. Gaming Power Consumption Idle Power Usage Idle power usage is important for assessing energy efficiency, too. It reveals the power consumed when the system isn't actively in use—which is often the case for many computers. Unlike our other measurements, which report "CPU power only," these results are measured at the wall socket (230 V AC). The system is configured as detailed in the Test Setup section, i.e. with one SSD and one discrete graphics card installed. Energy Efficiency Just looking at power draw in watts won't paint the whole picture for any given processor. It's not only important how much power is consumed, but also how quickly a task is completed—taking both into account results in "efficiency." Since a faster processor will complete a given workload quicker, the total amount of energy used might end up less than on a low-powered processor, which might draw less power, but will also take longer to finish the test. In this section, we divide the performance achieved by the power usage, to get a Cinebench points per watt single-threaded and multithreaded result. For gaming (with GeForce RTX 4090) we divide the average FPS of all our games by the power consumed, for a frames-per-watt rating. All these tests are based on our CPU-only power measurements, not whole system. Power vs Core i9-14900K Power vs Ryzen 9 9950X Power vs Ryzen 9 9900X Power vs Ryzen 9 7950X3D Power vs Ryzen 7 7800X3D NPU Performance As mentioned before, Intel Core Ultra 200 Arrow Lake is the first Intel desktop processor architecture that includes an NPU to enhance AI processing capabilities, providing a significant boost in handling machine learning tasks efficiently. It contributes to energy efficiency by offloading specific AI workloads from the CPU and GPU. The main goal is not to be faster, but to be more energy-efficient. The NPU 3 in Arrow Lake is rated for 13 TOPS, which is not a lot, but should be sufficient for a lot of tasks that run locally. Right now, most AI experiences are cloud-based, which adds latency and has privacy issues. Hardware vendors hope that in the future, more AI applications run locally, which is why these dedicated AI accelerator units are being introduced in processors. For performance benchmarks, we ran some quick Geekbench AI tests, comparing iGPU vs CPU vs NPU performance across several CPUs. The results confirm that the NPU can work as useful coprocessor that consumes only a small amount of power and die area. What's CUDIMM Memory? Note the marked IC in the middle of the memory module. With Arrow Lake, Intel is introducing support for CUDIMM DDR5 memory, which stands for "Clocked Unbuffered Dual Inline Memory Module." These DIMMs represent an advancement over standard DDR5 memory by incorporating a CKD (Clock Driver) chip directly on the memory modules. Instead of having to drive each memory chip individually, over a relatively long distance, the CPU can now send a signal to just the Clock Driver, which then drives the memory chips directly over a short distance, which helps with signal integrity, especially at high clock frequencies. G.SKILL sent us their upcoming F5-8800C4255H24GX2-TZ5CK, a 2x 24 GB DDR5-8800 CUDIMM memory kit—very impressive. We will be using this in an upcoming Arrow Lake Memory Scaling article. For now, see below for some quick results. Performance Scaling To get a feel for performance improvements with faster memory, we ran some benchmarks using G.SKILL's CUDIMM DDR5-8800 memory kit with the Ultra 9 285K. Please note that this is a different test setup than our regular main test suite, so the results are not directly comparable, despite the same test names. Temperatures We're using a Noctua NH-D15 for temperature measurements. Application temperatures are measured using Blender, a highly demanding rendering load, which will load all cores completely, but that's still realistic and is not a synthetic stress test such as Prime95. For gaming, we picked Cyberpunk 2077, its modern engine is multi-thread aware and will try to spread as many tasks as possible over many CPU cores, when available. Even when a game uses multiple threads it doesn't load each CPU core as heavily as rendering, for example, so there's some scope for power savings here. Note that unless indicated otherwise, all processors are tested at stock conditions with their power limit active, which is why some Intel temperatures are surprisingly low. As designed by Intel, these CPUs can exceed their TDP for a few seconds (PL2), but in the long term, the power limit (PL1) is respected, which brings temperatures down considerably. Both tests report the steady-state temperature after an extended runtime of at least 10 minutes. Temperatures are based on delta T, normalized to 25°C, that's why the temperature of some CPUs is higher than their throttle point, because the room temperature was below 25°C. For recent Intel CPUs we've increased the temperature limit in BIOS from 100/105°C to 115°C, to get a better feel for temperatures without thermal throttling getting in the way. AMD Zen 4 and Zen 5 CPUs have their thermal target set to 95°C, which means the CPU will boost as much as it can, until it reaches that point, to maximize performance. Unlike on Intel, on AMD's AM5 platform it's not possible to increase the 95°C limit. Temperature testing on this page uses air-cooling, for consistency and to show comparable results. All performance testing on the other pages is done using an Arctic Cooling Liquid Freezer III liquid cooling solution that keeps the temperatures well below all limits, to ensure there is no thermal throttling. Clock Frequencies The following chart shows how well the processor sustains its clock frequency and which boost clock speeds are achieved at various thread counts. This test uses a custom-coded application that mimics real-life performance—it is not a stress test like Prime95. Modern processors change their clocking behavior depending on the type of load, which is why we provide three plots with classic floating point math, SSE SIMD code, and modern AVX vector instructions. Each of the three test runs calculates the same result using the same algorithm, just with a different CPU instruction set. The rated 5.7 GHz top speed is easy to reach, but only for a short time, with a light load, on the two best P-Cores. As you can see, even with two threads active, or a single heavy thread, the average is already down a little bit. The E-Core side of this chart (threads 9 to 24) can be somewhat misleading. It looks like the cores run at increasingly slower frequencies as the load goes up, but that's not the case. The frequency plotted is the average of all the P-Cores active, plus more and more E-Cores, which all run at a lower frequency than the P-Cores, dragging down the average. That's why I tested E-Core frequency scaling separately in the chart below. The E-Cores are basically running at 4.6 GHz all the time, unless the processor goes into some kind of throttle state. This screenshot from the BIOS confirms the clock scaling: 1 core active, under 70°C = 5.7 GHz 1 core active, over 70°C, or 2 cores active = 5.6 GHz 3 or more cores active = 5.4 GHz Overclocking Overclocking the Intel Core Ultra 9 285K is pretty easy, thanks to the unlocked multiplier. While temperatures and keeping them away from the throttle point have been a big gotcha with overclocking in the past, this is a complete non-issue now—the processor is easy to keep cool. Intel has also increased the TjMax to 105°C, which adds an extra +5°C in thermal headroom. You can manually increase this limit to 115°C. On AMD AM5 CPUs the limit is 95°C, with no option to increase. You can now adjust the voltage for the P-Cores and E-Cores separately, and also their overclocking frequencies. On top of that there are additional dials for the inter-tile clock frequency and others. The OC testing in this review is designed to represent what a typical user can achieve without in-depth knowledge of secret overclocking techniques or dozens of hours to tweak the system for a long time. I set the voltage offsets to +150 mV for both core types and started increasing the CPU multiplier for the P-Cores only. Here's another change, the frequency steps are much more fine-grained, down to 16 MHz. For the testing in this review I went in steps of 200 MHz first, and then 100 MHz, until the CPU was unstable. At this point (5.6 GHz), I tried to give it another bump in voltage, but I couldn't get it stable without risking damage to the CPU due to too high voltage, so I settled for 5.5 GHz, but that ended up with a little bit of thermal throttling, so I picked 5.4 GHz. This is considerably lower than the</text:p>
          </table:table-cell>
        </table:table-row>
        <table:table-row table:style-name="ro4">
          <table:table-cell office:value-type="string" calcext:value-type="string">
            <text:p>INTEL i7 14700k</text:p>
          </table:table-cell>
          <table:table-cell office:value-type="string" calcext:value-type="string">
            <text:p>Introduction Intel today debuted the 14th Gen Core desktop processor series codenamed Raptor Lake Refresh, and the new Core i7-14700K is the biggest beneficiary of this refresh. This latest Core i7 joins a long line of predecessors that have received a CPU core count uplift with each generation—the i7-11700K was an 8-core/16-thread chip, followed by the i7-12700K, which was 8P+4E (or 12-core/20-thread); and the i7-13700K was 8P+8E (or 16-core/24-thread). The new Core i7-14700K is 8P+12E (or 20-core/28-thread). The new Raptor Lake Refresh line of processors are just that—a refresh. There is no new silicon, no hardware-level changes, but just generational clock speed uplifts for each SKU compared to its predecessor from the 13th Gen, the addition of a couple of features for the Core i9-14900K; but the Core i7-14700K is the most interesting part from the three processor models Intel is launching today. Besides clock speeds and and additional cores in case of the Core i7, the 14th Gen core processors are also said to come with updates to the memory controller that supports even higher DDR5 speeds, especially when using 12 GB and 24 GB DIMMs. The Raptor Lake Refresh silicon is built on the same Intel 7 process node as its predecessor, it physically features 8 Raptor Cove P-cores (performance cores), 16 Gracemont E-cores (efficiency cores), organized in 4-core clusters, and 36 MB of L3 cache that's shared among the P-cores and E-core clusters. Each P-core has 2 MB of dedicated L2 cache, while each E-core cluster shares a 4 MB L2 cache among its cores. Intel carved the i7-14700K out of this die by enabling 3 out of 4 E-core clusters, giving the chip 33 MB of L3 cache. Besides more cores, the Core i7-14700K comes with a slight clock speed increase over the i7-13700K. The P-cores have a base frequency of 3.40 GHz, with a maximum boost frequency of 5.60 GHz, which it reaches using the Turbo Boost Max 3.0 algorithm, this is a 200 MHz generational speed bump. The E-cores get a slight clock speed increase, too, with 2.50 GHz base frequency, and 4.30 GHz turbo. Perhaps the best aspect of Core i7 chips from these past two generations, is that they've enjoyed power limits on par with the Core i9 parts from their respective generations. The i7-14700K gets a maximum turbo power (MTP) of 253 W, on par with that of the i9-14900K. With one less E-core cluster to feed, there's slightly improved boost residency for all cores. Intel is pricing the Core i7-14700K at $409, but you can save $25 by opting for the i7-14700KF, if you don't need integrated graphics, and spend the savings on a slightly better memory kit or motherboard. Intel Core i7-14700K Market Segment Analysis Price Cores / Threads Base Clock Max. Boost L3 Cache TDP Architecture Process Socket Core i5-12600K $245 6+4 / 16 3.7 / 2.8 GHz 4.9 / 3.6 GHz 20 MB 125 W Alder Lake 10 nm LGA 1700 Core i5-13600K $320 6+8 / 20 3.5 / 2.6 GHz 5.1 / 3.9 GHz 24 MB 125 W Raptor Lake 10 nm LGA 1700 Core i5-14600K $320 6+8 / 20 3.5 / 2.6 GHz 5.3 / 4.0 GHz 24 MB 125 W Raptor Lake 10 nm LGA 1700 Core i7-10700K $260 8 / 16 3.8 GHz 5.1 GHz 16 MB 125 W Comet Lake 14 nm LGA 1200 Core i7-11700K $220 8 / 16 3.6 GHz 5.0 GHz 16 MB 125 W Rocket Lake 14 nm LGA 1200 Ryzen 7 3700X $200 8 / 16 3.6 GHz 4.4 GHz 32 MB 65 W Zen 2 7 nm AM4 Ryzen 7 5700G $205 8 / 16 3.8 GHz 4.6 GHz 16 MB 65 W Zen 3 + Vega 7 nm AM4 Core i7-12700K $315 8+4 / 20 3.6 / 2.7 GHz 5.0 / 3.8 GHz 25 MB 125 W Alder Lake 10 nm LGA 1700 Ryzen 7 5700X $210 8 / 16 3.4 GHz 4.6 GHz 32 MB 65 W Zen 3 7 nm AM4 Core i7-13700K $410 8+8 / 24 3.4 / 2.5 GHz 5.4 / 4.2 GHz 30 MB 125 W Raptor Lake 10 nm LGA 1700 Core i7-14700K $410 8+12 / 28 3.4 / 2.5 GHz 5.6 / 4.3 GHz 33 MB 125 W Raptor Lake 10 nm LGA 1700 Ryzen 7 5800X $260 8 / 16 3.8 GHz 4.7 GHz 32 MB 105 W Zen 3 7 nm AM4 Ryzen 7 5800X3D $360 8 / 16 3.4 GHz 4.5 GHz 96 MB 105 W Zen 3 7 nm AM4 Ryzen 5 7600 $225 6 / 12 3.8 GHz 5.1 GHz 32 MB 65 W Zen 4 5 nm AM5 Ryzen 5 7600X $250 6 / 12 4.7 GHz 5.3 GHz 32 MB 105 W Zen 4 5 nm AM5 Ryzen 9 5900X $350 12 / 24 3.7 GHz 4.8 GHz 64 MB 105 W Zen 3 7 nm AM4 Ryzen 9 5950X $490 16 / 32 3.4 GHz 4.9 GHz 64 MB 105 W Zen 3 7 nm AM4 Ryzen 7 7700 $330 8 / 16 3.8 GHz 5.3 GHz 32 MB 65 W Zen 4 5 nm AM5 Ryzen 7 7700X $350 8 / 16 4.5 GHz 5.4 GHz 32 MB 105 W Zen 4 5 nm AM5 Core i9-12900K $425 8+8 / 24 3.2 / 2.4 GHz 5.2 / 3.9 GHz 30 MB 125 W Alder Lake 10 nm LGA 1700 Ryzen 7 7800X3D $400 8 / 16 4.2 GHz 5.0 GHz 96 MB 120 W Zen 4 5 nm AM5 Ryzen 9 7900 $410 12 / 24 3.7 GHz 5.4 GHz 64 MB 65 W Zen 4 5 nm AM5 Ryzen 9 7900X $450 12 / 24 4.7 GHz 5.6 GHz 64 MB 170 W Zen 4 5 nm AM5 Ryzen 9 7900X3D $600 12 / 24 4.4 GHz 5.6 GHz 128 MB 120 W Zen 4 5 nm AM5 Core i9-13900K $570 8+16 / 32 3.0 / 2.2 GHz 5.8 / 4.3 GHz 36 MB 125 W Raptor Lake 10 nm LGA 1700 Core i9-14900K $590 8+16 / 32 3.2 / 2.4 GHz 6.0 / 4.4 GHz 36 MB 125 W Raptor Lake 10 nm LGA 1700 What's New with Raptor Lake Refresh At the heart of the 14th Gen Core processors being launched this week, is the new "Raptor Lake Refresh" monolithic processor silicon. This is physically the same silicon as the current "Raptor Lake" silicon powering the 13th Gen Core series. The new 14th Gen Core series is built on a generational increase in CPU core clock speeds for both the P-cores and E-cores, the introduction of the new Intel Application Optimization technology that we'll talk a bit more about later; and bolstering the Core i7 SKUs with four additional E-cores, to improve its multi-threaded performance against segment rivals. The i9-14900K/KF in particular, features the Thermal Velocity Boost feature, which rewards good CPU cooling with the highest boost frequencies of 6.00 GHz. In addition to these CPU clock speed bumps, Intel says that it has tweaked the memory controllers to support even higher DDR5 memory speeds, particularly when using 12 GB and 24 GB DIMMs. Although the company did not introduce a new chipset with these processors, nearly every motherboard vendor for the LGA1700 platform has introduced new motherboard models based on the 700-series chipset, which come with out of the box support for these processors, and a few new platform features such as Wi-Fi 7. All existing 700-series and 600-series chipset motherboards support these processors, some require UEFI firmware updates provided by motherboard vendors. "Intel Application Optimization" or just "APO" is an extension of Intel's Dynamic Tuning Technology (DTT) that's game-specific. The feature is available on select 14th Gen Core processor models, such as the i9-14900K/KF, and provides a means for Dynamic Tuning Technology to improve workload allocation to the various hardware resources, such as the P-cores, and back them with the highest possible frequencies. Intel claims that the feature can result in frame-rate improvements that can be as high as 13% in "Tom Clancy's Rainbow Six Siege," or even up to 16% in "Metro Exodus." Intel application Optimization works by optimizing the machine's thread scheduling and manages application resource allocation in real-time. APO is supported in just two games at this time. Going forward, Intel promises to test a lot of games and add APO profiles where gains can be found. We asked Intel whether profiles can be created or customized by the user, and whether Linux is supported. The answer was "not at this time" to both questions. With the latest version of Intel Extreme Tuning Utility (XTU), Intel is introducing an exclusive feature for 14th Gen Unlocked K processors, called AI Assist. At launch, this feature is exclusive to the i9-14900K/KF, but Intel is working to extend it to other 14th Gen Core processor models. Adding support for each new processor model entails rigorous testing and validation, which is why the feature isn't globally available for all 12th-thru-14th Gen processors. AI assist is an AI-based automated performance tuning feature that uses a pre-trained AI DNN to understand your machine, and figure out the best possible settings. Raptor Lake Architecture The "Raptor Lake" microarchitecture, as we mentioned, is the swansong of monolithic silicon client processors for Intel. Future generations will implement the IDM 2.0 product design, and will be multi-chip modules with chiplets built across various foundry nodes. The "Raptor Lake" silicon is fabricated on the same Intel 7 (10 nm Enhanced SuperFin) foundry node as the previous-gen "Alder Lake," although Intel claims to have squeezed out a handful of improvements, such as better electron channel mobility, which can let both the P-cores and E-cores gain increases in clock speeds by as much as 600 MHz over the previous-generation, with minimally higher power. The transistor-density is unchanged, since it's the same the node. The "Raptor Lake" die measures 23.8 mm x 11.8 mm (257 mm² die-area). The channel mobility improvements on the Intel 7 node in particular lets the chip designers raise the V/F curve, with over 50 mV reduction in iso-frequency (voltage needed for frequency); over 200 MHz iso-voltage (frequency increase at a given voltage); which enables an up to 600 MHz increase in Turbo Boost frequencies, with the increase of maximum turbo power (MTP) to as high as 253 W for the Core i9-14900K and i7-14700K; and as high as 181 W for the Core i5-14600K. The "Raptor Cove" performance cores (P-cores) come with increased IPC over the 12th Gen, and while the company didn't specify the IPC gain over the previous-generation "Golden Cove" P-core, it mentions an over 15% single-threaded performance uplift. The ISA of the "Raptor Cove" core is identical to that of "Golden Cove," but the company has enhanced the hardware prefetcher dealing with the dedicated L2 cache. Helping the P-core performance uplift are the node improvements that help it sustain higher frequencies, and larger dedicated L2 cache—now 2 MB compared to 1.25 MB for "Golden Cove." The i9-14900K and i7-14700K get eight "Raptor Cove" P-cores, which come with HyperThreading enabled, so 16 threads from the P-cores. The Core i5-14600K gets six of these P-cores, so 12 threads from here. The "Gracemont" E-cores are architecturally unchanged from "Alder Lake," but are tuned with higher frequencies, and the most important hardware-level change is the L2 cache. Groups of four E-cores are organized as E-core clusters, which share an L2 cache among the cores. Intel doubled this cache size from 2 MB on "Alder Lake" to 4 MB. Much like the P-cores, Intel has updated the L2 cache prefetcher algorithm for E-core clusters. The "Raptor Lake" silicon physically features four E-core clusters, so 16 E-cores in total. The Core i7-14700K is carved out by disabling one of these clusters, giving you 12 E-cores; while the i5-14600K is designed by disabling two E-core clusters, as well as two P-cores, for its 6P+8E configuration. Intel made several other updates to the cache and memory sub-system from Alder Lake, besides the enlarged L2 caches mentioned above. The shared L3 cache is now as large as 36 MB of the Core i9 SKUs, 33 MB for the Core i7 SKUs, and 24 MB for the Core i5 K/KF SKUs. The Ring Bus interconnect continues to be the town-square for this silicon, and Intel has increased its frequency by 900 MHz, now at up to 5.00 GHz (it ran at up to 4.10 GHz on the i9-12900K). The new Dynamic INI (inclusive/non-inclusive) architecture lets components reserve portions of the L3 cache to themselves to minimize cache misses or DRAM roundtrips if the cache is saturated. The processor supports dual-channel DDR5 and DDR4 memory types (2x 64-bit channels in case of DDR4, 4x 32-bit sub-channels in case of DDR5). The chip supports DDR5-5600 natively (JEDEC spec), while the native DDR4 frequency is unchanged at DDR4-3200. While it didn't put out detailed architectural block-diagrams of its CPU cores like it did the last time, Intel was kind enough to give us a breakdown of how it achieved its claimed 15% single-threaded performance uplift, and &gt;40% multi-threaded uplift. Generational increases to frequency, cache size and prefetcher improvements, and and memory frequency uplifts, add to these. Multi-threaded performance uplift rides on the back of these; plus the doubling in E-core count. Contributing to not just multi-threaded performance, but also consistency in multi-threaded performance across applications, are a series of updates to Intel Thread Director, the hardware-level middleware that makes Intel's Hybrid architecture work with software, by directing the right kind of workload to the right kind of CPU cores. It collaborates with OS scheduler improvements of Windows 11 22H2, particularly with smarter QoS (performance outlay) for background tasks. Intel Z790 Chipset Intel did not introduce any new chipset with the 14th Gen Core family, these processors are supported across 600-series and 700-series chipset motherboards, which may require a UEFI firmware update. Nearly all motherboard vendors have new motherboard models with out of the box support for the new chips, and it stands to reason that the latest batches of their older motherboard models will include this support. Alongside the six 13th Gen K-series processors SKUs, Intel is debuting the Z790 chipset. Motherboards based on this are guaranteed to come with out-of-the-box support for 13th Gen processors, even though 600-series chipset motherboards support them via a BIOS update, and many premium models feature USB BIOS Flashback. The Z790 sees a rebalancing of the downstream PCIe connectivity in favor of more downstream Gen 4 PCIe lanes, compared to the previous-gen Z690. You will find Z790 motherboards with DDR5 memory support, as well as those with DDR4 support—Intel hasn't restricted motherboard vendors from doing so. Unboxing and Photography The Core i7-14700K processor package looks just like other 14th gen, 13th gen and 12th Gen processors, as it shares the same LGA1700 socket. It's backwards-compatible with 600-series chipset motherboards with a BIOS update. Intel Socket LGA1700 has an intuitive installation process that should be familiar from many past LGA sockets. Trouble is that it comes with a different cooler mount-hole spacing than LGA1200 and the five different Socket-H series sockets before it, so you'll need to search for a compatible cooler, which should be no problem, since LGA1700 has been on the market for several years now. Test Setup All applications, games, and processors are tested with the drivers and hardware listed below—no performance results were recycled between test systems. All games and applications are tested using the same version. All games are set to their highest quality setting unless indicated otherwise. Test System "Raptor Lake &amp; Alder Lake" Processor: All Intel 14th, 13th &amp; 12th Generation processors Motherboard: ASUS Z790 Maximus Dark Hero BIOS 0502 ASUS Z790 Maximus Hero BIOS 0813, 13900KS: BIOS 0904 Memory: 2x 16 GB DDR5-6000 36-36-36-76 2T / Gear 2 Graphics: PNY GeForce RTX 4090 XLR8 Storage: Neo Forza NFP065 1 TB M.2 NVMe SSD Air Cooling: Noctua NH-U14S &amp; NH-D15 Water Cooling: Arctic Liquid Freezer II 420 mm AIO Thermal Paste: Arctic MX-5 Power Supply: Thermaltake Toughpower GF3 1200 W ATX 3.0 / 16-pin 12VHPWR Software: Windows 11 Professional 64-bit 22H2 VBS enabled (Windows 11 default) Drivers: NVIDIA GeForce 528.02 WHQL Test System "Zen 4" Processor: All AMD Ryzen 7000 processors Motherboard: ASUS X670E Crosshair Hero BIOS 9922 7800X3D: BIOS 9927 Memory: 2x 16 GB DDR5-6000 36-36-36-76 Infinity Fabric @ 2000 MHz Drivers: NVIDIA GeForce 528.02 WHQL Ryzen Chipset Drivers 5.02.16.347 7800X3D: Ryzen Chipset Drivers 5.02.19.2221 All other specifications same as above Test System "Zen 3 &amp; Zen 2" Processor: All AMD Ryzen 5000 &amp; Ryzen 3000 processors Motherboard: ASUS X570 Crosshair VII Dark Hero BIOS 4201 Memory: 2x 16 GB DDR4-3600 14-14-14-34 1T Infinity Fabric @ 1800 MHz 1:1 Drivers: Ryzen Chipset Drivers 4.08.09.2337 All other specifications same as above Test System "Rocket Lake" Processor: All Intel 11th Generation processors Motherboard: ASUS Z590 Maximus XIII Hero BIOS 1701 Memory: 2x 16 GB DDR4-3600 14-14-14-34 1T Gear 1 All other specifications same as above Test System "Zen 1" Processor: All AMD Ryzen 2000 processors Motherboard: ASUS X570 Crosshair VII Dark Hero BIOS 4201 Memory: 2x 16 GB DDR4-3400 14-14-14-34 1T All other specifications same as above Test System "Comet Lake" Processor: All Intel 10th Generation processors Motherboard: ASUS Z490 Maximus XII Extreme BIOS 2601 Memory: 2x 16 GB DDR4-3600 14-14-14-34 1T All other specifications same as above AIDA64 Cache and Memory Performance In this first test we're looking at the performance offered by the memory subsystem and the processor's L1, L2 and L3 caches. AIDA64 comes with a great benchmark that provides a nice overview of all these performance characteristics. Super Pi SuperPi is one of the most popular benchmarks with overclockers and tweakers. It has been used in world-record competitions practically forever. It is a purely single-threaded CPU test that calculates Pi to a large number of digits—32 million for our testing. Released in 1995, it only supports x86 floating-point instructions and thus makes for a good test for single-threaded legacy application performance. Y-Cruncher Y-Cruncher is a highly optimized piece of software that can calculate Pi and other constants to a huge number of digits. It is fully multi-threaded, uses a modern code design and is optimized for all major processor architectures. This ability has made it a popular application, used by the enthusiast community to determine and compare how powerful their overclocked systems are. Chess Simulation Creating a worthwhile opponent for the game of chess has been one of the most fascinating tasks for computer programmers for decades. In this test we're using the highly popular Stockfish chess engine to calculate optimal moves in a chess scenario. Rendering — Cinebench Cinebench is one of the most popular modern CPU benchmarks because it is built around the renderer of Maxon's Cinema 4D software. Both AMD and Intel have been showing this performance test at various public events, making it almost an industry standard. Using Cinebench R23, we test both single-threaded and multi-threaded performance. Rendering — Blender Blender is one of the few professional-grade rendering programs out there that is both free and open source. That fact alone helped build a strong community around the software, making it a highly popular benchmark program due to its ease of use as well. For our testing, we're using the Blender "BMW 27" benchmark scene with Blender 3.2. Rendering — Corona Corona Renderer is a modern photorealistic renderer that's available for Autodesk 3ds Max and Cinema 4D. It delivers physically plausible and predictable output due to its realistic lighting algorithm, global illumination, and beautiful materials. Corona does not support GPU rendering, so CPU performance is very important for all its users. We do not use the horribly outdated Corona Benchmark tool, which doesn't support new architectures, instead using the latest version, 8.2. Rendering — KeyShot The standalone KeyShot rendering software features fast and efficient workflows that help you get realistic high-quality product shots in the shortest possible time frame. Real-time ray tracing, multi-core photon mapping, adaptive material sampling, and a dynamic lighting core provide high-quality images that update instantly even when interactively working on the scene. KeyShot 11 is optimized for usage on both CPUs and GPUs. We use the CPU renderer because the GPU renderer still has some limitations in terms of rendering capability. Rendering — V-Ray V-Ray is a world-leading 3D rendering software that uses global illumination, path tracing, photon mapping, and irradiance maps to achieve super-realistic render output. It has been used for CG in countless motion pictures and television series. V-Ray supports all major 3D applications, which makes it a great fit for any rendering pipeline. In this test, we're using the V-Ray 5 benchmark tool in CPU-only mode to get the number of "vsamples" that can be processed on a given hardware. Higher is better. Game Development — Unreal Engine 5 Unreal Engine 5 is the leading multi-platform game engine in the industry. Not only advanced, it also has lots of features to help you get results quicker than with competing products—time is money. The latest version 5 adds several new features that make the engine not only suitable for gaming, but also for architecture, automotive and movie production. Before a game is shipped, there is a lengthy process called "build, cook and package", which optimizes the various assets, compiling and compressing them into versions that will work best on the target platform, before packaging them into optimized bundles ready for distribution. We use a relatively simple scene—usually this process takes several hours. Software Development — Visual Studio C++ Microsoft Visual C++ is probably the most popular programming language for creating professional Windows applications. It's part of Microsoft's Visual Studio development suite, which has a long history and is widely accepted as the gold standard when it comes to IDEs. Compiling software is a relatively lengthy process that turns program code into the final executable, and programmers hate waiting for it to complete. We run a medium-sized application through the Visual Studio 2022 C++ compiler and linker, and use the resource compiler, too. The build is executed in "release" mode with all optimizations turned on and multi-processor compilation enabled. Web Browsing — JetStream 2 The JetStream 2 browser benchmark combines multiple JavaScript and WebAssembly benchmarks with several advanced workloads to determine how quickly a browser can complete specific tasks. It not only rewards high overall performance, but also fast startup and consistent operation. Web Browsing — Speedometer 2 Speedometer 2 tests a "to-do list" web application that's implemented using a huge number of popular frameworks. Among the benchmarks are versions built with React, Ember.js, AngularJS, vue.js, jQuery and others—frameworks that are used by the most popular sites in the world. Web Browsing — WebXPRT WebXPRT 4 is a browser benchmark that measures the performance of typical web applications, like photo enhancement, media management using AI, stock option pricing, encryption, OCR, charting, and productivity. It contains HTML5, JavaScript, and WebAssembly-based scenarios to mirror typical every day workloads. Machine Learning — Image Upscaling Artificial Intelligence and Machine Learning have enabled us to create applications that are almost magical in their abilities. In our first AI benchmark, we use Topaz Gigapixel AI to upscale a series of low resolution photos to higher resolution, while improving fine details at the same time. Machine Learning — Image Classification Teaching an AI to accurately recognize the contents of an image has always been one of the holy grails of Machine Learning research. Nero AI Photo Tagger is a consumer-oriented application that implements a simple way to use these algorithms. We let the software classify 5000 photos with tags like "car," "dog," or "flower." Machine Learning — Tensorflow Building an AI to solve complex problems first requires it to be trained through a large training data set that is evaluated repeatedly to generate a neural network that can later be put to work (also called inference). Google's Python-based Tensorflow is one of the most popular machine-learning software packages that supports both CPUs and GPUs. Setting up Tensorflow for the GPU is complicated, so lots of algorithm development and training on small data sets still happens on the CPU. Training performance on the CPU can also beat the GPU when problem sizes exceed typical GPU memory capacities. Physics Simulation COMSOL is the gold standard for the accurate simulation of physics effects and one of the strongest competitors to Ansys. Where the software shines is in solving multiphysics problems that depend on several phenomena—you can simulate everything, including black holes. The modular aspect of COMSOL helps professionals customize the software to their desires, which can be run with a single module or a whole multitude of collaborating modules for more demanding tasks, as well as with two-way communication with external programs, such as CAD software. Chemistry Simulation NAMD is developed by the University of Illinois and helps researchers simulate the dynamic interactions between molecules and atoms. It is an established means of molecular dynamics simulation that scales from individual clusters of molecules to full-on chemical interaction in different phases. Parallel simulation modes help differentiate NAMD from its peers, allowing efficient problem solving of larger systems using the Charm++ parallel programming model as the base. Medical Science — Genome Analysis COVID-19 has shown the world that deadly pandemics can bring society to a standstill. Computational genomics is essential for rapid development of vaccine candidates in a race against time. In this test we're running an analysis on a set of genomes to determine which individuals in the dataset share common traits in their DNA. This is not only a compute-intensive workload, but it also uses quite a lot of memory (over 10 GB), which makes it dependent on the performance of the memory subsystem. Microsoft Office Microsoft's Office suite needs no introduction as it's probably the most widely used PC software on the planet, installed on every office computer no matter the industry. Our tests cover a wide range of editing and creation tasks in Word, PowerPoint, Excel and Outlook. Image Editing — Adobe Photoshop Adobe Photoshop has become the industry standard for photo and image processing. We run the latest Photoshop CC through a battery of typical editing tasks, like image resize, various blurs, sharpening, color and light adjustments, and image export. We also apply more complex actions like content-aware fill, lens correction, smart sharpen, select subject, and tilt shift. Video Editing — Adobe Premiere Pro Adobe Premiere Pro CC is the workhorse of the video production industry for creating high-quality content for film, TV, and the web. It can handle pretty much every recorded file format and supports workflows for editing Full HD, 4K, 8K, and virtual reality content. Unfortunately, most of Premiere Pro is single-threaded, and media encoding is highly GPU accelerated, so benchmarking "export" on the CPU makes little sense. For our testing, we're using the software's "object tracking" functionality, which automatically scans through a video to follow a specific person or object—this task does indeed use more than a single core, but doesn't fully scale. A lot of memory is consumed and accessed in the process, over 10 GB for our test scene. Video Production — Adobe After Effects While Premiere Pro is optimized for cutting, arranging and editing videos, Adobe After Effects is the industry standard for creating motion graphics, text rendering, color correction and other visual effects like outlines, explosions etc. When applied, each of these takes up a little bit of CPU time, so when there's many of them, processing duration will increase quite a bit. We're measuring the time it takes to export a short intro trailer, including music and sound. Create 3D Model from Photos Creating 3D models is a tedious and complex task that takes time and requires experienced artists. It's thus the holy grail of 3D modeling to reconstruct a 3D model from just a series of photos. That's exactly what Photogrammetry does. This method is also used to reconstruct terrain geometry from photos taken by aerial drones. Antivirus Scan Securing your system against viruses and malware is essential for reliable operation. Antivirus software detects unwanted programs by comparing files to a large database with thousands of signatures and rules. In this test we're measuring how long it takes to scan all files of a 30 GB game. Altium PCB Designer Altium Designer has been used to make at least one of the circuit boards inside your favorite piece of electronics. It's an industry-leading solution to build complex PCBs by automating circuit paths and ensuring that signal integrity and design rules are followed in the design. Our test measures how long it takes for Altium PCB Designer to load a project, run various operations on it, including autorouting, design rule check and finally releasing the whole design to manufacturing. Text Recognition OCR — Google Tesseract Optical Character Recognition, or OCR, is the task of turning text in scanned images or photos into actual characters for archival, further processing, or editing. While most OCR software is single-threaded, Google's Tesseract engine can operate on multiple pages of a scanned document at once, spreading the load over several processor cores. The software, which is considered one of the most accurate open-source OCR packages available, automatically runs a spellcheck on the initial recognition results, which adds to the complexity of the workload. Virtualization — Oracle VirtualBox A virtual machine is a simulated computer inside your computer that's completely independent of the host PC. This not only improves security, but also enables software written for different operating systems to execute on one physical machine. Virtualization is the foundation for "the cloud" and helps reduce hardware ownership cost by dynamically spreading out virtual machines over multiple computers to make the best use of available hardware resources. We're testing VM performance using Oracle's VM VirtualBox software, with hardware virtualization support enabled for both Intel and AMD processors. Curiously, many motherboards ship with the virtualization setting disabled by default, so we made absolutely certain we had enabled it. Database — MySQL More data is stored and processed today than ever before in human history. Database systems that manage storage and retrieval throughout large data sets are the backbone for this revolution. Whenever you interact with a website or other digital service, one database is almost always guaranteed to be involved in returning the results you are looking for. We benchmark the most popular database system, MySQL, in the TPC-C test, which simulates a large number of warehouses and their constantly changing inventory. The reported number is "transactions per second," so higher is better. Database — NoSQL While traditional relational databases are the industry standard for a lot of workloads, NoSQL databases use a different, non-tabular approach, which offers tremendous speedups for certain workloads. That's why they are used in many big data and real-time web applications today. We benchmark how long it takes MongoDB to complete 10 million requests. Java The Java programming language is designed to be platform independent, highly scalable, and fault tolerant, which is why it's very popular for enterprise services that work with large amounts of data and many concurrent users. Our test suite consists of a large mix of individual Java benchmarks, some of them single-threaded, some that scale somewhat, and some that fully scale to as many cores as are available. Web Hosting People don't like excessive load times in their browser, which makes handling all the incoming requests of a busy website in a timely manner a non-trivial task that can potentially overload some server systems. In our web server benchmark we're recording how long it takes an ASP.NET Core 6.0 based content management system to process a million requests to its "about us" page. Our benchmark uses an in-memory mock database to not be bottlenecked by the backing database engine. Compression — WinRAR Data is compressed almost all the time when it moves over the wire to reduce download time and transfer sizes. WinRAR uses a more advanced compression algorithm than classic ZIP, which is why we chose it for this test. It's also able to scale across multiple processor cores. Compression — 7-Zip Another popular compression software is 7-Zip, which includes a benchmark that measures the integer instruction rate (MIPS) using the ZIP algorithm. It makes good use of multiple threads, when available. Encryption — AES Encryption is the foundation for secure communication on the internet. The AES encryption standard is one of the most popular encryption algorithm these days because of its simplicity and resistance to attacks. Unlike other encryption methods, AES is symmetric, which means the same key is used for encrypting and decrypting data. Being able to quickly encrypt and decrypt information is important, which is the reason why modern processors have an instruction set extension called "AES-NI" that accelerates these operations. Encryption — SHA3 "SHA" is technically not encryption, but hashing. A cryptographic hash function is a mathematical algorithm that creates a fingerprint value for existing data. This is a one-way function, which is practically impossible to invert. Another requirement for a good hashing algorithm is that you can't create a collision: craft a message that yields a specific hash value. The SHA3 algorithm achieves all that and is also often used to authenticate transmitted data which possibly was encrypted with AES first. Sony PS3 Emulator RPCS3 is a popular PlayStation 3 emulator for PCs, which let you play many Sony PS3 titles on your favorite platform. The emulator has serious hardware requirements, and some of its emulation threads constantly need to communicate with each other, which makes it a tough workload for many CPU architectures. RPCS3 also benefits from faster cache and memory speeds, when available. AVX-512 is enabled where supported, including Zen 4. Nintendo Switch Emulator Ryujinx is a highly compatible, feature-rich emulator for the Nintendo Switch console. It relies heavily on your CPU, and also comes with some tricks how to use the memory management unit (MMU) of your processor to handle the emulated environment. While it is multi-threaded, higher single-core performance is more important than being able to scale to many cores. Media Encoding — AV1 Nowadays, all video that is consumed, whether on TV, physical media, or streamed over the internet, is compressed using various codecs. AV1 is a next-generation video codec that is open and royalty-free, unlike other recent new video compression algorithms. Major industry players like YouTube, Netflix, and Facebook stand behind AV1 and are gradually rolling out support for the new format. Compared to older algorithms, such as H.264, the compression rate is much better, or you can achieve higher image quality for a given bitrate. We use the SVT-AV1 encoder with a 4K video source to compress to AV1. Media Encoding — H.265 / HEVC Our second video-encoding test uses the H.265 codec, which is also known as HEVC. We compress a 4K video using the latest version of the X265 encoder with 8-bit color depth, preset "slow," and a quality setting of crf 20. Media Encoding — H.264 / AVC H.264, also called AVC, is a slightly older compression format, though probably the most widely used these days because it is well supported, even on older hardware. We compress the same video as in the H.265 test using the X264 encoding software, with the preset "slower" and crf 20. Media Encoding — MP3 MP3 revolutionized the music industry like no other technology. Introduced in the 90s, it enabled a massive reduction in audio-file sizes, without noticeable impact on sound quality. This made music downloads, and ultimately streaming, a feasible method of content delivery over the Internet. For our benchmark, we convert a 2.5 hour-long 44.1 kHz Stereo recording to a variable bitrate MP3 file. MP3 encoding is a single-threaded process. Game Tests: 720p On popular demand from comments over the past several CPU reviews, we are including game tests at 720p (1280x720 pixels) resolution. All games from our CPU test suite are put through 720p using a RTX 4090 graphics card and Ultra settings. This low resolution serves to highlight theoretical CPU performance, because games are extremely CPU-limited at this resolution. Of course, nobody buys a PC with an RTX 4090 to game at 720p, but the results are of academic value because a CPU that can't do 144 frames per second at 720p will never reach that mark at higher resolutions. So, these numbers could interest high-refresh-rate gaming PC builders with fast monitors. Our 720p tests hence serve as synthetic tests in that they are not real world (720p isn't a real-world PC-gaming resolution anymore) even though the game tests themselves are not synthetic (they're real games, not 3D benchmarks). Individual Benchmark Scores Gaming with Ray Tracing Game Tests 1080p Individual Benchmark Scores Gaming with Ray Tracing Game Tests 1440p Individual Benchmark Scores Gaming with Ray Tracing Game Tests 4K Individual Benchmark Scores Gaming with Ray Tracing Minimum FPS While average FPS is the most useful metric to tell you the typical experience during gameplay, minimum FPS will tell you what's happening in worst-cases, like during intense battles or other demanding situations. All results on this page report the 1% Low FPS, or 99th percentile. Per definition these results are based on a smaller set of data for each benchmark run, which makes the numbers more unpredictable, so the uncertainties are higher than in our normal average FPS data. You may look at all the individual test runs by clicking the button at the end of the page. Individual Benchmark Scores Show Per-Game Results Application Power Consumption All power measurements on this page are based on a physical measurement of the voltage, current and power flowing through the 8-pin EPS CPU power connector(s), which makes them "CPU only," not "full system." We're not using the software sensors inside the processor, as these can be quite inaccurate and will vary between manufacturers. All measurements are collected and processed at a rate of 30 data points per second, on a separate machine, so the power measurement does not affect the tested system in any way. Our new data processing pipeline allows us to link recorded data precisely with benchmark runs, so we can easily create the charts below. Gaming Power Consumption Energy Efficiency Just looking at power draw in watts won't paint the whole picture for any given processor. It's not only important how much power is consumed, but also how quickly a task is completed—taking both into account results in "efficiency." Since a faster processor will complete a given workload quicker, the total amount of energy used might end up less than on a low-powered processor, which might draw less power, but will take longer to finish the test. In this section, we divide the performance achieved by the power usage, to get a Cinebench points per watt single-threaded and multi-threaded result. For gaming (with GeForce RTX 4090) we divide the average FPS of all our games by the power consumed, for a frames per watt rating. All these tests are based on our CPU-only power measurements, not whole system. Power Draw: Core i7-14700K vs Ryzen 7 7800X3D Power Draw: Core i7-14700K vs Ryzen 9 7900 Power Draw: Core i7-14700K vs Ryzen 9 7900X Power Draw: Core i7-14700K vs Core i7-13700K Temperatures We're using a Noctua NH-U14S for temperature measurements. Application temperatures are measured using Blender, a highly demanding rendering load, which will load all cores completely, but that's still realistic and not a synthetic stress test, like Prime95. For gaming, we picked Cyberpunk 2077, its modern engine is multi-thread aware and will try to spread as many tasks as possible over a large number of CPU cores, when available. Even when a game uses multiple threads it doesn't load each CPU core as heavily as rendering, for example, so there's some scope for power savings here. Note that unless indicated otherwise, all processors are tested at stock conditions with their power limit active, which is why some Intel temperatures are surprisingly low. As designed by Intel, these CPUs can exceed its TDP for a few seconds (PL2), but in the long term, the power limit (PL1) is respected, which brings down temperatures considerably. Both tests report the steady-state temperature after an extended runtime of at least 10 minutes. Temperatures are based on delta T, normalized to 25°C, that's why the temperature of some CPUs is higher than their throttle point, because the room temperature was below 25°C. For the new Intel CPUs we've increased the temperature limit in BIOS from 100°C to 115°C, to get a better feel for temperatures without thermal throttle getting in the way. We also did a round of testing with the Noctua D15 to get a feel for temps with a more powerful cooler (indicated by "D15" in the charts). Clock Frequencies The following chart shows how well the processor sustains its clock frequency and which boost clock speeds are achieved at various thread counts. This test uses a custom-coded application that mimics real-life performance—it is not a stress test like Prime95. Modern processors change their clocking behavior depending on the type of load, which is why we provide three plots with classic floating point math, SSE SIMD code, and modern AVX vector instructions. Each of the three test runs calculates the same result using the same algorithm, just with a different CPU instruction set. The E-Core side of this chart (threads 17 to 28) can be somewhat misleading. It looks like the cores run at increasingly slower frequencies as the load goes up, but that's not the case. The frequency plotted is the average of all the P-Cores active, plus more and more E-Cores, which all run at a lower frequency than the P-Cores, which drags down the average. That's why I tested E-Core frequency scaling separately in the chart below. Overclocking Overclocking the Core i7-14700K is easy, thanks to its unlocked multiplier. The biggest problem is the heat though, even at stock you'll be close to 100°C and higher. Overclocking the 14700K means setting the thermal limit to 115°C up from 100°C, and then figuring out what's the highest voltage you can give the CPU without hitting throttling at 115°C, depending on your cooling solution. In my case that was just 0.08 V, which limits the frequency increases. Switching from air to our Arctic AIO helped with controlling the heat, but it wasn't a huge difference. Our maximum all-core OC is 5.5 GHz on the P-Cores, plus 4.4 GHz on the E-Cores, 100% stable, which isn't a significant improvement over the stock configuration. Performance Summary Performance per Dollar Value and Conclusion The Intel Core i7-14700K is priced at $410 according to Intel. Four additional E-Cores Reasonably priced Gaming performance very close to Core i9 Faster than Ryzen 9 7900X in applications Better game performance than all non-X3D Ryzens Support for PCI-Express 5.0 Multiplier unlocked Integrated graphics Compatible with 600 and 700 Series chipset motherboards Support for DDR4 &amp; DDR5 memory Only minor improvements over 13th Gen Very high power usage Ryzen 7800X3D is faster in gaming Demanding cooling requirements / high temperatures Highest boost on two cores only Only PCIe x8 graphics when Gen 5 M.2 slot in-use No support for AI Assist / APO CPU cooler not included No support for AVX512 Today we're allowed to publish our performance results for Intel's new Raptor Lake Refresh processors. For our launch coverage we've posted reviews of all three new models released today: Core i9-14900K , Core i7-14700K and Core i5-14600K . This year's Intel Core processor launch looks like it'll be the last one with the "Core i" branding. The company's next-generation Meteor Lake CPUs will use an updated naming scheme, and will just be called "Core" and "Core Ultra." Under the hood, 14th Gen uses the same Raptor Lake dies that we've seen in 13th Generation CPUs, with some improvements. During their briefings Intel confirmed that they have "optimized the design and process technology," but also that the same manufacturing node, core design, IPC and Thread Director capability is used. All the SKUs released today are based on a single die and revision (unlike 13th Gen). There are some new features like XTU AI Assist and Intel Application Optimization, more on those later. While the other 14th Gen models only received clock frequency bumps, the Core i9-14700K actually comes with an improved core count configuration. While the 13700K features eight P-Cores and eight E-Cores with a total thread count of 24, the 14700K comes with an additional cluster of E-Cores, bringing the core count to 8+12, enabling a thread count of 28. On top of that you're getting higher clock speeds. We measured the 14700K to boost to 5.6 GHz with two or less cores active, and 5.5 GHz with three cores or more. This is a 200 MHz increase over the 13700K, which reached 5.4/5.3 GHz in the same test. Just to confirm, these are our own measurements of the actual CPU, not just an extract from Intel's specs list. Since it has more cores, the 14700K also has a slightly bigger cache of 33 MB, vs 30 MB on the 13700K. Averaged over the 45 tests in our application test suite, the Core i7-14700K clearly beats the 13700K, with a gap or around 5.6%, which is not a lot, but more than what we've seen on the other SKUs released today. This performance increase helps the CPU to make up ground to the Ryzen 9 7950X3D, which is now only 3.5% faster. The 13900K is only 5.7% quicker—close enough, especially when you consider the price difference. Intel's new flagship, the 14900K is 8.7% ahead, but 44% more expensive. AMD's various Ryzen 7 models really can't touch the 14700K when it comes to applications, they are considerably slower (7700X: -25%, 7700: -30%). The Ryzen 7 7800X3D is a lean gaming machine, but in applications it's pretty far behind, by 28%. With these performance numbers there is little reason to consider an upgrade if you're on a modern 12th or 13th Gen processor, but it'll be an interesting option for owners of older machines. Gaming on the Core i7-14700K works extremely well and is pretty much indistinguishable from the Core i9-14900K when not looking at FPS counters. We measured only a tiny 3% difference, 1% at 4K. What makes the 14700K a great choice for gaming is that it has the most P-Cores possible, eight, just like the 14900K. Compared to AMD's offerings, the 14700K is able to beat every single Ryzen processor out there, with the exception of the X3D models. A recent poll on TPU has shown that a lot of gamers are betting on AMD's 3D Vertical Cache Technology, and rightfully so. While the 7950X3D trades higher application performance for some compatibility issues in games, the 7800X3D is a pure gaming monster that tops our FPS charts. It consistently beats the 14700K on average at all our four tested resolutions, but at $400 it's only marginally cheaper than the $410 14700K. Overall it's important to realize that these performance differences are not that big, especially in subjective gameplay. All Intel 14th Gen, 13th Gen with large cache, and 12900K, 12700K, other Zen 4 CPUs and more will give you an outstanding gaming experience. We've seen very high power consumption numbers in today's Core i9-14900K review, the Core i7-14700K isn't much different. In applications it uses 155 W vs 170 W on the i9. Gaming power draw is similarly high with 132 W vs 144 W on the i9. Both processors have virtually the same core configuration: 8+16 and 8+12. Four E-Cores aren't going to make a big difference. Just like the 14900K, the 14700K runs at PL1 = PL2 = 253 W. What's making most of the difference is that the 14900K is clocked a good deal higher, which increases its power consumption. AMD's energy efficiency is much better. The 7900X is just 86 W in applications, and the 7800X3D is only 49 W in gaming—a third (!) of the 14700K. While I don't think the power cost difference will be a dealbreaker (75 W @ 4 hours per day @ 30 cents/kWh = $33 per year), the added heat dumped into the case and eventually into your gaming cave might make you reconsider. Cooling such high heat output isn't easy on the CPU cooler either. You'll be hitting 100°C very quickly, which will regularly result in thermal throttling with most air coolers. This is not a huge deal, as modern processors are very good at keeping a certain target temperature by slightly reducing clocks, without performance falling off a cliff—it's still not what you've spent all that money for. A watercooling solution will help, just like increasing the temperature limit, which goes up to 115°C. You could also undervolt the CPU or dial the power limit back. Things aren't that much better on the Zen 4 side though, because AMD wanted to keep cooler compatibility with Socket AM4, so they had to install an extra thick heat spreader on the AM5 CPUs, which make them difficult to cool, too, but it's easier due to the lower overall heat output. Although the unlocked multiplier makes overclocking technically easy, it is limited by the cooling system. Even when the thermal limit is raised from 100°C to the maximum of 115°C, it is difficult to push voltage much further, even with an AIO. At least Intel is giving us the option to adjust the temperature limit, AMD has no such feature. My highest all-core OC was 5.5 GHz, which is gains a tiny bit performance over stock, but pushes power consumption up quite a bit. Not worth it. On the Core i9-14900K we saw pretty decent results from Intel's AI Assist overclocking option in the XTU overclocking utility. At launch, this option is only available on the 14900K, Intel confirmed that they are looking into adding support for the other 14th Gen SKUs, too. AI Assist works surprisingly well, it takes less than a minute to run and will provide you with a good starting point that goes beyond just a fixed multiplier on all cores like we're doing in our OC testing. It's a shame that it doesn't work on the other models, but I understand the problem Intel is facing. AI Assist could also do with more love, right now saving the recommendations to BIOS isn't possible, so you'll have to reapply them with XTU on every restart, or manually copy them into your BIOS. A major issue is that XTU does not work with Windows VBS enabled, which is the default on all new OS installations. Still, it's good to see that Intel is making improvements for overclockers. On the other hand, I wish they gave us more manual controls with better BIOS integration, like AMD does. Intel's biggest "new tech" announcement is their Intel Application Optimization technology, or just "APO." The promise is that Intel will release hand-optimized profiles for specific games to control the thread count and thread type in real-time, which goes beyond what Thread Director offers. Unfortunately Intel was unable to provide reviewers with access to APO, so we couldn't test the technology to verify Intel's claims. Intel did confirm that APO works only on two older games at this time, which is a surprisingly small number of titles for a new release, especially coming from a resourceful company like Intel. Intel has announced an MSRP of $410 for the Core i7-14700K, which matches the current pricing of 13700K. If both processors are priced the same there is no reason to buy the 13700K over the 14700K. I'd even spend another $30-$40 for the additional four E-Cores, the extra cache and the frequency bump. AMD really doesn't have much to compete with the 14700K for applications. The Ryzen 9 7900 ($410) and 7900X ($450) are slower in applications, maybe relevant if power usage matters to you. Ryzen 9 7950X is too expensive at $590, just like 7950X3D ($685). While I would not pick the $400 7800X3D for a mostly-applications scenario, its capabilities as a gaming CPU definitely put it on the list. Price-wise both processors are evenly matched with just $10 separating them. While the 7800X3D offers better gaming performance, the 14700K wins in applications. As pure gamer I'd probably lean toward the 7800X3D, also because of its power efficiency, which helps keep case and room temperatures down. Once productivity comes into that mix, I'd probably pick the Intel CPU, but the differences will be small, especially subjectively. At this time it looks like Meteor Lake isn't coming to the desktop space, mostly because it tops out at just six P-Cores, so Intel needed something they could sell this holiday season, which explains why 14th Gen is released as Raptor Lake Refresh. I think Meteor Lake could be an amazing release for entry-level and midrange PCs, which is where most of the sales are anyway. The next desktop release for Intel seems to be Arrow Lake, with core counts reaching 8+16, but that's scheduled not before 2024, possibly even later. AMD's Zen 5 is expected to release next year, but we don't know about the improvements yet, I'd still expect that AMD will defend the gaming crown for the foreseeable future. Performance isn't everything though, and if Intel adjusts their pricing, they could spoil AMD's party. It seems likely that we'll be seeing price cuts on 13th Gen processors, which could make them an attractive choice for people who know what they are buying, without looking at model numbers. Our awards explained</text:p>
          </table:table-cell>
        </table:table-row>
        <table:table-row table:style-name="ro5">
          <table:table-cell office:value-type="string" calcext:value-type="string">
            <text:p>Ryzen 7 7700x</text:p>
          </table:table-cell>
          <table:table-cell office:value-type="string" calcext:value-type="string">
            <text:p>Introduction AMD's next-generation Ryzen "Zen 4" is here and we have the reviews! The new Ryzen 7 7700X is designed for high-performance gaming PC builds, letting you play at any resolution and with any game settings, when paired with a fast graphics card. It comes with the latest connectivity, including DDR5 memory and PCI-Express Gen 5, and a brand-new platform built around the new Socket AM5 LGA. The new "Zen 4" core aims to deliver a 13% IPC uplift over "Zen 3," while the much higher clock speeds enabled with this generation amount to a 29% single-threaded performance uplift in total over the previous-generation. With these, AMD claims to have stormed to the top, beating Intel's 12th Gen Core "Alder Lake." This Ryzen 7 7700X review covers the 8-core/16-thread processor at its $400 price-point, which compares to Intel's Core i7-12700K (8P+4E). AMD is unfazed with Intel's Hybrid architecture, E-cores, believing its processors can overcome the core-count deficit and beat Intel's offerings. The homogeneous core design localized to a single CCD also ensures the highest possible performance with less-parallelized applications, such as games and content-creation tools that don't need too many cores. AMD is also the first to offer CPU-attached PCIe Gen 5 NVMe that doesn't eat into the PEG lanes. Increases in the PCIe lane budget means motherboard designers can now opt for up to two CPU-attached Gen 5 NVMe, besides up to three chipset-attached Gen 4. The "Zen 4" architecture is designed to make most of the added bandwidth that DDR5 memory brings to the table, and to ensure support of PCIe Gen 5 devices such as next-generation SSDs and graphics cards. Besides the latest connectivity, it also introduces support for AVX-512 and VNNI, making it capable of accelerated AI inferencing, bringing it on par with Intel in this area. AMD has increased the L2 cache size, so the total cache (L2+L3) is now up to 40 MB, from 36 MB on the previous-gen 5700X. Ryzen 7 7700X, as we mentioned, is an 8-core/16-thread processor. It comes with clock speeds of 4.50 GHz base, and 5.40 GHz boost. Each of its eight cores features a 1 MB dedicated L2 cache, and access to the 32 MB of shared L3 cache. The processor puts out 28 lanes of PCIe Gen 5 (compared to 16 Gen 5 and 12 Gen 4 lanes from "Alder Lake"), and comes with a DDR5-only memory interface (no backwards-compatibility with DDR4, unlike Alder Lake). AMD has also added integrated graphics across the lineup. This levels the playing field with Intel, as now all the non-gaming productivity users who chose Intel for their integrated graphics, can pick a competing AMD processor without having to wait for APUs with large iGPUs. In this review, we take the Ryzen 7 7700X for a ride to find out how it measures up to Intel. We have rebenched every processor before this review with the latest selection of benchmarks and game-tests, and up-to-date software; additionally we've used a vast selection of processors, dating all the way back to several years ago, so you know if it's time to upgrade. Ryzen 7 7700X Market Segment Analysis Price Cores / Threads Base Clock Max. Boost L3 Cache TDP Architecture Process Socket Core i5-12600 $220 6 / 12 3.3 GHz 4.8 GHz 18 MB 65 W Alder Lake 10 nm LGA 1700 Core i5-12600K $280 6+4 / 16 3.7 / 2.8 GHz 4.9 / 3.6 GHz 20 MB 125 W Alder Lake 10 nm LGA 1700 Core i7-10700K $325 8 / 16 3.8 GHz 5.1 GHz 16 MB 125 W Comet Lake 14 nm LGA 1200 Core i7-11700K $275 8 / 16 3.6 GHz 5.0 GHz 16 MB 125 W Rocket Lake 14 nm LGA 1200 Ryzen 7 3700X $235 8 / 16 3.6 GHz 4.4 GHz 32 MB 65 W Zen 2 7 nm AM4 Ryzen 7 5700G $270 8 / 16 3.8 GHz 4.6 GHz 16 MB 65 W Zen 3 + Vega 7 nm AM4 Core i7-12700K $400 8+4 / 20 3.6 / 2.7 GHz 5.0 / 3.8 GHz 25 MB 125 W Alder Lake 10 nm LGA 1700 Ryzen 7 5700X $245 8 / 16 3.4 GHz 4.6 GHz 32 MB 65 W Zen 3 7 nm AM4 Ryzen 7 5800X $295 8 / 16 3.8 GHz 4.7 GHz 32 MB 105 W Zen 3 7 nm AM4 Ryzen 7 5800X3D $430 8 / 16 3.4 GHz 4.5 GHz 96 MB 105 W Zen 3 7 nm AM4 Core i9-10900 $400 10 / 20 2.8 GHz 5.2 GHz 20 MB 65 W Comet Lake 14 nm LGA 1200 Ryzen 9 3900X $440 12 / 24 3.8 GHz 4.6 GHz 64 MB 105 W Zen 2 7 nm AM4 Ryzen 5 7600X $300 6 / 12 4.7 GHz 5.3 GHz 32 MB 105 W Zen 4 5 nm AM5 Ryzen 9 5900X $390 12 / 24 3.7 GHz 4.8 GHz 64 MB 105 W Zen 3 7 nm AM4 Core i9-10900K $310 10 / 20 3.7 GHz 5.3 GHz 20 MB 125 W Comet Lake 14 nm LGA 1200 Core i9-11900K $330 8 / 16 3.5 GHz 5.3 GHz 16 MB 125 W Rocket Lake 14 nm LGA 1200 Ryzen 9 3950X $495 16 / 32 3.5 GHz 4.7 GHz 64 MB 105 W Zen 2 7 nm AM4 Ryzen 9 5950X $550 16 / 32 3.4 GHz 4.9 GHz 64 MB 105 W Zen 3 7 nm AM4 Ryzen 7 7700X $400 8 / 16 4.5 GHz 5.4 GHz 32 MB 105 W Zen 4 5 nm AM5 Core i9-12900K $585 8+8 / 24 3.2 / 2.4 GHz 5.2 / 3.9 GHz 30 MB 125 W Alder Lake 10 nm LGA 1700 Core i9-12900KS $750 8+8 / 24 3.4 / 2.5 GHz 5.5 / 4.0 GHz 30 MB 125 W Alder Lake 10 nm LGA 1700 Ryzen 9 7900X $550 12 / 24 4.7 GHz 5.6 GHz 64 MB 170 W Zen 4 5 nm AM5 Ryzen 9 7950X $700 16 / 32 4.5 GHz 5.7 GHz 64 MB 170 W Zen 4 5 nm AM5 The Zen 4 Platform AMD Zen has been one of the most remarkable turnarounds for a company in the semiconductor industry, and has had a profound impact on the consumer, as it influenced Intel's CPU core-counts. With each new generation of Zen, AMD delivered IPC and overall performance improvements, and Zen 4 stands out as it not only aims to improve performance, but also introduce a brand-new platform, after five years of Socket AM4. As a parting gift, AMD enabled official Zen 3 support on even the oldest 300-series chipset, which goes to show just how consumer-friendly AM4 was, and the company hopes to repeat this with AM5. The new AM5 socket is needed as the company enables the latest I/O, including DDR5 memory and PCI-Express Gen 5, besides power-delivery improvements. The socket can now deliver up to 230 W of power, giving AMD room to increase CPU core-counts in the future. AM5 is a land-grid array, just like Intel desktop sockets, but the company somehow retained CPU cooler compatibility with AM4. Zen 4 Chip Configuration The Ryzen 7000 series desktop processor, codenamed "Raphael," is a multi-chip module, just like Ryzen 5000 "Vermeer" and Ryzen 3000 "Matisse." The CPU cores are located in specialized dies called CCDs (CPU complex dies), while the platform I/O control is located in a separate die called cIOD (client I/O die). The CCDs were fabricated on the latest TSMC 5 nm EUV (N5) node, while the cIOD use the TSMC 6 nm (N6) node. The idea here is that the parts that benefit the most from the switch to the latest foundry process—the CPU cores—are built on this node; while everything else that can do with a slightly older node, is done so. This way AMD can make the most of its 5 nm foundry allocation with TSMC. The MCM contains a cIOD, and two 8-core CCDs in case of the Ryzen 9 7950X and 7900X; or one 8-core CCD in case of the Ryzen 7 7700X and Ryzen 5 7600X. The Infinity Fabric interconnect handles communications not just within these dies, but also between them. The transition to fast DDR5 memory and PCIe Gen 5 means that AMD now can push instructions and data around faster. AMD did so with microarchitectural improvements to the "Zen 4" core itself, while also increasing the Infinity Fabric bandwidth between the cores. The Zen 4 CPU Core All cores in Ryzen 7000 series processors are of the same kind, what Intel would consider a performance-core, or P-core. AMD has worked on all three key stages of the CPU—the front-end, the execution, and the load/store. The front-end is the "mouth" of the CPU core, and prepares data and instructions for execution. Front-end improvements begin at the Branch Prediction unit, which can how predict 2 taken branches per clock-cycle, and comes with larger L1 and L2 branch-target buffers (BTBs). AMD had for the very first time introduced an OpCache with Zen, improving it over time. AMD has increased the size of the OpCache by around 68 percent. It can now handle 9 macro-ops per cycle. The micro-op queue dispatch rate to the execution stage is still 6. The Execution Stage is the main number-crunching machinery, and broadly features two components for the kind of math workload being executed—Integer and Floating Point. The "Zen 4" execution stage features a 25% larger instruction retire queue, larger register files, and higher buffer queue-depths throughout the core. With "Zen 4,"AMD is introducing support for AVX-512, in a bid to increase the processor's AI inferencing performance. The company did this in a die-area efficient, and energy-efficient manner, with no impact on CPU core frequency. AVX-512 operations are executed on a dual-pumped 256-bit FPU, rather than building from the ground-up 512-bit FP hardware. VNNI and Bfloat16 instruction-sets are also added, which mean that "Zen 4" can handle pretty much all of the AVX-512 client-relevant workloads that competing Intel processors can. The Load/Store unit is the part of the core that interfaces with the memory sub-system. The "Zen 4" core gets a 22 percent larger Load Queue, with improved data-port conflict-resolution. There's a 50% larger L2 data transition lookaside buffer. The cache-hierarchy of the Ryzen 7000 desktop processor is similar to that of Ryzen 5000, with a few key differences, besides bandwidth/latency improvements—the dedicated L2 cache has been doubled in size to 1 MB. The eight CPU cores on a CCD share a monolithic 32 MB L3 cache, with uniform access to each core. These improvements contribute to a 13 percent IPC improvement over "Zen 3," AMD claims. The company provided a break-up of which components are contributing to the IPC uplift, and we see that close to two-thirds of it are coming from improvements to the front-end and load/store stages. Branch prediction improvements contribute a fifth of this uplift. Interestingly, the L2 cache contributes barely 1/10th of the IPC uplift, in the tested applications—we believe this increase is mostly relevant for server applications where it should be able to make more of a difference. Intel's "Golden Cove" P-core comes with 1.25 MB L2 cache, and the upcoming "Raptor Cove" is expected to feature 2 MB. Despite the doubling in L2 cache sizes, the resulting increase in cache latency is very well contained (from 12 cycles on the 512 KB L2 of "Zen 3," to just 14 cycles on "Zen 4"). VBS (virtualization-based security) is the standard on new Windows 11 installs and gets activated automatically, unless you specifically disable it. Windows 11 Security Center already flags VBS not being enabled as a warning, similar to Antivirus being disabled or outdated. AMD made several improvements to the Virtualization feature-set, to reduce its performance impact in a VBS-enabled client environment. This includes speculation control, dual AVIC to go with the physical dual-APIC, and TSC_AUX virtualization. New 6 nm IO Die Ryzen 3000 "Matisse" and Ryzen 5000 "Vermeer" processors featured a cIOD built on the 12 nm FinFET Global Foundries node, but with Ryzen 7000 "Raphael", AMD is taking a giant leap toward improving the power characteristics of the cIOD, by building it on the new 6 nm TSMC node. This was needed mainly because the cIOD now packs an RDNA 2 iGPU, besides the higher bandwidth switching fabric of the DDR5 and PCIe Gen 5 interfaces also warranting the change. The 12 nm previous-gen cIOD TDP was already estimated to draw up to 15 W, and the addition of an iGPU would've thrown things off gear. In addition to 6 nm, AMD is deploying several of the power-management features of the Ryzen 6000-series "Rembrandt" mobile processor on this cIOD, which mainly have to do with aggressive power management and rapid sleep/wake for the various components on the die. The new 6 nm cIOD packs a dual-channel DDR5 memory controller (4x 40-bit channels, including ECC and hardware-accelerated encryption support), with native support for DDR5-5200; a PCI-Express 5.0 x28 root-complex; a USB 3.2 controller with support for 20 Gbps 2x2 ports, USB-C, and DisplayPort passthrough from the iGPU. AMD was very clear that the inclusion of an iGPU doesn't make "Raphael" an APU, because the iGPU is rather basic, and just about enough for non-gaming workloads. The company intends to continue making APUs—processors with beefy iGPUs for mainstream gaming performance—including for the desktop platform. Full ECC support on desktop is technically possible, but it will depend on the motherboard manufacturers—AMD isn't doing anything to prevent them from making their boards ECC compatible. The Radeon 610 iGPU is based on the RDNA 2 graphics architecture, and packs just two Compute Units, which work out to 128 stream processors. The Display CoreNext (DCN) and Video CoreNext (VCN) components are of modern design. The VCN offers hardware-accelerated AV1 and H.265 decode, as well as hardware-accelerated H.265 encode. Just to clarify, there is hardware AV1 decode support, but no encode, which isn't a big deal at all. In terms of monitors, the DCN supports DisplayPort 2.0 UHBR10, HDMI 2.1 with FRL, and DisplayPort passthrough for the USB type-C ports connected to the on-die USB 3.2 controller. When paired with a discrete graphics card on Windows 10 or Windows 11, the iGPU supports Hybrid graphics, much in the same way as it's implemented on notebooks. You plug in your monitor to the iGPU, and it wakes up your discrete GPU (graphics card) when needed. The RDNA 2 compute units are of the same kind you'd find in Radeon RX 6000 series GPUs, including ray tracing support, but this is of no use on the Radeon 610. The only reason AMD went with RDNA 2 is because it can offer comparable levels of performance with just two CUs, to a "Vega" based iGPU with more CUs (thereby also increasing die-size). As we mentioned earlier, AMD needed a new socket as it was transitioning to DDR5 and PCIe Gen 5, which come with stiff physical-layer signaling requirements that AM4 couldn't provide. AM5 also makes processors "future-ready" as it enables two-way communication with the voltage regulators. The added pin-count was needed not just for DDR5 and its 40-bit sub-channels, but also for four additional PCIe lanes. The processor puts out a total of 28 PCIe Gen 5 lanes. 16 of these are meant for PEG (graphics card slots); 4 serve as chipset bus, and 8 lanes are available for the motherboard vendors to play around with: either wiring them both out as M.2 Gen 5 x4 slots, or wire one of them as M.2, and use the remaining 4 lanes for high-bandwidth devices, such as discrete USB4 controllers, 80 Gbps Thunderbolt 4 controllers, or even CPU-attached low-latency network interfaces. AM5 also significantly increases power-delivery capability over AM4—up to 230 W. The increased power should enable the "Zen 4" cores to run at very high clock-speeds approaching the 6 GHz-mark, or in the future, even enable core-count increases. The clock-domains of Ryzen 7000 are similar to those of the Ryzen 5000 series. FCLK defines the Infinity Fabric clock-speed, which is de-linked from UCLK (memory controller clock), and MCLK (DRAM clock). AMD says that DDR5-6000 strikes the "sweetspot" in that this is the highest MCLK you can run while retaining certain memory overclocker optimizations. On Zen 3 you'd want to run Infinity Fabric in sync with memory, but this isn't possible anymore, because FCLK can't reach 3000 MHz (assuming DDR5-6000 memory). Now the optimum config is to run FCLK at 2000, basically a 3:2 divider. Picking "auto" in the BIOS will automatically aim for that setting. Above 6000 MHz, the strategy will be changed to a 2:1 ratio. AMD X670E and B650E Chipsets AMD took a unique approach to chipsets with this generation. The top-tier chipset now comes in two flavors, X670E and X670. Both are identical in downstream I/O, but the X670E offers PCIe Gen 5 PEG besides CPU-attached Gen 5 NVMe; whereas the X670 only offers Gen 5 on the CPU-attached M.2 NVMe slot, but not PEG (which is Gen 4). A similar approach is taken when segregating the mid-tier B650E from the B650. The lack of Gen 5 PEG should significantly reduce motherboard costs, as designers would be saving on both Gen 5 redrivers and the steep wiring requirements to avoid signal-corruption. X670E is a 2-chip chipset unlike the previous-gen X570. This was done to increase the downstream PCIe connectivity. The chipset now offers up to 12x PCIe Gen 4 and up to 8x PCIe Gen 3 downstream lanes (not counting the lanes from the CPU). This lets motherboard designers wire out three additional M.2 Gen 4 slots attached to the chipset, while the Gen 3 lanes handle low-bandwidth onboard devices. AMD adopted a wacky way to connect the two bridges that make up the chipset. There is an "upstream" chipset that's wired to the AM5 SoC over a PCI-Express 4.0 x4 connection; the second bridge is called "downstream" chipset, and is connected to four of the PCIe Gen 4 downstream lanes of the "upstream" chipset. The X670/E puts out up to two 20 Gbps USB 3.2, up to eight 10 Gbps USB 3.2, and twelve USB 2.0. The B650E and B650 look like more reasonable single-chip chipsets. They talk to the SoC over PCI-Express 4.0 x4, and wire out 8x PCIe Gen 4 downstream lanes, and up to 4x PCIe Gen 3 downstream lanes. You get half the number of USB SuperSpeed ports as the X670/E. AMD EXPO Memory With Ryzen 7000 series, AMD is introducing EXPO (extended profiles for overclocking); a feature that's identical in concept to Intel XMP. AMD EXPO-certified DDR5 modules come with an easy method of applying the advertised memory speeds and timings—you simply select a toggle in the opening screen of your motherboard's UEFI BIOS program. EXPO differs from XMP in that it includes fine settings that are unique to the AMD architecture, and it's also an open standard. Until now, XMP modules installed on AMD systems relied either on painstaking manual overclocking, or use of DOCP, a feature that attempts to translate the settings in the XMP profile to "nearest neighbors" of AMD-compatible settings. This was sub-optimal. EXPO is royalty-free compared to XMP, so any memory manufacturer can implement it for free. Ryzen 7000 can run any PC-DDR5 memory in the market, including XMP-certified ones, so don't fret if you can't find EXPO kits just yet. Socket AM5 Here are a few pictures of Socket AM5, the star-attraction with this platform. This is a land-grid array (LGA) socket with 1,718 pins. As with every LGA socket, the pins are on the motherboard, whereas the processor package has contacts that interface with those pins, while a retention brace holds the package in place with a locking lever. Installing a processor on AM5 is similar to doing so on any of the dozens of Intel LGA sockets. On Socket AM4, removing the four mounting screws resulted in the backplate falling off, which meant you needed three hands when installing a cooler, and several vendors also bundled their own backplates. On Socket AM5 the backplate isn't designed to be removed, which makes cooler installation MUCH easier. The caps for the socket are not identical to the Intel LGA sockets, so you can't reuse them. DDR5 Memory Ryzen 7000 isn't the first consumer platform to introduce DDR5, that was done last year with Intel 12th Gen Core "Alder Lake". Unlike the Intel chip, Ryzen 7000 is a DDR5-only processor. So you won't come across motherboards with DDR4 slots, and will need to buy new memory. DDR5 generationally doubles the data transfer-rates over DDR4, operates at lower voltages, comes with intrinsic ECC which Ryzen 7000 supports at a silicon-level, and is optimized for parallelism, since each 80-bit memory channel contains two 40-bit sub-channels (independent paths to the memory controller). Unboxing and Photography The Ryzen 7 7700X comes in a compact paperboard box with a new look. A small cutout on the front shows the actual processor inside the package. Note that the Ryzen 7000 Series are not boxed with a cooler. The Ryzen 7000 series processor package is unlike anything we've seen, with its flower-shaped IHS design. AMD says it didn't go with a rounded-square IHS because it wanted to keep some of the electrical SMD ancillaries outside the IHS, where they're less affected by temperatures. If you flip the chip, you'll see that unlike Intel processors, there's no central "island" where there are no pins and instead some SMDs. The AM5 socket retention brace only applies pressure along the two side protrusions of the IHS, and when installed, the surface area for contact with the cooler is rounded-square, just like AM4 was. Test Setup All applications, games, and processors are tested with the drivers and hardware listed below—no performance results were recycled between test systems. All games and applications are tested using the same version. All games are set to their highest quality setting unless indicated otherwise. Test System "Zen 4" Processor: All AMD Ryzen 7000 processors Motherboard: ASUS X670E Crosshair Hero BIOS 0604 Memory: 2x 16 GB DDR5-6000 36-36-36-76 Infinity Fabric @ 2000 MHz 2x 16 GB G.SKILL DDR5-6000 30-36-36-76 (EXPO) Graphics: EVGA GeForce RTX 3080 FTW3 Ultra Storage: Neo Forza NFP065 1 TB M.2 NVMe SSD Air Cooling: Noctua NH-U14S Water Cooling: Arctic Liquid Freezer II 420 mm Thermal Paste: Arctic MX-5 Power Supply: Thermaltake Toughpower GF1 1200 W Software: Windows 11 Professional 64-bit VBS enabled (Windows 11 default) Drivers: NVIDIA GeForce 516.94 WHQL Ryzen Chipset Drivers 4.07.21.042 Test System "Alder Lake" Processor: All Intel 12th Generation processors Motherboard: ASUS Z690 Maximus Hero BIOS 2004 Memory: 2x 16 GB DDR5-6000 36-36-36-76 2T / Gear 2 All other specifications same as above Test System "Zen 3 &amp; Zen 2" Processor: All AMD Ryzen 5000 &amp; Ryzen 3000 processors Motherboard: ASUS X570 Crosshair VII Dark Hero BIOS 4201 Memory: 2x 16 GB DDR4-3600 14-14-14-34 1T Infinity Fabric @ 1800 MHz 1:1 Drivers: Ryzen Chipset Drivers 4.08.09.2337 All other specifications same as above Test System "Rocket Lake" Processor: All Intel 11th Generation processors Motherboard: ASUS Z590 Maximus XIII Hero BIOS 1402 Memory: 2x 16 GB DDR4-3600 14-14-14-34 1T Gear 1 All other specifications same as above Test System "Zen 1" Processor: All AMD Ryzen 2000 processors Motherboard: ASUS X570 Crosshair VII Dark Hero BIOS 4201 Memory: 2x 16 GB DDR4-3400 14-14-14-34 1T All other specifications same as above Test System "Comet Lake" Processor: All Intel 10th Generation processors Motherboard: ASUS Z490 Maximus XII Extreme BIOS 2601 Memory: 2x 16 GB DDR4-3600 14-14-14-34 1T All other specifications same as above AIDA64 Cache and Memory Performance In this first test we're looking at the performance offered by the memory subsystem and the processor's L1, L2 and L3 caches. AIDA64 comes with a great benchmark that provides a nice overview of all these performance characteristics. Super Pi SuperPi is one of the most popular benchmarks with overclockers and tweakers. It has been used in world-record competitions practically forever. It is a purely single-threaded CPU test that calculates Pi to a large number of digits—32 million for our testing. Released in 1995, it only supports x86 floating-point instructions and thus makes for a good test for single-threaded legacy application performance. Y-Cruncher Y-Cruncher is a highly optimized piece of software that can calculate Pi and other constants to a huge number of digits. It is fully multi-threaded, uses a modern code design and is optimized for all major processor architectures. This ability has made it a popular application, used by the enthusiast community to determine and compare how powerful their overclocked systems are. Rendering — Cinebench Cinebench is one of the most popular modern CPU benchmarks because it is built around the renderer of Maxon's Cinema 4D software. Both AMD and Intel have been showing this performance test at various public events, making it almost an industry standard. Using Cinebench R23, we test both single-threaded and multi-threaded performance. Rendering — Blender Blender is one of the few professional-grade rendering programs out there that is both free and open source. That fact alone helped build a strong community around the software, making it a highly popular benchmark program due to its ease of use as well. For our testing, we're using the Blender "BMW 27" benchmark scene with Blender 3.2. Rendering — Corona Corona Renderer is a modern photorealistic renderer that's available for Autodesk 3ds Max and Cinema 4D. It delivers physically plausible and predictable output due to its realistic lighting algorithm, global illumination, and beautiful materials. Corona does not support GPU rendering, so CPU performance is very important for all its users. We do not use the horribly outdated Corona Benchmark tool, which doesn't support new architectures, instead using the latest version, 8.2. Rendering — KeyShot The standalone KeyShot rendering software features fast and efficient workflows that help you get realistic high-quality product shots in the shortest possible time frame. Real-time ray tracing, multi-core photon mapping, adaptive material sampling, and a dynamic lighting core provide high-quality images that update instantly, even when interactively working on the scene. KeyShot 11 is optimized for usage on both CPUs and GPUs. We use the CPU renderer because the GPU renderer still has some limitations in terms of rendering capability. Rendering — V-Ray V-Ray is a world-leading 3D rendering software that uses global illumination, path tracing, photon mapping, and irradiance maps to achieve super-realistic render output. It has been used for CG in countless motion pictures and television series. V-Ray supports all major 3D applications, making it a great fit for any rendering pipeline. In this test, we're using the V-Ray 5 benchmark tool in CPU-only mode to get the number of "vsamples" that can be processed on a given hardware. Higher is better. Game Development — Unreal Engine 5 Unreal Engine 5 is the leading multi-platform game engine in the industry. Not only advanced, it also has lots of features to help you get results quicker than with competing products—time is money. The latest version 5 adds several new features that make the engine not only suitable for gaming, but also for architecture, automotive and movie production. Before a game is shipped, there is a lengthy process called "build, cook and package," which optimizes the various assets, compiling and compressing them into versions that will work best on the target platform, before packaging them into optimized bundles ready for distribution. We use a relatively simple scene—usually this process takes several hours. Software Development — Visual Studio C++ Microsoft Visual C++ is probably the most popular programming language for creating professional Windows applications. It's part of Microsoft's Visual Studio development suite, which has a long history and is widely accepted as the gold standard when it comes to IDEs. Compiling software is a relatively lengthy process that turns program code into the final executable, and programmers hate waiting for it to complete. We run a medium-sized application through the Visual Studio 2022 C++ compiler and linker, and use the resource compiler, too. The build is executed in "release" mode with all optimizations turned on and multi-processor compilation enabled. Web Browsing — JetStream 2 The JetStream 2 browser benchmark combines multiple JavaScript and WebAssembly benchmarks with several advanced workloads to determine how quickly a browser can complete specific tasks. It not only rewards high overall performance, but also fast startup and consistent operation. Web Browsing — Speedometer 2 Speedometer 2 tests a "to-do list" web application that's implemented using a huge number of popular frameworks. Among the benchmarks are versions built with React, Ember.js, AngularJS, vue.js, jQuery and others—frameworks used by the most popular sites in the world. Web Browsing — WebXPRT WebXPRT 4 is a browser benchmark that measures the performance of typical web applications, like photo enhancement, media management using AI, stock option pricing, encryption, OCR, charting, and productivity. It contains HTML5, JavaScript, and WebAssembly-based scenarios to mirror typical everyday workloads. Machine Learning — Image Upscaling Artificial Intelligence and Machine Learning have enabled us to create applications that are almost magical in their abilities. In our first AI benchmark, we use Topaz Gigapixel AI to upscale a series of low resolution photos to higher resolution, while improving fine details at the same time. Machine Learning — Image Classification Teaching an AI to accurately recognize the contents of an image has always been one of the holy grails of Machine Learning research. Nero AI Photo Tagger is a consumer-oriented application that implements a simple way to use these algorithms. We let the software classify 5000 photos with tags like "car," "dog," or "flower." Machine Learning — Tensorflow Building an AI to solve complex problems first requires it to be trained through a large training data set that is evaluated repeatedly to generate a neural network that can later be put to work (also called inference). Google's Python-based Tensorflow is one of the most popular machine-learning software packages that supports both CPUs and GPUs. Setting up Tensorflow for the GPU is complicated, so lots of algorithm development and training on small data sets still happen on the CPU. Training performance on the CPU can also beat the GPU when problem sizes exceed typical GPU memory capacities. Physics Simulation COMSOL is the gold standard for the accurate simulation of physics effects and one of the strongest competitors to Ansys. Where the software shines is in solving multiphysics problems that depend on several phenomena—you can simulate everything, including black holes. The modular aspect of COMSOL helps professionals customize the software to their desires, which can be run with a single module or a whole multitude of collaborating modules for more demanding tasks, as well as with two-way communication with external programs, such as CAD software. Chemistry Simulation NAMD is developed by the University of Illinois and helps researchers simulate the dynamic interactions between molecules and atoms. It is an established means of molecular dynamics simulation that scales from individual clusters of molecules to full-on chemical interaction in different phases. Parallel simulation modes help differentiate NAMD from its peers, allowing efficient problem solving of larger systems using the Charm++ parallel programming model as the base. Medical Science — Genome Analysis COVID-19 has shown the world that deadly pandemics can bring society to a standstill. Computational genomics is essential for rapid development of vaccine candidates in a race against time. In this test we're running an analysis on a set of genomes to determine which individuals in the dataset share common traits in their DNA. This is not only a compute-intensive workload, but it also uses quite a lot of memory (over 10 GB), which makes it dependent on the performance of the memory subsystem. Microsoft Office Microsoft's Office suite needs no introduction as it's probably the most widely used PC software on the planet, installed on every office computer no matter the industry. Our tests cover a wide range of editing and creation tasks in Word, PowerPoint, Excel and Outlook. Image Editing — Adobe Photoshop Adobe Photoshop has become the industry standard for photo and image processing. We run the latest Photoshop CC through a battery of typical editing tasks, like image resize, various blurs, sharpening, color and light adjustments, and image export. We also apply more complex actions like content-aware fill, lens correction, smart sharpen, select subject, and tilt shift. Video Editing — Adobe Premiere Pro Adobe Premiere Pro CC is the workhorse of the video production industry for creating high-quality content for film, TV, and the web. It can handle pretty much every recorded file format, and supports workflows for editing Full HD, 4K, 8K, and virtual reality content. Unfortunately, most of Premiere Pro is single-threaded, and media encoding is highly GPU accelerated, so benchmarking "export" on the CPU makes little sense. For our testing, we're using the software's "object tracking" functionality, which automatically scans through a video to follow a specific person or object—this task does indeed use more than a single core, but doesn't fully scale. A lot of memory is consumed and accessed in the process, over 10 GB for our test scene. Video Production — Adobe After Effects While Premiere Pro is optimized for cutting, arranging and editing videos, Adobe After Effects is the industry standard for creating motion graphics, text rendering, color correction and other visual effects like outlines, explosions etc. When applied, each of these takes up a little bit of CPU time, so when there's many effects, processing duration will increase quite a bit. We're measuring the time it takes to export a short intro trailer, including music and sound. Create 3D Model from Photos Creating 3D models is a tedious and complex task that takes time and requires experienced artists. It's thus the holy grail of 3D modeling to reconstruct a 3D model from just a series of photos. That's exactly what Photogrammetry does. This method is also used to reconstruct terrain geometry from photos taken by aerial drones. Antivirus Scan Securing your system against viruses and malware is essential for reliable operation. Antivirus software detects unwanted programs by comparing files to a large database with thousands of signatures and rules. In this test we're measuring how long it takes to scan all files of a 30 GB game. Altium PCB Designer Altium Designer has been used to make at least one of the circuit boards inside your favorite piece of electronics. It's an industry-leading solution to build complex PCBs by automating circuit paths and ensuring that signal integrity and design rules are followed in the design. Our test measures how long it takes for Altium PCB Designer to load a project, run various operations on it, including autorouting, design rule check and finally releasing the whole design to manufacturing. Text Recognition OCR — Google Tesseract Optical Character Recognition, or OCR, is the task of turning text in scanned images or photos into actual characters for archival, further processing, or editing. While most OCR software is single-threaded, Google's Tesseract engine can operate on multiple pages of a scanned document at once, spreading the load over several processor cores. The software, which is considered one of the most accurate open-source OCR packages available, automatically runs a spellcheck on the initial recognition results, which adds to the complexity of the workload. Virtualization — Oracle VirtualBox A virtual machine is a simulated computer inside your computer that's completely independent of the host PC. This not only improves security, but also enables software written for different operating systems to execute on one physical machine. Virtualization is the foundation for "the cloud" and helps reduce hardware ownership cost by dynamically spreading out virtual machines over multiple computers to make the best use of available hardware resources. We're testing VM performance using Oracle's VM VirtualBox software, with hardware virtualization support enabled for both Intel and AMD processors. Curiously, many motherboards ship with the virtualization setting disabled by default, so we made absolutely certain we had enabled it. Database — MySQL More data is stored and processed today than ever before in human history. Database systems that manage storage and retrieval throughout large data sets are the backbone for this revolution. Whenever you interact with a website or other digital service, one database is almost always guaranteed to be involved in returning the results you are looking for. We benchmark the most popular database system, MySQL, in the TPC-C test, which simulates a large number of warehouses and their constantly changing inventory. The reported number is "transactions per second," so higher is better. Database — NoSQL While traditional relational databases are the industry standard for a lot of workloads, NoSQL databases use a different, non-tabular approach, which offers tremendous speedups for certain workloads. That's why they are used in many big data and real-time web applications today. We benchmark how long it takes MongoDB to complete 10 million requests. Java The Java programming language is designed to be platform independent, highly scalable, and fault tolerant, which is why it's very popular for enterprise services that work with large amounts of data and many concurrent users. Our test suite consists of a large mix of individual Java benchmarks, some of them single-threaded, some that scale somewhat, and some that fully scale to as many cores as are available. Web Hosting People don't like excessive load times in their browser, which makes handling all the incoming requests of a busy website in a timely manner a non-trivial task that can potentially overload some server systems. In our web server benchmark we're recording how long it takes an ASP.NET Core 6.0 based content management system to process a million requests to its "about us" page. Our benchmark uses an in-memory mock database to not be bottlenecked by the backing database engine. Compression — WinRAR Data is compressed almost all the time when it moves over the wire to reduce download time and transfer sizes. WinRAR uses a more advanced compression algorithm than classic ZIP, which is why we chose it for this test. It's also able to scale across multiple processor cores. Compression — 7-Zip Another popular compression software is 7-Zip, which includes a benchmark that measures the integer instruction rate (MIPS) using the ZIP algorithm. It makes good use of multiple threads, when available. Encryption — AES Encryption is the foundation for secure communication on the internet. The AES encryption standard is one of the most popular encryption algorithm these days because of its simplicity and resistance to attacks. Unlike other encryption methods, AES is symmetric, which means the same key is used for encrypting and decrypting data. Being able to quickly encrypt and decrypt information is important, which is the reason why modern processors have an instruction set extension called "AES-NI" that accelerates these operations. Encryption — SHA3 "SHA" is technically not encryption, but hashing. A cryptographic hash function is a mathematical algorithm that creates a fingerprint value for existing data. This is a one-way function, which is practically impossible to invert. Another requirement for a good hashing algorithm is that you can't create a collision: craft a message that yields a specific hash value. The SHA3 algorithm achieves all that and is also often used to authenticate transmitted data which possibly was encrypted with AES first. Sony PS3 Emulator RPCS3 is a popular PlayStation 3 emulator for PCs, which let you play many Sony PS3 titles on your favorite platform. The emulator has serious hardware requirements, and some of its emulation threads constantly need to communicate with each other, which makes it a tough workload for many CPU architectures. RPCS3 also benefits from faster cache and memory speeds, when available. Nintendo Switch Emulator Ryujinx is a highly compatible, feature-rich emulator for the Nintendo Switch console. It relies heavily on your CPU, and also comes with some tricks in how to use the memory management unit (MMU) of your processor to handle the emulated environment. While it is multi-threaded, higher single-core performance is more important than being able to scale to many cores. Media Encoding — AV1 Nowadays, all video that is consumed, whether on TV, physical media, or streamed over the internet, is compressed using various codecs. AV1 is a next-generation video codec that is open and royalty-free, unlike other recent new video compression algorithms. Major industry players like YouTube, Netflix, and Facebook stand behind AV1 and are gradually rolling out support for the new format. Compared to older algorithms, such as H.264, the compression rate is much better, or you can achieve higher image quality for a given bitrate. We use the SVT-AV1 encoder with a 4K video source to compress to AV1. Media Encoding — H.265 / HEVC Our second video-encoding test uses the H.265 codec, which is also known as HEVC. We compress a 4K video using the latest version of the X265 encoder with 8-bit color depth, preset "slow," and a quality setting of crf 20. Media Encoding — H.264 / AVC H.264, also called AVC, is a slightly older compression format, though probably the most widely used these days because it is well supported, even on older hardware. We compress the same video as in the H.265 test using the X264 encoding software, with the preset "slower" and crf 20. Media Encoding — MP3 MP3 revolutionized the music industry like no other technology. Introduced in the 90s, it enabled a massive reduction in audio-file sizes, without noticeable impact on sound quality. This made music downloads, and ultimately streaming, a feasible method of content delivery over the Internet. For our benchmark, we convert a 2.5 hour-long 44.1 kHz Stereo recording to a variable bitrate MP3 file. MP3 encoding is a single-threaded process. Game Tests: 720p On popular demand from comments over the past several CPU reviews, we are including game tests at 720p (1280x720 pixels) resolution. All games from our CPU test suite are put through 720p using a RTX 3080 graphics card and Ultra settings. This low resolution serves to highlight theoretical CPU performance, because games are extremely CPU-limited at this resolution. Of course, nobody buys a PC with an RTX 3080 to game at 720p, but the results are of academic value because a CPU that can't do 144 frames per second at 720p will never reach that mark at higher resolutions. So, these numbers could interest high-refresh-rate gaming PC builders with fast monitors. Our 720p tests hence serve as synthetic tests in that they are not real world (720p isn't a real-world PC-gaming resolution anymore) even though the game tests themselves are not synthetic (they're real games, not 3D benchmarks). Individual Benchmark Scores Game Tests 1080p Individual Benchmark Scores Game Tests 1440p Individual Benchmark Scores Game Tests 4K Individual Benchmark Scores Integrated Graphics Performance With the Zen 4 architecture, AMD is finally adding an integrated graphics capability to all its processors. Historically Intel has offered IGP for many years in their processors, while AMD did not, which gave Intel an advantage for simple office PCs that will never see any sort of gaming. The Ryzen 7000 integrated graphics are based on the AMD RDNA 2 architecture (same as Radeon RX 5000 Series). AMD's goal with this IGP is not to provide gaming-grade performance, but to enable corporate users running 2D desktop applications like Windows, Word, Excel, and similar light-weight apps. The integrated graphics will also come in handy for troubleshooting, as you can boot and use your system without a discrete graphics card—useful in case of GPU RMA, too. Last but not least, the IGP has hardware encode/decode capabilities that can be used even when a discrete graphics card is installed, which could help offload some transcoding work from the GPU. The IGP unit is physically located inside the IO die, not in the compute die(s). Two RDNA 2 compute units offer a total of 128 cores, the GPU is clocked at a fixed 2.2 GHz. It uses the standard AMD Radeon Graphics drivers, but overclocking is not supported. All Zen 4 SKUs have the same IGP configuration. All the games on this page are running at their lowest possible detail setting (benchmarks on the "RTX 3080" pages use maximum settings, so they are not really comparable). Individual Benchmark Scores Frametime Analysis We present a more in-depth analysis than just average FPS to show how the framerate changes over time, which helps highlight FPS drops. Minimum FPS at both the 95th and 99th percentile are reported in these charts, too. A second chart, a histogram, shows shape and spread for the frametime data—how tightly grouped the measurements are. The "IQR" result is called "Interquartile Range," which is an outlier-resistant statistical value that tells us the range in the middle of the frametime distribution. Ryzen 7 7700X vs Core i9-12900K Ryzen 7 7700X vs Ryzen 7 5800X Ryzen 7 7700X vs Ryzen 7 5800X3D Application Power Consumption All power measurements on this page are based on a physical measurement of the voltage, current and power flowing through the 8-pin EPS CPU power connector(s), which makes them "CPU only", not "full system." We're not using the software sensors inside the processor, as these can be quite inaccurate and will vary between manufacturers. All measurements are collected and processed at a rate of 30 data points per second, on a separate machine, so the power measurement does not affect the tested system in any way. Our new data processing pipeline allows us to link recorded data precisely with benchmark runs, so we can easily create the charts below. Gaming Power Consumption Energy Efficiency Just looking at power draw in watts won't paint the whole picture for any given processor. It's not only important how much power is consumed, but also how quickly a task is completed—taking both into account results in "efficiency." Since a faster processor will complete a given workload quicker, the total amount of energy used might end up less than on a low-powered processor, which might draw less power, but will take longer to finish the test. In this section, we divide the achieved performance by the power usage, to get a Cinebench points per watt single-threaded and multi-threaded result. For gaming (with GeForce RTX 3080) we divide the average FPS of all our games by the power consumed, for a frames per watt rating. All these tests are based on our CPU-only power measurements, not whole system. Temperatures We're using a Noctua NH-U14S for temperature measurements. Application temperatures are measured using Blender, a highly demanding rendering load, which will load all cores completely, but that's still realistic, not a synthetic stress test such as Prime95. For gaming, we picked Cyberpunk 2077, its modern engine is multi-thread aware and will try to spread as many tasks as possible over a large number of CPU cores, when available. Even when a game engine uses multiple threads, it doesn't load each CPU core as heavily as rendering, for example, so there's some scope for power savings here. Note that unless indicated otherwise, all processors are tested at stock conditions with their power limit active, which is why some Intel temperatures are surprisingly low. As designed by Intel, the CPU can exceed its TDP for a few seconds, but in the long term, the power limit is respected, which brings down temperatures considerably. Both tests report the steady-state temperature after an extended runtime of at least 10 minutes. Temperatures are based on delta T, normalized to 25°C. Clock Frequencies The following chart shows how well the processor sustains its clock frequency, and which boost clock speeds are achieved at various thread counts. This test uses a custom-coded application that mimics real-life performance—it is not a stress test like Prime95. Modern processors change their clocking behavior depending on the type of load, which is why we provide three plots with classic floating point math, SSE SIMD code, and modern AVX vector instructions. Each of the three test runs calculates the same result using the same algorithm, just with a different CPU instruction set. Overclocking The Ryzen 7 7700X comes with a fully unlocked multiplier, which makes multiplier-based all-core overclocking very easy. I dialed the voltage up to 1.25 V, which is about the maximum I could run Prime95 at, while not overheating by crossing 115°C—even with a powerful AIO. Using Arctic's AIO with "Ryzen offset mounting" helped shave a few degrees off the CPU temperature. At this voltage, with Prime95 running, I increasing the multiplier in Ryzen Master until the system became unstable. There was no way that a 5.2 GHz all-core OC would be fully stable, so I settled for 5.1 GHz. You might see some 5.2 or 5.3 GHz overclocks in other reviews, unless these were paired with exceptional custom watercooling or dry ice/LN2, there's no way these were verified to be stable with Prime95 and only lighter tests were run. Just to clarify, the limit here is not the OC ability/voltage, but the CPU temperature, which limits the voltage you can use. Performance Summary Performance per Dollar Value and Conclusion The AMD Ryzen 7 7700X will go on sale tomorrow, at a price of $400. Impressive performance improvements in all areas Fantastic gaming performance PCIe 5.0 support for storage and graphics Integrated graphics Existing coolers are compatible with Socket AM5 Multiplier unlocked Single CCD design Support for DDR5 memory 5 &amp; 6 nanometer TSMC production process No risk of E-Cores complicating software compatibility Support for AVX512 and AI instructions High platform cost Demanding cooling requirements / high temperatures Very long boot times No support for DDR4 CPU cooler not included Today the day! AMD allowed reviewers to start publishing their Zen 4 Ryzen 7000 Series processor reviews. The four new CPUs were detailed just a few weeks ago, now we can share everything with you. With Zen 4, AMD has made significant improvements to nearly all parts of their platform. It starts with the new Zen 4 architecture, which improves instruction-per-clock by well over 13% and adds support for AVX-512 and acceleration for AI workloads. Also new is that compatible motherboards use the swanky "Socket AM5," which does away with the pins on the processor and uses an LGA package, similar to what Intel has been using for nearly two decades now. The new socket has support for all the latest technologies: PCI-Express 5.0 for graphics and NVMe storage; DDR5 memory, and also higher power delivery capability. Last but not least, AMD is finally including integrated graphics across the board, even with their non-APU processors, which will be extremely useful when building a rig that will only see light activity, such as office productivity, light browsing, or a media PC. In this review we're examining the Ryzen 7 7700X, which is the company's 8-core/16-thread offering for Zen 4. The chip runs at a base clock of 4.5 GHz and boosts up to 5.4 GHz—an 800 MHz increase over the 5700X. AMD has also increased the TDP from 65 W to 105 W, which brings with it more headroom for boosting to higher clocks, but also increases cooling requirements, but more on that later. We've spent months working on a new and improved CPU benchmarking suite, with tons of new apps and games, and every processor was retested with the latest Windows 11 updates, game patches and drivers. Averaged over our 45 application tests, we find the Ryzen 7 7700X a highly impressive 30% faster than its Ryzen 7 5700X predecessor, and 20% faster than the 5800X. That 30% is a huge increase in performance, gen-over-gen, and AMD achieved it without increasing the core count—7700X is still an 8-core processor. This makes performance slightly faster than the outgoing Intel Core i7-12700K, which needs eight P-Cores, plus four E-Cores (8P+4E) to keep up. Another impressive achievement is that the Ryzen 7700X beats AMD's last generation flagship, the Ryzen 9 5950X, by a small margin in application performance. Intel's i9-12900K is only 7% faster in applications, the Ryzen 9 7900X, also released today, is 15% faster, and the 7950X impresses with a 26% lead. In gaming, Zen 4 can also deliver. At 1080p, the 7700X is the fastest Zen 4 processor for gaming—yes, even faster than the 7950X. The underlying reason is that the 7900X and 7950X use a dual-CCD design, where the processor's computation ability is spread across two silicon dies, while the 7600X and 7700X use only a single CCD. This single CCD configuration helps make a difference in gaming, because things are better localized and there's no inter-CCD latency penalties. The differences are small though, the other Ryzens are still formidable CPUs for gaming, but if gaming is your primary focus, then the 7700X is your best choice. The Ryzen 7 5800X3D is a fantastic gaming processor, but on average, for our 12-game mix, the 7700X can pull ahead. Where the 5800X3D will still have an edge is in specific highly-CPU bound games that can benefit from its huge cache (such as Borderlands 3). Gaming performance on Intel is still a tiny bit better than Zen 4, at least with our selection of games, as long as you have an Intel CPU with P-Cores and E-Cores—the P-Core-only Intel 12600 and 12400F in our test group do lose to Zen 4 in gaming. In early summer, way before we had any Zen 4 samples, I picked titles based on their relevance and popularity; and it seems the games list tends to run a bit better on Intel than what a general average over many more titles would end up at. I have plans to test Zen 4 on a wider range of games, 50 is the target, to get a better statistical feel for this. Both AMD Zen 4 and Intel Alder Lake are fantastic processor series for gaming, and in a subjective test without an FPS counter you wouldn't be able to tell their performance apart. For gaming targeting the highest FPS, the processor is secondary, you should rather spend as much money as possible on the graphics card and pair it with a more affordable processor, instead of focusing on brute CPU performance at the cost of GPU budget. AMD is fabricating the Zen 4 compute dies on TSMC's 5 nanometer production process, and the I/O die is made on TSMC 6 nanometer. Just these numbers alone would suggest that Zen 4 is extremely energy efficient, but it seems clocking Ryzen 7000 at these high frequencies and TDPs has cost AMD quite some efficiency. We've upgraded our power measurement pipeline, and can now measure "chip-only" power consumption (as opposed to "whole system" before), and we record samples much faster, with full integration of the results. This lets us pair up power measurements with individual benchmark runs and perform more complex analyses, check out page 23. Compared to the Ryzen 7 5700X, the 7700X has lost around 15% in energy efficiency, but does offer much better performance overall, a reasonable tradeoff in my opinion. You can always dial down the clocks and voltages a bit, and greatly improve efficiency with minimal impact on performance. Compared to Intel's offerings, the Zen 4 architecture is miles ahead in power-draw. Especially when comparing against the i9-12900K, it's difficult to justify the additional power draw on Intel. The Intel i7-12700K comes with more sane power limits and is roughly in the same ballpark as the 7700X when it comes to power and efficiency. What will be a big source of discussion for Zen 4 is the extremely high temperatures. Using our high-end Noctua air cooler, there was a constant struggle trying to keep the CPU from its 95°C thermal limit - at which point it will start lowering boost clocks. Even adding all-in-one watercooling wasn't able to make a significant difference. The only AIO that showed meaningful gains over air was the Arctic Liquid Freezer II 240, which offers an "offset mounting" configuration that moves the center of the cold plate away from the center of the CPU to sit right on top of the compute dies on Zen 4. This gained us a couple of degrees improvement, so we could test the performance impact of hitting the 95°C temperature limit. I'm happy to report that there is only minimal loss in performance, maybe a few percent, as long as you have a good air cooler. AMD is very clear in their cooler guidance for 7950X and 7900X, mentioning "240-280 mm liquid," but the 7700X and 7600X are supposed to be paired with "mid-frame tower coolers," which I feel is a bit less than what I would recommend. AMD was also clear that 95°C is the new 65°C: "TJMax is the max safe operating temperature—not the absolute max temperature. In the Ryzen 7000 Series, the processor is designed to run at TJMax 24/7 without risk of damage or deterioration. At 95 degrees it is not running hot, rather it will intentionally go to this temperature as much as possible under load because the power management system knows that this is the ideal way to squeeze the most performance out of the chip without damaging it." I'm just surprised that temperatures are so high. Maybe it's the smaller die size of the compute dies, paired with high clocks and voltage that leads to these temperatures, or some compromises were made to achieve compatibility with AM4 coolers, or maybe both. I'm sure in the coming months we'll learn more about the cooling challenges, how to overcome them, and cooler vendors will probably release solutions optimized for Socket AM5. Right now you need to be aware that cooling Zen 4 is much more difficult than Zen 3, and that you should really stop worrying about 95°C temperatures. AMD is very clear in their messaging that these temps are normal and expected. During testing I didn't encounter any major bugs or issues; the whole AM5 / X670 platform works very well, considering how many new features it brings; there's one big gotcha though, and that's startup time duration. When powering on for the first time after a processor install, your system will spend at least a minute with memory training at POST code 15 before the BIOS screen appears. When I first booted up my Zen 4 sample I assumed it was hung and kept resetting/clearing CMOS. After first boot, the super long startup times improve, but even with everything set up and installed, you'll stare at a blank screen for 30 seconds. To clarify: after a clean system shutdown, without loss of power, when you press the power button you're still looking at a black screen for 30 seconds, before the BIOS logo finally appears. I find that an incredibly long amount of time, especially when you're not watching the POST code display that tells you something is happening. Most motherboards don't even have a POST code readout, and rely on LEDs to tell you which stage of the POST the machine is running at. The LED will seem "stuck" at memory or CPU. For cheaper boards that lack even this, there will be an unnerving wait. AMD and the motherboard manufacturers say they are working on improving this—they must. I'm having doubts that your parents would accept such an experience as an "upgrade", considering their previous computer showed something on-screen within seconds after pressing the power button. Update Sep 29 : I just tested boot times using the newest ASUS 0703 Beta BIOS, which comes with AGESA ComboAM5PI 1.0.0.3 Patch A. No noticeable improvement in memory training times. It takes 38 seconds from pressing the power button (after a clean Windows shutdown), until there ASUS BIOS POST screen shots. After that, the usual BIOS POST stuff happens and Windows still start, which takes another 20 seconds or so. Just like previous AMD Ryzen processors, all AMD Zen 4 CPUs come with unlocked multipliers, which makes overclocking much easier. Our highest manual all-core OC turned out to be only 5.1 GHz, held back by the fact that it's impossible to keep the fully loaded CPU under 100°C, even with a large AIO. This means that you're limited in how much voltage you can feed the beast, and you thus end up with much lower manual clocks. You could decide to not run Prime95, and test stability with lighter loads only, but that's not what I consider a stable OC. I ran all our benchmarks at 5.1 GHz All-Core OC, and this config ends up slower than the 7700X at stock in all tests, so unless you have exceptional cooling or are super lucky with the silicon lottery, it makes no sense to go for an all-core OC, not even for rendering workloads. The better way to OC Ryzen is using PBO "Auto Overclocking," paired with Curve Optimizer, same as Zen 3. Spending just a few minutes on that will yield you a few percent in OC performance—not a lot, but the times of huge OC gains are firmly a thing of the past—CPU manufacturers are getting better and better at giving you the best performance out of the box. As mentioned previously, Zen 4 now comes with integrated graphics. These "just work"—if no discrete graphics card is installed, plug the monitor cable in the motherboard, boom, everything works. Windows Update will install the right driver, or you can grab the official AMD Radeon drivers. Overall IGP performance is outstanding, and plenty for everything except serious gaming. Some lighter 3D apps like Google Earth work perfectly fine too, and are hardware-accelerated, just like all video decode and encode workloads for video conferencing, for example. While AMD is very clear that the integrated graphics are not for gaming, I still ran our IGP test suite and have to say I'm impressed—the Zen 4 IGP roughly matches the IGP of the Core i9-12900K, which uses Intel's latest Xe architecture and that they've spent a ton of die area on. A real, discrete graphics card is still much faster, even the most entry-level Radeon RX 6400 offers four times (!) the FPS. For all other typical consumer activities, these integrated graphics are awesome and they'll be a huge selling factor for compact, or cost-optimized office systems, a market where Intel has traditionally dominated, because discrete graphics cards weren't required. AMD is pricing the Ryzen 7 7700X at $400, slightly below the $450 price point that the Ryzen 7 5800X launched at. Why am I comparing the 7700X with the 5800X? Because the 7700X is really the "7800X" of this generation, AMD just changed the naming, to make it easier to position an upcoming "Ryzen 7 7800X3D," and probably to align with Intel, who offer no x800 SKU either. On the 5800X3D, AMD had to lower the clock frequencies, so the 3DV Cache could be used, which led to a situation in which 5800X was faster in some workloads than 5800X3D—AMD want to avoid that naming mess this time. Right now the Ryzen 7 5800X costs only $295, the 5700X goes for $245, and the 5800X3D is $430. When comparing against these price points, the 7700X does feel expensive, but it offers much better performance too. Overall platform cost of Ryzen 7000 is however, very high. The new motherboards are extremely expensive, and there's only X670/X670E available for now, the more affordable B650 boards will be released in October. While Intel supports both DDR4 and DDR5, AMD is focusing exclusively on DDR5, saying that this will eventually help adoption rates of DDR5, which enables higher production volumes, which will bring memory pricing down. Nothing wrong there, and while the performance gains from DDR5 are substantial, it still drives up platform cost. Basically you're looking at $1000+ for Zen 4+board+memory whereas $500 will get you a solid Zen 3 setup that offers somewhat slower performance, but at half the price. For gamers, this means you could go one or two tiers higher in your graphics card choice, which would definitely result in an FPS increase. Intel's 12700K is $400 right now, with similar performance, and cheaper motherboards available, so that's strong competition too, and Intel's new 13th gen processors are getting announced this week. It seems like the CPU market will become even more interesting in the coming months, and I'd expect that AM5/DDR5 platform prices will go down in the closing months of 2022, and through 2023. Our awards explained</text:p>
          </table:table-cell>
        </table:table-row>
        <table:table-row table:style-name="ro6">
          <table:table-cell office:value-type="string" calcext:value-type="string">
            <text:p>INTEL i5 13600k</text:p>
          </table:table-cell>
          <table:table-cell office:value-type="string" calcext:value-type="string">
            <text:p>Introduction The Core i5-13600K leads the performance-segment of the company's swanky new 13th Gen Core "Raptor Lake" desktop processor family. This $300-ish market segment attracts a wide range of users, from gamers to creators on a budget. You get almost the entire feature-set of the series, at a lower core-count. It joins the Core i9-13900K, which we've also reviewed for you today; besides the i7-13700K. While the Core i5 desktop processor series have historically spanned mid-range prices, Intel has done several value-additions to Core i5 over the years, such that it created two sub-series—the Core i5 K/KF-series, and the non-K/KF; with the two having distinct CPU core-configurations, L3 cache sizes, and other features. The 13th Gen Core "Raptor Lake" series brings with it generational CPU core-count increases, and the same holds true even for the Core i5-13600K. The chip gets six performance cores (or P-cores), and eight efficient cores (E-cores). This 6P+8E configuration is higher than the 6P+4E one of the previous-generation i5-12600K "Alder Lake," and while it might seem insignificant, given that only the E-core count has increased; Intel also replaced the P-cores with the new "Raptor Cove" ones that come with higher IPC, larger caches, and faster clock speeds. The 13th Gen Core "Raptor Lake" is Intel's second rodeo with the Hybrid architecture, the 12th Gen Core helped it shore up CPU core-counts and chase down AMD's lead in that area, and Intel is smart about it: the silicon only has six or eight P-cores, which Intel wagers are sufficient for taking on compute-intensive less parallelized tasks; while a swarm of physically smaller E-cores handles most light to moderate workloads, and in a crunch situation (all cores loaded); can contribute greatly to the processor's overall multi-threaded performance. So AMD's advantage with gaming performance is overcome with the high clock-speed P-cores, and its advantage with multi-threaded creator workloads is dusted by E-cores working in concert with the P-cores. With "Raptor Lake," Intel is introducing new "Raptor Cove" P-cores that come with higher IPC (single-threaded performance at a given clock speed); the ability to sustain higher clock-speeds generationally; and higher amounts of dedicated L2 cache—increased to 2 MB compared to 1.25 MB on the "Golden Cove" cores of "Alder Lake." While the E-cores are the same "Gracemont" ones, the E-core counts have increased generationally, as did their clock speeds and L2 cache sizes. Each "Gracemont" 4-core cluster now shares 4 MB of L2 caches among the cores, compared to 2 MB on "Alder Lake." The Core i5-13600K has two such clusters, and hence eight E-cores. The shared L3 cache size has increased, too, which is now 24 MB compared to 20 MB on the i5-12600K. The 13th Gen Core "Raptor Lake" processors are built on the same Socket LGA1700 package as the 12th Gen, and are compatible with existing Intel 600-series chipset motherboards via BIOS updates; although they are accompanied by the 700-series chipset motherboards with improved power architecture and downstream PCIe connectivity. The new processors support the same I/O as the 12th Gen, with PCI-Express 5.0 x16 PEG, one PCI-Express 4.0 x4 NVMe slot wired to the processor, and DMI 4.0 x8 chipset-bus. The processors support both DDR4 and DDR5 memory types, improving choice for the consumers. Intel is pricing the Core i5-13600K at USD $320, a similar price to that of the i5-12600K, and $20 higher than the competing Ryzen 5 7600X. It features a 6P+8E core configuration, and the P-cores tick at 3.50 GHz with a maximum boost frequency of 5.10 GHz, while the E-cores do 2.60 GHz, with up to 3.90 GHz boost. The processor base power (PBP) value is the same as the other processor models launching today, at 125 W, while the maximum turbo power is generationally increased, it's now 181 W. In this review, the i5-13600K squares off against the bulk of the $250-$400 desktop processor segment that's cluttered with chips such as the i5-12600K, 7600X, 7700X, and even i7-12700KF. If you can live without integrated graphics, you can opt for the i5-13600KF over the i5-13600K, which is practically identical, but $25 cheaper, at $295. Intel Core i5-13600K Market Segment Analysis Price Cores / Threads Base Clock Max. Boost L3 Cache TDP Architecture Process Socket Core i5-10400F $130 6 / 12 2.9 GHz 4.3 GHz 12 MB 65 W Comet Lake 14 nm LGA 1200 Core i5-11400F $170 6 / 12 2.6 GHz 4.4 GHz 12 MB 65 W Rocket Lake 14 nm LGA 1200 Core i5-12400F $180 6 / 12 2.5 GHz 4.4 GHz 18 MB 65 W Alder Lake 10 nm LGA 1700 Core i5-10500 $210 6 / 12 3.1 GHz 4.5 GHz 12 MB 65 W Comet Lake 14 nm LGA 1200 Ryzen 5 3600 $135 6 / 12 3.6 GHz 4.2 GHz 32 MB 65 W Zen 2 7 nm AM4 Core i5-10600K $195 6 / 12 4.1 GHz 4.8 GHz 12 MB 125 W Comet Lake 14 nm LGA 1200 Core i5-11600K $205 6 / 12 3.9 GHz 4.9 GHz 12 MB 125 W Rocket Lake 14 nm LGA 1200 Ryzen 5 3600X $195 6 / 12 3.8 GHz 4.4 GHz 32 MB 95 W Zen 2 7 nm AM4 Ryzen 5 5600 $130 6 / 12 3.5 GHz 4.4 GHz 32 MB 65 W Zen 3 7 nm AM4 Ryzen 5 5600G $165 6 / 12 3.9 GHz 4.4 GHz 16 MB 65 W Zen 3 + Vega 7 nm AM4 Ryzen 5 5600X $195 6 / 12 3.7 GHz 4.6 GHz 32 MB 65 W Zen 3 7 nm AM4 Core i5-12600 $280 6 / 12 3.3 GHz 4.8 GHz 18 MB 65 W Alder Lake 10 nm LGA 1700 Core i5-12600K $265 6+4 / 16 3.7 / 2.8 GHz 4.9 / 3.6 GHz 20 MB 125 W Alder Lake 10 nm LGA 1700 Core i5-13600K $320 6+8 / 20 3.5 / 2.6 GHz 5.1 / 3.9 GHz 24 MB 125 W Raptor Lake 10 nm LGA 1700 Core i7-10700K $325 8 / 16 3.8 GHz 5.1 GHz 16 MB 125 W Comet Lake 14 nm LGA 1200 Core i7-11700K $305 8 / 16 3.6 GHz 5.0 GHz 16 MB 125 W Rocket Lake 14 nm LGA 1200 Ryzen 7 3700X $215 8 / 16 3.6 GHz 4.4 GHz 32 MB 65 W Zen 2 7 nm AM4 Ryzen 7 5700G $270 8 / 16 3.8 GHz 4.6 GHz 16 MB 65 W Zen 3 + Vega 7 nm AM4 Core i7-12700K $365 8+4 / 20 3.6 / 2.7 GHz 5.0 / 3.8 GHz 25 MB 125 W Alder Lake 10 nm LGA 1700 Ryzen 7 5700X $240 8 / 16 3.4 GHz 4.6 GHz 32 MB 65 W Zen 3 7 nm AM4 Core i7-13700K $410 8+8 / 24 3.4 / 2.5 GHz 5.4 / 4.2 GHz 30 MB 125 W Raptor Lake 10 nm LGA 1700 Ryzen 7 5800X $270 8 / 16 3.8 GHz 4.7 GHz 32 MB 105 W Zen 3 7 nm AM4 Ryzen 7 5800X3D $380 8 / 16 3.4 GHz 4.5 GHz 96 MB 105 W Zen 3 7 nm AM4 Core i9-10900 $400 10 / 20 2.8 GHz 5.2 GHz 20 MB 65 W Comet Lake 14 nm LGA 1200 Ryzen 9 3900X $380 12 / 24 3.8 GHz 4.6 GHz 64 MB 105 W Zen 2 7 nm AM4 Ryzen 5 7600X $300 6 / 12 4.7 GHz 5.3 GHz 32 MB 105 W Zen 4 5 nm AM5 Ryzen 9 5900X $400 12 / 24 3.7 GHz 4.8 GHz 64 MB 105 W Zen 3 7 nm AM4 Core i9-10900K $310 10 / 20 3.7 GHz 5.3 GHz 20 MB 125 W Comet Lake 14 nm LGA 1200 Core i9-11900K $360 8 / 16 3.5 GHz 5.3 GHz 16 MB 125 W Rocket Lake 14 nm LGA 1200 Ryzen 9 3950X $495 16 / 32 3.5 GHz 4.7 GHz 64 MB 105 W Zen 2 7 nm AM4 Ryzen 9 5950X $550 16 / 32 3.4 GHz 4.9 GHz 64 MB 105 W Zen 3 7 nm AM4 Ryzen 7 7700X $400 8 / 16 4.5 GHz 5.4 GHz 32 MB 105 W Zen 4 5 nm AM5 Architecture The "Raptor Lake" microarchitecture is the swansong of monolithic silicon client processors for Intel. Future generations will implement the IDM 2.0 product design, and will be multi-chip modules with chiplets built across various foundry nodes. The "Raptor Lake" silicon is fabricated on the same Intel 7 (10 nm Enhanced SuperFin) foundry node as the previous-gen "Alder Lake," although Intel claims to have squeezed out a handful ofprovements, such as better electron channel mobility, which can let both the P-cores and E-cores gain increases in clock speeds by as much as 600 MHz over the previous-generation, and minimally higher power. The transistor-density is unchanged, since it's the same the node. The "Raptor Lake" die measures 23.8 mm x 11.8 mm (257 mm² die-area). The channel mobility improvements on the Intel 7 node in particular lets the chip designers raise the V/F curve, with over 50 mV reduction in iso-frequency (voltage needed for frequency); over 200 MHz iso-voltage (frequency increase at a given voltage); which enables up to 600 MHz increase in Turbo Boost frequencies, with the increase of maximum turbo power (MTP) to as high as 253 W for the Core i9-13900K and i7-13700K; and as high as 181 W for the Core i5-13600K. The "Raptor Cove" performance cores (P-cores) come with increased IPC, and while the company didn't specify the IPC gain over the previous-generation "Golden Cove" P-core, it mentions an over 15% single-threaded performance uplift. The ISA of the "Raptor Cove" core is identical to that of "Golden Cove," but the company has enhanced the hardware prefetcher dealing with the dedicated L2 cache. Helping the P-core performance uplift are the node improvements that help it sustain higher frequencies, and larger dedicated L2 cache—now 2 MB compared to 1.25 MB for "Golden Cove." The i9-13900K and i7-13700K get eight "Raptor Cove" P-cores, which come with HyperThreading enabled, so 16 threads from the P-cores. The Core i5-13600K gets six of these P-cores, for 12 threads. The "Gracemont" E-cores are architecturally unchanged from "Alder Lake," but are tuned with higher frequencies, and the most important hardware-level change is the L2 cache. Groups of four E-cores are organized as E-core clusters, which share an L2 cache among the cores. Intel doubled this cache size from 2 MB on "Alder Lake" to 4 MB. Much like the P-cores, Intel has updated the L2 cache prefetcher algorithm for E-core clusters. The "Raptor Lake" silicon physically features four E-core clusters, so 16 E-cores in total. The Core i7-13700K is carved out by disabling two of these clusters, giving you eight E-cores; while the i5-13600K is designed by disabling two E-core clusters, as well as two P-cores, for its 6P+8E configuration. Intel made several other updates to the cache and memory sub-system besides the enlarged L2 caches mentioned above. The shared L3 cache is now as large as 36 MB for the Core i9 SKUs, 30 MB for the Core i7 SKUs, and 24 MB for the Core i5 K/KF SKUs. The Ring Bus interconnect continues to be the town-square for this silicon, and Intel has increased its frequency by 900 MHz, now up to 5.00 GHz (it ran up to 4.10 GHz on the i9-12900K). The new Dynamic INI (inclusive/non-inclusive) architecture lets components reserve portions of the L3 cache to themselves to minimize cache misses or DRAM roundtrips if the cache is saturated. The processor supports dual-channel DDR5 and DDR4 memory types (2x 64-bit channels in case of DDR4, 4x 32-bit sub-channels in case of DDR5). The chip now supports DDR5-5600 natively (JEDEC spec), while the native DDR4 frequency is unchanged at DDR4-3200. While it didn't put out detailed architectural block-diagrams of its CPU cores like it did the last time, Intel was kind enough to give us a breakdown of how it achieved its claimed 15% single-threaded performance uplift, and &gt;40% multi-threaded uplift. Generational increases to frequency, cache size and prefetcher improvements, and and memory frequency uplifts, add to these. Multi-threaded performance uplift rides on the back of all these; plus the doubling in E-core count. Contributing to not just multi-threaded performance, but also consistency in multi-threaded performance across applications, are a series of updates to Intel Thread Director, the hardware-level middleware that makes Intel's Hybrid architecture work with software, by directing the right kind of workload to the right kind of CPU cores. It collaborates with OS scheduler improvements of Windows 11 22H2, particularly with smarter QoS (performance outlay) for background tasks. All processor models being launched today are Unlocked K (or KF) SKUs, letting you go to town with overclocking. While there are no new overclocking handles with "Raptor Lake," Intel improved the software side of things, by giving Extreme Tuner Utility (XTU) new per-core multiplier settings for both the P-cores and E-cores; and a simplified UI for automated overclocking, with Speed Optimizer. Intel Z790 Chipset Alongside the six 13th Gen K-series processors SKUs, Intel is debuting the Z790 chipset. Motherboards based on this are guaranteed to come with out-of-the-box support for 13th Gen processors, even though 600-series chipset motherboards support them via a BIOS update, and many of them feature USB BIOS Flashback. The Z790 sees a rebalancing of the downstream PCIe connectivity in favor of more downstream Gen 4 PCIe lanes, compared to the previous-gen Z690. You will find Z790 motherboards with DDR5 memory support, as well as those with DDR4 support—Intel hasn't restricted motherboard vendors from doing so. Unboxing and Photography As we detailed in our Unboxing Article, our Core i9-13900K and i5-13600K samples came in special media-kits. It's basically a flashy paperboard box the size of an M-ATX motherboard box, with the two processors inside, and some mementos designed to look like the "Raptor Lake" die. The memento should go well as a backdrop item for video-format tech journalists. The retail Core i5-13600K comes in a simple paperboard box, which lacks a boxed cooler. The Core i5-13600K processor package looks like the 12th Gen processors, as it shares the same LGA1700 socket. It's backwards-compatible with 600-series chipset motherboards with BIOS update. Many of the premium models come with USB Flashback. The retail Core i5-13600K box doesn't include a cooler, but you can pick up just any LGA1700 cooler—there's plenty of choice. Just make sure it can handle the thermal load. Test Setup All applications, games, and processors are tested with the drivers and hardware listed below—no performance results were recycled between test systems. All games and applications are tested using the same version. All games are set to their highest quality setting unless indicated otherwise. Test System "Raptor Lake" Processor: All Intel 13th Generation processors Motherboard: ASUS Z790 Maximus Hero BIOS 0604 Memory: 2x 16 GB DDR5-6000 36-36-36-76 2T / Gear 2 Graphics: EVGA GeForce RTX 3080 FTW3 Ultra Storage: Neo Forza NFP065 1 TB M.2 NVMe SSD Air Cooling: Noctua NH-U14S Water Cooling: Arctic Liquid Freezer II 420 mm Thermal Paste: Arctic MX-5 Power Supply: Thermaltake Toughpower GF1 1200 W Software: Windows 11 Professional 64-bit 21H2 VBS enabled (Windows 11 default) Drivers: NVIDIA GeForce 516.94 WHQL Test System "Zen 4" Processor: All AMD Ryzen 7000 processors Motherboard: ASUS X670E Crosshair Hero BIOS 0604 Memory: 2x 16 GB DDR5-6000 36-36-36-76 Infinity Fabric @ 2000 MHz Drivers: Ryzen Chipset Drivers 4.07.21.042 All other specifications same as above Test System "Alder Lake" Processor: All Intel 12th Generation processors Motherboard: ASUS Z690 Maximus Hero BIOS 2004 Memory: 2x 16 GB DDR5-6000 36-36-36-76 2T / Gear 2 All other specifications same as above Test System "Zen 3 &amp; Zen 2" Processor: All AMD Ryzen 5000 &amp; Ryzen 3000 processors Motherboard: ASUS X570 Crosshair VII Dark Hero BIOS 4201 Memory: 2x 16 GB DDR4-3600 14-14-14-34 1T Infinity Fabric @ 1800 MHz 1:1 Drivers: Ryzen Chipset Drivers 4.08.09.2337 All other specifications same as above Test System "Rocket Lake" Processor: All Intel 11th Generation processors Motherboard: ASUS Z590 Maximus XIII Hero BIOS 1402 Memory: 2x 16 GB DDR4-3600 14-14-14-34 1T Gear 1 All other specifications same as above Test System "Zen 1" Processor: All AMD Ryzen 2000 processors Motherboard: ASUS X570 Crosshair VII Dark Hero BIOS 4201 Memory: 2x 16 GB DDR4-3400 14-14-14-34 1T All other specifications same as above Test System "Comet Lake" Processor: All Intel 10th Generation processors Motherboard: ASUS Z490 Maximus XII Extreme BIOS 2601 Memory: 2x 16 GB DDR4-3600 14-14-14-34 1T All other specifications same as above AIDA64 Cache and Memory Performance In this first test we're looking at the performance offered by the memory subsystem and the processor's L1, L2 and L3 caches. AIDA64 comes with a great benchmark that provides a nice overview over all these performance characteristics. Super Pi SuperPi is one of the most popular benchmarks with overclockers and tweakers. It has been used in world-record competitions practically forever. It is a purely single-threaded CPU test that calculates Pi to a large number of digits—32 million for our testing. Released in 1995, it only supports x86 floating-point instructions and thus makes for a good test for single-threaded legacy application performance. Y-Cruncher Y-Cruncher is a highly optimized piece of software that can calculate Pi and other constants to a huge number of digits. It is fully multi-threaded, uses a modern code design and is optimized for all major processor architectures. This ability has made it a popular application, used by the enthusiast community to determine and compare how powerful their overclocked systems are. Rendering — Cinebench Cinebench is one of the most popular modern CPU benchmarks because it is built around the renderer of Maxon's Cinema 4D software. Both AMD and Intel have been showing this performance test at various public events, making it almost an industry standard. Using Cinebench R23, we test both single-threaded and multi-threaded performance. Rendering — Blender Blender is one of the few professional-grade rendering programs out there that is both free and open source. That fact alone helped build a strong community around the software, making it a highly popular benchmark program due to its ease of use as well. For our testing, we're using the Blender "BMW 27" benchmark scene with Blender 3.2. Rendering — Corona Corona Renderer is a modern photorealistic renderer that's available for Autodesk 3ds Max and Cinema 4D. It delivers physically plausible and predictable output due to its realistic lighting algorithm, global illumination, and beautiful materials. Corona does not support GPU rendering, so CPU performance is very important for all its users. We do not use the horribly outdated Corona Benchmark tool, which doesn't support new architectures, instead using the latest version, 8.2. Rendering — KeyShot The standalone KeyShot rendering software features fast and efficient workflows that help you get realistic high-quality product shots in the shortest possible time frame. Real-time ray tracing, multi-core photon mapping, adaptive material sampling, and a dynamic lighting core provide high-quality images that update instantly even when interactively working on the scene. KeyShot 11 is optimized for usage on both CPUs and GPUs. We use the CPU renderer because the GPU renderer still has some limitations in terms of rendering capability. Rendering — V-Ray V-Ray is a world-leading 3D rendering software that uses global illumination, path tracing, photon mapping, and irradiance maps to achieve super-realistic render output. It has been used for CG in countless motion pictures and television series. V-Ray supports all major 3D applications, which makes it a great fit for any rendering pipeline. In this test, we're using the V-Ray 5 benchmark tool in CPU-only mode to get the number of "vsamples" that can be processed on a given hardware. Higher is better. Game Development — Unreal Engine 5 Unreal Engine 5 is the leading multi-platform game engine in the industry. Not only advanced, it also has lots of features to help you get results quicker than with competing products—time is money. The latest version 5 adds several new features that make the engine not only suitable for gaming, but also for architecture, automotive and movie production. Before a game is shipped, there is a lengthy process called "build, cook and package", which optimizes the various assets, compiling and compressing them into versions that will work best on the target platform, before packaging them into optimized bundles ready for distribution. We use a relatively simple scene—usually this process takes several hours. Software Development — Visual Studio C++ Microsoft Visual C++ is probably the most popular programming language for creating professional Windows applications. It's part of Microsoft's Visual Studio development suite, which has a long history and is widely accepted as the gold standard when it comes to IDEs. Compiling software is a relatively lengthy process that turns program code into the final executable, and programmers hate waiting for it to complete. We run a medium-sized application through the Visual Studio 2022 C++ compiler and linker, and use the resource compiler, too. The build is executed in "release" mode with all optimizations turned on and multi-processor compilation enabled. Web Browsing — JetStream 2 The JetStream 2 browser benchmark combines multiple JavaScript and WebAssembly benchmarks with several advanced workloads to determine how quickly a browser can complete specific tasks. It not only rewards high overall performance, but also fast startup and consistent operation. Web Browsing — Speedometer 2 Speedometer 2 tests a "to-do list" web application that's implemented using a huge number of popular frameworks. Among the benchmarks are versions built with React, Ember.js, AngularJS, vue.js, jQuery and others—frameworks that are used by the most popular sites in the world. Web Browsing — WebXPRT WebXPRT 4 is a browser benchmark that measures the performance of typical web applications, like photo enhancement, media management using AI, stock option pricing, encryption, OCR, charting, and productivity. It contains HTML5, JavaScript, and WebAssembly-based scenarios to mirror typical every day workloads. Machine Learning — Image Upscaling Artificial Intelligence and Machine Learning have enabled us to create applications that are almost magical in their abilities. In our first AI benchmark, we use Topaz Gigapixel AI to upscale a series of low resolution photos to higher resolution, while improving fine details at the same time. Machine Learning — Image Classification Teaching an AI to accurately recognize the contents of an image has always been one of the holy grails of Machine Learning research. Nero AI Photo Tagger is a consumer-oriented application that implements a simple way to use these algorithms. We let the software classify 5000 photos with tags like "car," "dog," or "flower." Machine Learning — Tensorflow Building an AI to solve complex problems first requires it to be trained through a large training data set that is evaluated repeatedly to generate a neural network that can later be put to work (also called inference). Google's Python-based Tensorflow is one of the most popular machine-learning software packages that supports both CPUs and GPUs. Setting up Tensorflow for the GPU is complicated, so lots of algorithm development and training on small data sets still happens on the CPU. Training performance on the CPU can also beat the GPU when problem sizes exceed typical GPU memory capacities. Physics Simulation COMSOL is the gold standard for the accurate simulation of physics effects and one of the strongest competitors to Ansys. Where the software shines is in solving multiphysics problems that depend on several phenomena—you can simulate everything, including black holes. The modular aspect of COMSOL helps professionals customize the software to their desires, which can be run with a single module or a whole multitude of collaborating modules for more demanding tasks, as well as with two-way communication with external programs, such as CAD software. Chemistry Simulation NAMD is developed by the University of Illinois and helps researchers simulate the dynamic interactions between molecules and atoms. It is an established means of molecular dynamics simulation that scales from individual clusters of molecules to full-on chemical interaction in different phases. Parallel simulation modes help differentiate NAMD from its peers, allowing efficient problem solving of larger systems using the Charm++ parallel programming model as the base. Medical Science — Genome Analysis COVID-19 has shown the world that deadly pandemics can bring society to a standstill. Computational genomics is essential for rapid development of vaccine candidates in a race against time. In this test we're running an analysis on a set of genomes to determine which individuals in the dataset share common traits in their DNA. This is not only a compute-intensive workload, but it also uses quite a lot of memory (over 10 GB), which makes it dependent on the performance of the memory subsystem. Microsoft Office Microsoft's Office suite needs no introduction as it's probably the most widely used PC software on the planet, installed on every office computer no matter the industry. Our tests cover a wide range of editing and creation tasks in Word, PowerPoint, Excel and Outlook. Image Editing — Adobe Photoshop Adobe Photoshop has become the industry standard for photo and image processing. We run the latest Photoshop CC through a battery of typical editing tasks, like image resize, various blurs, sharpening, color and light adjustments, and image export. We also apply more complex actions like content-aware fill, lens correction, smart sharpen, select subject, and tilt shift. Video Editing — Adobe Premiere Pro Adobe Premiere Pro CC is the workhorse of the video production industry for creating high-quality content for film, TV, and the web. It can handle pretty much every recorded file format and supports workflows for editing Full HD, 4K, 8K, and virtual reality content. Unfortunately, most of Premiere Pro is single-threaded, and media encoding is highly GPU accelerated, so benchmarking "export" on the CPU makes little sense. For our testing, we're using the software's "object tracking" functionality, which automatically scans through a video to follow a specific person or object—this task does indeed use more than a single core, but doesn't fully scale. A lot of memory is consumed and accessed in the process, over 10 GB for our test scene. Video Production — Adobe After Effects While Premiere Pro is optimized for cutting, arranging and editing videos, Adobe After Effects is the industry standard for creating motion graphics, text rendering, color correction and other visual effects like outlines, explosions etc. When applied, each of these takes up a little bit of CPU time, so when there's many of them, processing duration will increase quite a bit. We're measuring the time it takes to export a short intro trailer, including music and sound. Create 3D Model from Photos Creating 3D models is a tedious and complex task that takes time and requires experienced artists. It's thus the holy grail of 3D modeling to reconstruct a 3D model from just a series of photos. That's exactly what Photogrammetry does. This method is also used to reconstruct terrain geometry from photos taken by aerial drones. Antivirus Scan Securing your system against viruses and malware is essential for reliable operation. Antivirus software detects unwanted programs by comparing files to a large database with thousands of signatures and rules. In this test we're measuring how long it takes to scan all files of a 30 GB game. Altium PCB Designer Altium Designer has been used to make at least one of the circuit boards inside your favorite piece of electronics. It's an industry-leading solution to build complex PCBs by automating circuit paths and ensuring that signal integrity and design rules are followed in the design. Our test measures how long it takes for Altium PCB Designer to load a project, run various operations on it, including autorouting, design rule check and finally releasing the whole design to manufacturing. Text Recognition OCR — Google Tesseract Optical Character Recognition, or OCR, is the task of turning text in scanned images or photos into actual characters for archival, further processing, or editing. While most OCR software is single-threaded, Google's Tesseract engine can operate on multiple pages of a scanned document at once, spreading the load over several processor cores. The software, which is considered one of the most accurate open-source OCR packages available, automatically runs a spellcheck on the initial recognition results, which adds to the complexity of the workload.</text:p>
          </table:table-cell>
        </table:table-row>
        <table:table-row table:style-name="ro7">
          <table:table-cell office:value-type="string" calcext:value-type="string">
            <text:p>Ryzen 5 5600x</text:p>
          </table:table-cell>
          <table:table-cell office:value-type="string" calcext:value-type="string">
            <text:p>Introduction The big AMD "Zen 3" architecture we've been hearing a lot about is finally here, and we have with us its most affordable part, the 6-core Ryzen 5 5600X. AMD claims that the 5600X is everything an AAA gamer would possibly want, and that the processor shouldn't get in the way of even premium 4K graphics cards. With the "Zen 3" launch, AMD is keeping its promise of rolling out a new microarchitecture every year since the 2017 debut of the original "Zen." What's astonishing, though, is that AMD has managed to deliver an IPC increase with each microarchitecture launched since. In contrast, Intel has been stuck with the same IPC for the desktop platform for half a decade, and its "Rocket Lake" processor reportedly won't launch until March 2021. The "Zen 3" microarchitecture heralds a significant 19% IPC increase over "Zen 2," which already had a transformative impact on the desktop processor market. Higher IPC means higher single-threaded performance, which means games, traditionally less parallelized than productivity, tend to benefit more. An IPC increase of the kind being marketed by AMD would mean that "Zen 3" beats Intel at gaming given "Zen 2" wasn't too far behind "Comet Lake" for gaming. At the higher-end, with the Ryzen 9 series, AMD offers more cores to the dollar with 12-core and 16-core parts, but things are evenly matched between the Ryzen 5 5600X and Intel Core i5-10600K, with both being 6-core/12-thread parts. The biggest under-the-hood change with "Zen 3" is AMD practically doing away with the 4-core CCX by putting all eight cores of its chiplet into a single 8-core CCX. This means all cores within a chiplet can talk to each other at lower latency, and access a larger 32 MB shared L3 cache. The 5600X is carved out by disabling two out of eight cores. AMD's Ryzen 5000 processors still implement a multi-chip module, with this generation's MCM being codenamed "Vermeer." AMD is debuting the Ryzen 5 5600X at a staggering $299, which is the highest launch price ever for a Ryzen 5-series processor, higher than what you'd pay for an 8-core 3700X. AMD states that the 5600X should have everything you need to build a gaming desktop for any resolution. Unlike the 5800X and 5900X which lack stock cooling solutions, AMD is including a cooler with the Ryzen 5. The chip has the same 95 W TDP as its predecessor, the 3600X, and is built on the same 7 nm silicon fabrication node. In this review, we put the Ryzen 5 5600X through our wide selection of gaming and productivity tests to tell you whether six "Zen 3" cores are worth more than eight "Zen 2" ones. AMD Ryzen 9 5000 Market Segment Analysis Price Cores / Threads Base Clock Max. Boost L3 Cache TDP Architecture Process Socket Ryzen 5 1600X $150 6 / 12 3.6 GHz 4.0 GHz 16 MB 95 W Zen 14 nm AM4 Ryzen 5 2600X $170 6 / 12 3.6 GHz 4.2 GHz 16 MB 95 W Zen 12 nm AM4 Core i5-9400F $145 6 / 6 2.9 GHz 4.1 GHz 9 MB 65 W Coffee Lake 14 nm LGA 1151 Core i5-10400F $170 6 / 12 2.9 GHz 4.3 GHz 12 MB 65 W Comet Lake 14 nm LGA 1200 Ryzen 7 1700 $170 8 / 16 3.0 GHz 3.7 GHz 16 MB 65 W Zen 14 nm AM4 Ryzen 7 1700X $200 8 / 16 3.4 GHz 3.8 GHz 16 MB 95 W Zen 14 nm AM4 Core i5-10500 $250 6 / 12 3.1 GHz 4.5 GHz 12 MB 65 W Comet Lake 14 nm LGA 1200 Ryzen 5 3600 $200 6 / 12 3.6 GHz 4.2 GHz 32 MB 65 W Zen 2 7 nm AM4 Ryzen 7 2700 $330 8 / 16 3.2 GHz 4.1 GHz 16 MB 65 W Zen 12 nm AM4 Core i5-8400 $205 6 / 6 2.8 GHz 4.0 GHz 9 MB 65 W Coffee Lake 14 nm LGA 1151 Ryzen 7 2700X $215 8 / 16 3.7 GHz 4.3 GHz 16 MB 105 W Zen 12 nm AM4 Core i3-8350K $200 4 / 4 4.0 GHz N/A 8 MB 91 W Coffee Lake 14 nm LGA 1151 Core i5-8600K $220 6 / 6 3.6 GHz 4.3 GHz 9 MB 95 W Coffee Lake 14 nm LGA 1151 Core i5-9600K $200 6 / 6 3.7 GHz 4.6 GHz 9 MB 95 W Coffee Lake 14 nm LGA 1151 Core i5-10600K $275 6 / 12 4.1 GHz 4.8 GHz 12 MB 125 W Comet Lake 14 nm LGA 1200 Ryzen 5 3600X $240 6 / 12 3.8 GHz 4.4 GHz 32 MB 95 W Zen 2 7 nm AM4 Ryzen 5 3600XT $240 6 / 12 3.8 GHz 4.5 GHz 32 MB 95 W Zen 2 7 nm AM4 Ryzen 5 5600X $300 6 / 12 3.7 GHz 4.6 GHz 32 MB 65 W Zen 3 7 nm AM4 Ryzen 7 1800X $250 8 / 16 3.6 GHz 4.0 GHz 16 MB 95 W Zen 14 nm AM4 Core i7-8700K $380 6 / 12 3.7 GHz 4.7 GHz 12 MB 95 W Coffee Lake 14 nm LGA 1151 Core i7-9700K $380 8 / 8 3.6 GHz 4.9 GHz 12 MB 95 W Coffee Lake 14 nm LGA 1151 Core i7-10700K $380 8 / 16 3.8 GHz 5.1 GHz 16 MB 125 W Comet Lake 14 nm LGA 1200 Ryzen 7 3700X $325 8 / 16 3.6 GHz 4.4 GHz 32 MB 65 W Zen 2 7 nm AM4 Ryzen 7 3800X $340 8 / 16 3.9 GHz 4.5 GHz 32 MB 105 W Zen 2 7 nm AM4 Ryzen 7 3800XT $380 8 / 16 3.9 GHz 4.7 GHz 32 MB 105 W Zen 2 7 nm AM4 Ryzen 7 5800X $450 8 / 16 3.8 GHz 4.7 GHz 32 MB 105 W Zen 3 7 nm AM4 Unboxing and Photography The Ryzen 5 5600X comes in a fairly large paperboard box. The front face of Ryzen 5000 series box features a brushed metal look (compared to the carbon fiber appearance of the Ryzen 3000 series). There are enough pointers to let you know you're buying a Ryzen 5000-series part. A small cutout on the side shows the actual processor inside the package. Unlike other Zen 3 processors launched today, the Ryzen 5 5600X includes a heatsink in the box. The Wraith Stealth cooling solution is suitable for the 65 W TDP of the Ryzen 5 5600X. The processor looks like any conventional AMD CPU with a large IHS dominating the top, and a 1,331-pin micro-PGA as the bottom. The "Zen 3" CCD chiplet is made in Taiwan and the I/O die in the US, and the two are put together at a facility in China. Architecture The Zen 3 Microarchitecture Since its 2017 debut, AMD has delivered a new iteration of its groundbreaking Zen CPU microarchitecture each year, each with IPC improvements. As we mentioned earlier, the new Zen 3 microarchitecture claims to offer a massive 19 percent IPC uplift over its predecessor, Zen 2. This is accomplished by improvements at both micro and macro levels. We already detailed the macro (beyond the core) changes above. In this section, we talk about what's new inside each core. AMD talks about updates to practically all key components of the core, including its front-end, fetch/decode, the integer and floating-point components, load-store, and the dedicated caches. Modern processors execute multiple instructions in parallel to improve performance. Computer programs consist of huge amounts of "if ... then ... else" instructions, which slow down the processor because it has to evaluate the condition before picking a branch to execute. In order to overcome this limitation, the branch predictor was invented, a piece of circuitry that takes a guess on what's the more likely outcome of the condition check and just speculatively executes that branch's instructions. Of course, there's a chance that the prediction is wrong, in which case a performance penalty is incurred from undoing the executions that were already executed. With "Zen 3", AMD uses an improved TAGE branch predictor, which is more accurate and recovers faster from mispredictions. They also changed the design to be "bubble free," which avoids inserting "wait for result" instructions in the instruction stream whenever a branch is encountered. AMD generally increased ops/cycle; the front-end now switches between the op and instruction caches faster. The 32 KB L1 instruction cache has been tweaked to offer better utilization due to efficient tagging and pre-fetching. Streamlining was done to the Op cache. Improvements to the branch predictor and front-end add up to nearly a quarter of the overall 19% generational IPC uplift. The execution engine, or combination of the integer and floating-point execution units, is the main math muscle of the CPU core. The "Zen 3" microarchitecture features improvements to both over "Zen 2." Both the INT and FP issue queues (which feed work to the two engines) have been widened and the execution window enlarged. This ensures fewer units are idle in typical programs, which increases overall performance. AMD worked to minimize latencies at every stage of the INT execution engine, and enlarged its key structures, including the integer scheduler (96 entry vs. 92 on "Zen 2"), physical register file (192 vs. 180 on "Zen 2"), and 10 issues per cycle, up from 7 on "Zen 2." Data picker bandwidth has been significantly increased despite the same number of ALUs. The floating-point engine features the same 256-bit FPUs, but just as with the INT engine, the FP engine has latency and bandwidth improvements across the board, a faster 4-cycle FMAC, and a larger scheduler. The INT and FP improvements contribute around a fifth of the 19% overall IPC uplift. With the "Zen 3" microarchitecture, AMD addressed many bottlenecks and "intelligence" issues with the Load/Store unit. The biggest has to be bandwidth. The entry store queue has been widened to 64 from 48 on "Zen 2," and the L2 cache DTLB is 2K entries wide. The 32 KB L1 data cache has been made faster, with lower latencies. Memory dependence detection has been improved. Much like the front-end and scheduler, the load/store improvements contribute nearly a quarter of the 19% overall IPC uplift, meaning that by just optimizing the non-execution components of its core, AMD managed to pull off a vast 9% overall IPC uplift. ISA and Security Changes Each new microarchitecture heralds support for newer instruction sets and security hardening, and the same is the case with "Zen 3"; however, a notable absentee is AVX-512. Granted, Intel has adopted a less than perfect method of proliferating AVX-512 with certain instructions being exclusive to enterprise-segment microarchitectures and only a handful client-relevant instructions on its "Ice Lake" and "Tiger Lake" architectures, but there's no movement from AMD in this direction. You still do get 256-bit instructions from within the AVX2 set. Also missing in action is something to rival Intel's DLBoost, which is essentially a software exposure of fixed-function hardware that accelerates matrix multiplication, in effect AI deep-learning neural net building and training. A lot of client applications, particularly image manipulation and video editing, are leveraging edge AI, and some investment from AMD on this would have been nice. That said, "Zen 3" adds two new ISA instructions, MPK (memory protection keys) and AVX2 support for AES/APCLMulQD. AMD has been ahead of Intel with CPU core security vulnerability perception, and with "Zen 3," AMD is introducing CET, or control-flow enforcement, which should provide hardening against ROP-type attacks. Vermeer Multi-Chip Module The AMD Ryzen 9 5600X "Zen 3" processor is built on a Socket AM4 multi-chip module package the company refers to as "Vermeer." Since the Ryzen 3000 "Matisse," which was the first desktop processor to implement the 7 nm silicon fabrication process, AMD figured out a way to optimize the utilization of its 7 nm foundry allocation by using two things—building only those components that tangibly benefit from the new node on 7 nm, namely the CPU cores, and moving all other components to a separate die built on older 12 nm process, the cIOD (client IO die). The CPU cores are built on tiny dies with eight cores each, which AMD refers to as the CCD (CPU core die), and on the older "Zen 2" microarchitecture, the eight cores were split into two groups of four cores, each, called CPU core complexes (CCX). Each of the two CCX on the "Zen 2" CCD had its own 16-megabyte L3 cache shared between the two cores, and communication between cores of different CCX required a round-trip to the cIOD. With the new "Zen 3" microarchitecture, the biggest high-level change with the CCD is AMD's enlargement of the CCX to now include up to eight cores (essentially taking up the whole CCD). There's now one 8-core CCX per CCD. The biggest dividend of this change has to be improved inter-core latency since the eight cores now share the same L3 cache; the other big dividend has to be cache size. Each core on the CCD now has access to the full 32 MB L3 as a victim cache, so lightly threaded workloads should see a performance uplift. Eight-core Ryzen 7 5000-series models, such as the 5800X, feature a single CCD with all cores enabled. 6-core parts, such as the Ryzen 5 5600X, feature one CCD with any two of the cores disabled (shouldn't matter which ones). The 12-core Ryzen 9 5900X and 16-core Ryzen 9 5950X are parts that have two 8-core CCDs besides the cIOD. The 5900X is carved out by disabling any two cores per CCD, while the 5950X has all cores enabled on both CCDs. We confirmed with AMD that Ryzen 5000 "Vermeer" uses the same exact 12 nm cIOD as the Ryzen 3000 "Matisse" with only a couple of non-physical improvements, such as improved memory clocks and clock domains. Power Management and Overclocking Enhancements The new Ryzen 5000 "Zen 3" processors are even more independent from the OS than before when it comes to power management. The CPUs mostly rely on themselves in gauging processing load and responding with the appropriate performance budget. The "Zen 3" CPU core can operate at voltages ranging all the way from 0.2 V to 1.5 V (normal operation). The same Precision Boost 2 algorithm as the one on "Zen 2" Ryzen 3000 series processors is used. CPU clock speed boost, voltage adjustments, and clock-gated sleep changes occur at a 1 ms timescale (compared to the 15 ms tick-rate for OS-dictated power management). AMD has also enabled 0 V (power-gated) sleep, with the CPU cores being able to jump to power-gated sleep states without being "disturbed" by monitoring tools. Changes have been made to minimize the "observer effect" on CPU cores by monitoring tools. All Ryzen 5000 processors being launched today come with unlocked base-clock multipliers, making CPU overclocking a breeze. Memory overclocking is a whole different beast, and efforts have been made to make memory OC easier compared to past generations of "Zen" processors. Unlike on Intel processors, memory overclocking has a greater impact on performance for Ryzen processors as several other clock domains are tied to the memory clock (mclk), such as the all-important fclk domain, which dictates the frequency at which the Infinity Fabric interconnect operates. We've extensively covered memory overclocking for Ryzen in our definitive memory overclocking guide . Given that "Vermeer" uses the same cIOD as "Matisse," the memory controllers are largely unchanged. What's new, however, is that certain Ryzen 5000 series processor models can support DDR4-4000 in the 1:1 fclk:mclk ratio without having to engage a 1:2 divider. AMD explained that this is comparable to "some Zen 2 processors can run at 1800 MHz IF, some cannot". AMD X570 and B550 Chipsets At launch, Ryzen 5000 "Zen 3" processors should be compatible with all Socket AM4 motherboards based on AMD X570 and B550 chipsets, with a BIOS update that has the latest AGESA ComboPI 1.1.0.0 micro-code. The BIOS update must be installed before installing the Zen 3 CPU. Trying to boot the old BIOS with a Zen 3 will not work (we've tried). Luckily, most Socket AM4 motherboards feature some form of USB BIOS Flashback feature that lets you update the motherboard BIOS without having to install a processor or memory, which means you won't have to borrow an older processor just to update your motherboard's BIOS. Recent batches of AMD 500-series chipset motherboards should ship with Ryzen 5000 series support out of the box. The AMD X570 chipset is a premium offering that enables PCI-Express gen 4.0 not just from the processor (i.e., the main x16 PEG slot and one M.2 NVMe slot), but also downstream PCIe lanes attached to the chipset. You get up to 16 PCIe gen 4 lanes from the chipset, which can be re-configured as SATA or USB3 ports by the motherboard designer. The B550 chipset lets you have one PCIe gen 4 main x16 slot and one M.2 NVMe slot, but all chipset-attached downstream lanes are PCIe gen 3. The B550 puts out eight downstream lanes. AMD is expected to release a special version of AGESA that enables Ryzen 5000 "Zen 3" support for AMD 400-series chipset motherboards. However, this BIOS update will come with certain riders (e.g., you lose support for older processors). Motherboard vendors are expected to roll out BIOS updates for their 400-series chipset motherboards starting January 2021. Test Setup All applications, games, and processors are tested with the drivers and hardware listed below—no performance results were recycled between test systems. All games and applications are tested using the same version. All games are set to their highest quality setting unless indicated otherwise. Test System "Zen 3" Processor: All AMD Ryzen 5000 Motherboard: ASRock X570 Taichi AMD X570, BIOS v3.56 AGESA 1.1.0.0 Memory: 2x 8 GB G.SKILL Flare X DDR4 DDR4-3200 14-14-14-34 Graphics: EVGA GeForce RTX 2080 Ti FTW3 Ultra Storage: Crucial MX500 2 TB SSD Cooling: Noctua NH-U14S Zadak Spark 240 mm AIO Power Supply: Seasonic SS-860XP Software: Windows 10 Professional 64-bit Version 20H2 (October 2020 Update) Drivers: NVIDIA GeForce 430.63 WHQL AMD Chipset 2.10.13.408 Test System "Comet Lake" Processor: All Intel 10th Generation processors Motherboard: ASUS Z490 Maximus XII Extreme Intel Z490, BIOS 0508 Memory: 2x 8 GB G.SKILL Flare X DDR4 DDR4-3200 14-14-14-34 Software: Windows 10 Professional 64-bit Version 1903 (May 2019 Update) All other specs same as above Test System "Zen 2" Processor: All AMD Ryzen 3000 Motherboard: ASRock X570 Taichi AMD X570, BIOS v2.80 AGESA 1.0.0.4B Memory: 2x 8 GB G.SKILL Flare X DDR4 DDR4-3200 14-14-14-34 Software: Windows 10 Professional 64-bit Version 1903 (May 2019 Update) All other specs same as above Test System "Coffee Lake" Processor: All Intel 8th &amp; 9th Generation processors Motherboard: Core i9-9900KS: ASRock Z390 Phantom Gaming X All other Coffee Lake: ASUS Z390 Maximus XI Extreme Intel Z390 Memory: 2x 8 GB G.SKILL Flare X DDR4 DDR4-3200 14-14-14-34 Software: Windows 10 Professional 64-bit Version 1903 (May 2019 Update) All other specs same as above Test System "Zen" Processor: All AMD Ryzen 2000, Ryzen 2000G and Ryzen 1000 Motherboard: MSI X470 Gaming M7 AC AMD X470, BIOS 7B77v19O Memory: 2x 8 GB G.SKILL Flare X DDR4 DDR4-3200 14-14-14-34 Software: Windows 10 Professional 64-bit Version 1903 (May 2019 Update) All other specs same as above Super Pi SuperPi is one of the most popular benchmarks with overclockers and tweakers. It has been used in world-record competitions since forever. It is a purely single-threaded CPU test that calculates Pi to a large number of digits—32 million for our testing. Released in 1995, it only supports x86 floating-point instructions and thus makes for a good test for single-threaded legacy application performance. wPrime While SuperPi focuses on calculating Pi, wPrime tackles another mathematical problem: finding prime numbers. It uses Newton's Method for that. One of the design goals for wPrime was to engineer it so that it can make the best use of all cores and threads available on a processor. Rendering — Cinebench Cinebench is one of the most popular modern CPU benchmarks because it is built around the renderer of Maxon's Cinema 4D software. Both AMD and Intel have been showing this performance test at various public events, making it almost an industry standard. Using Cinebench R20, we test both single-threaded and multi-threaded performance. Rendering — Blender Blender is one of the few professional-grade rendering programs out there that is both free and open source. That fact alone helped build a strong community around the software, making it a highly popular benchmark program due to its ease of use as well. For our testing, we're using the Blender "BMW 27" benchmark scene. Rendering — Corona Corona Renderer is a modern photorealistic renderer that's available for Autodesk 3ds Max and Cinema 4D. It delivers physically plausible and predictable output due to its realistic lighting algorithm, global illumination, and beautiful materials. Corona does not support GPU rendering, so CPU performance is very important for all its users. Rendering — KeyShot The standalone KeyShot rendering software features fast and efficient workflows that help you get realistic high-quality product shots in the shortest possible time frame. Real-time raytracing, multi-core photon mapping, adaptive material sampling, and a dynamic lighting core provide high-quality images that update instantly even when interactively working on the scene. KeyShot is optimized for usage on CPUs only, which lets them use more complex algorithms than a GPU-based renderer. Unlike our other rendering tests, we record "frames per second" in KeyShot while rendering, so higher numbers are better. Game Development — Unreal Engine 4 Unreal Engine 4 is one of the leading multi-platform game engines in the industry. Not only advanced, it also has lots of features to help you get results quicker than with competing products—time is money. Before a game is shipped, the lengthy process of "light baking" has to be executed. It takes all static geometry and fixed light sources in the scene and precalculates lightmap textures for them, which results in a tremendous performance speed boost of the final game because these calculations no longer have to be performed in real time on the user's system. For our benchmarks, we generate baked light maps for a relatively simple scene, which usually takes several hours. Software Development — Visual Studio C++ Microsoft Visual C++ is probably the most popular programming language for creating professional Windows applications. It's part of Microsoft's Visual Studio development suite, which has a long history and is widely accepted as the gold standard when it comes to IDEs. Compiling software is a relatively lengthy process that turns program code into the final executable, and programmers hate waiting for it to complete. We run a medium-sized application through the C++ compiler and linker, and execute the resource compiler, too. The build is executed in "release" mode with all optimizations turned on and multi-processor compilation enabled. Web Browsing — Google Octane Google Octane tests web browser performance by running a suite of Javascript-based tests that represent typical use cases in today's dynamic, interactive web applications. Web Browsing — Mozilla Kraken Mozilla Kraken is similar to Octane in that it measures the execution time of Javascript, but uses a different set of tests based on the SunSpider benchmark. Test cases include audio processing, search algorithms, image filtering, JSON parsing, and cryptography. Web Browsing — WebXPRT WebXPRT 3 is a browser benchmark that measures the performance of typical web applications, like photo enhancement, media management using AI, stock option pricing, encryption, OCR, charting, and productivity. This is in contrast to our other two browser benchmarks which focus more on microbenchmarks, testing specific algorithms. Machine Learning — Tensorflow Artificial Intelligence is everywhere these days. Machine-learning-based algorithms are taking the grunt work out of many manual tasks that could previously only be performed by humans. In order for Deep Learning AI to solve problems, it has to be trained first through a large set of training data that is evaluated repeatedly to generate a neural network that can later be put to work (also called inference). Google's Python-based Tensorflow is one of the most popular machine-learning software packages that supports both CPUs and GPUs. Setting up Tensorflow for the GPU is a bit complicated, so lots of algorithm development and training on small data sets still happens on the CPU. Training performance on the CPU can also beat the GPU when problem sizes exceed typical GPU memory capacities. Physics Simulation Engineering widely uses the finite element method (FEM), which is able to simulate the flow of liquid (CFD), heat transfer, and structural stability to verify whether a final product is able to meet design requirements. Solving such a problem breaks the system up into a large number of simple parts called finite elements that are all able to interact with each other. This is a highly complex mathematical task that requires a lot of processing power, which is very difficult to parallelize on GPUs. Our Euler3D benchmark test is fully parallelized to make the most of multiple CPU cores, but it also puts a lot of stress on the memory subsystem. Brain Neuron Simulation In order to better understand how brains work, biology and medical research uses software to simulate neurons and their interactions with each other. Scientists hope that this can ultimately lead to an understanding of how biological intelligence emerges. Just like our physics simulation test, this is a highly complex, memory intensive problem that is best solved on CPUs—GPUs aren't well suited to these algorithms. Microsoft Office Microsoft's Office suite needs no introduction as it's probably the most widely used PC software on the planet, installed on every office computer no matter the industry. Our tests cover a wide range of editing and creation tasks in Word, PowerPoint, and Excel. Image Editing — Adobe Photoshop Adobe Photoshop has become the industry standard for photo and image processing. We run the latest Photoshop CC through a battery of typical editing tasks, like image resize, various blurs, sharpening, color and light adjustments, and image export. Video Editing — Adobe Premiere Pro Adobe Premiere Pro CC is the workhorse of the video production industry when it comes to creating high-quality content for film, TV, and the web. It can handle pretty much every recorded file format and supports workflows for editing Full HD, 4K, 8K, and virtual reality content. Unfortunately, most of Premiere Pro is single-threaded, and media encoding is highly GPU accelerated, so benchmarking "export" on the CPU makes little sense. For our testing, we're using the software's "object tracking" functionality, which automatically scans through a video to follow a specific person or object—this task does indeed use more than a core, but doesn't fully scale. A lot of memory is consumed and accessed in the process (over 10 GB for our test scene). Create 3D Model from Photos Creating 3D models is a tedious and complex task that takes time and requires experienced artists. It's thus the holy grail of 3D modeling to reconstruct a 3D model from just a series of photos. That's exactly what Photogrammetry does. This method is also used to reconstruct terrain geometry from photos taken by aerial drones. Text Recognition OCR — Google Tesseract Optical Character Recognition, or OCR, is the task of turning text in scanned images or photos into actual characters for archival, further processing, or editing. While most OCR software is single-threaded, Google's Tesseract engine can operate on multiple pages of a scanned document at once, spreading the load over several processor cores. The software, which is considered one of the most accurate open-source OCR packages available, automatically runs a spellcheck on the initial recognition results, which adds to the complexity of the workload. Virtualization — VMWare Workstation A virtual machine is a simulated computer inside your computer that's completely independent of the host PC. This not only improves security, but also enables software written for different operating systems to execute on one physical machine. Virtualization is the foundation for "the cloud" and helps reduce hardware ownership cost by dynamically spreading out virtual machines over multiple computers to make best use of given hardware resources. We're testing VM performance using VMWare Workstation, with hardware virtualization support enabled for both Intel and AMD processors. Curiously, many AMD Ryzen motherboards ship with the "SVM" setting disabled by default, so we made absolutely certain we had enabled it. Database — MySQL More data is stored and processed today than ever before in human history. The backbone for this revolution are database systems that manage storage and retrieval throughout large data sets. Whenever you interact with a website or other digital service, it's almost guaranteed that at least one database is involved in returning the results you are looking for. We benchmark the most popular database system, MySQL, in the TPC-C test, which simulates a large number of warehouses and their constantly changing inventory. The number reported is "transactions per second", so higher is better. Java The Java programming language is designed to be platform independent, highly scalable, and fault tolerant, which is why it's very popular for enterprise services that work with large amounts of data and many concurrent users. Our test suite consists of a large mix of individual Java benchmarks, some of them single-threaded, some that scale somewhat, and some that fully scale to as many cores as are available. Compression — WinRAR Data is compressed almost all the time when it moves over the wire to reduce download time and transfer sizes. WinRAR uses a more advanced compression algorithm than classic ZIP, which is why we chose it for this test. It's also able to scale across multiple processor cores. Compression — 7-Zip Another popular compression software is 7-Zip, which includes a benchmark that measures the integer instruction rate (MIPS) using the ZIP algorithm. It makes good use of multiple threads, when available. Encryption — VeraCrypt Encryption is the cornerstone for today's security on the Internet, ensuring not everybody can see your data as it travels through various routers on the way to its final destination. VeraCrypt, which is based on the disk-encryption software TrueCrypt, enables open-source encryption for your disk drives without any backdoors. The application comes with a multi-threaded performance test that measures the rate at which data can be encrypted. We are using the AES algorithm for our testing. Media Encoding — H.265 / HEVC Nowadays, all video that is consumed, whether on TV, physical media, or streamed over the Internet, is compressed using various codecs. Our first video-encoding test uses the fairly new H.265 codec, which is also known as HEVC. We compress a full HD video using the latest version of the X265 encoder, with 8-bit color depth, preset "slow", and a quality setting of crf 20. Media Encoding — H.264 / AVC H.264, also called AVC, is a slightly older compression format, though probably the most widely used compression format these days because it is well supported in even older hardware. We compress the same video as in the H.265 test using the X264 encoding software, with preset "slower" and crf 20. Media Encoding — MP3 MP3 revolutionized the music industry like no other technology. Introduced in the 90s, it enabled massive reduction in audio-file sizes without noticeable impact on sound quality. This made music downloads, and ultimately streaming, a feasible method of content delivery over the Internet. For our benchmark, we convert a 2.5 hour-long 44.1 kHz Stereo recording to a variable bitrate MP3 file. MP3 encoding is a single-threaded process. Game Tests: 720p On popular demand from comments over the past several CPU reviews, we are including game tests at 720p (1280x720 pixels) resolution. All games from our CPU test suite are put through 720p using a RTX 2080 Ti graphics card and Ultra settings. This low resolution serves to highlight theoretical CPU performance because games are extremely CPU-limited at this resolution. Of course, nobody buys a PC with an RTX 2080 Ti to game at 720p, but the results are of academic value because a CPU that can't do 144 frames per second at 720p will never reach that mark at higher resolutions. So, these numbers could interest high-refresh-rate gaming PC builders with fast 120 Hz and 144 Hz monitors. Our 720p tests hence serve as synthetic tests in that they are not real world (720p isn't a real-world PC-gaming resolution anymore) even though the game tests themselves are not synthetic (they're real games, not 3D benchmarks). Individual Benchmark Scores Game Tests 1080p Individual Benchmark Scores Game Tests 1440p Individual Benchmark Scores Game Tests 4K Individual Benchmark Scores Power Consumption Energy Efficiency In this section, we measure the total amount of energy consumed for a SuperPi run (single-threaded) and Cinebench (multi-threaded). Since a faster processor will complete a given workload quicker, the total amount of energy used might end up less than on a low-powered processor, which might draw less power, but will take longer to finish the test. Temperatures We used a Noctua NH-U14S to measure the CPU temperature while running Blender. We picked an actual application as that better reflects real-life usage than a stress-testing application like Prime95. The chart has a typo, we used NH-U14S, not NH-U12S Clock Frequencies The following chart shows how well the processor sustains its clock frequency, and which boost clock speeds are achieved at various thread counts. This test uses a custom-coded application that mimics real-life performance—it is not a stress test like Prime95. Modern processors change their clocking behavior depending on the type of load, which is why we provide three plots with classic floating point math, SSE SIMD code, and the modern AVX vector instructions. Each of the three test runs calculates the same result using the same algorithm, just with a different CPU instruction set. Overclocking For overclocking, I set a fixed voltage of 1.4 V and started increasing clocks, while checking stability at the same time. This is extremely easy due to AMD Ryzen Master, which has come a long way and is now top-notch. My highest all-core maximum stable overclock using an air cooler was 4.6 GHz. Actually, I could run nearly everything with 4.7 GHz, except for some AVX tests, which weren't stable unless I went over 1.45 V. Once I settled with a 4.6 GHz OC, I could lower the voltage to 1.35 V, which is quite a bit, with the CPU completely stable. Using a 240 mm AIO made no difference for overclocking, Performance Summary Performance per Dollar Value and Conclusion The AMD Ryzen 5 5600X will retail for $299. Beats 8-core 3800XT in both compute and gaming Huge IPC gains Gaming performance improved by over 15% Impressive application performance Compatible with existing AM4 motherboards Multiplier unlocked Power efficiency improved Support for PCI-Express Gen 4 Cooler included 7 nanometer production process Price increase over previous generation Overclocking barely worth it No integrated graphics The AMD Ryzen 5 5600X is arguably the most exciting processor launched today. Granted, it comes in at a steep price of $300, but just look at what you're getting. Many years ago, naysayers had talked about AMD just grabbing the low-hanging fruit, and that these gains would soon be history as Zen would be a one-hit pony with the departure of its lead designer. Boy, were they wrong. We have a total of three Zen 3 reviews for you today: Ryzen 9 5900X , Ryzen 7 5800X , Ryzen 5 5600X . Our fourth review, of the Ryzen 9 5950X, is half-finished and will be posted soon. The Ryzen 5 5600X is a 6-core/12-thread processor. With Intel having maxed out its core/thread counts with the 10th Gen "Comet Lake," skeptics would have guessed AMD would dial up core-counts by offering eight cores for the Ryzen 5 series. AMD had other plans. The "Zen 3" architecture is a work of art as much as it is an engineering feat. The company managed to squeeze a massive IPC gain out of the same 7 nm process node without fundamentally changing core counts and simply improving the inner workings on the CPU cores. They also improved the multi-core topology by essentially doing away with the arbitrary 4-cores per CCX limitation. In their presentations and launch event, AMD has been marketing the Ryzen 5 5600X as the best CPU for "strictly-gaming" builds, but our results show it to be a lot more—six "Zen 3" cores beat eight "Zen 2" cores at productivity, with the 5600X beating the recently launched 3800XT, the top 8-core part from the previous generation. The 5600X is consistently ahead of the entire Ryzen 3000 series—including the 3900X—posting 720p performance higher than the Core i7-10700K. 720p game tests highlight CPU-level bottlenecks and are a good measure of IPC, which is relevant to gamers. With 1080p gaming, the 5600X is about 4.5% faster than the 3900X and about as fast as an i9-9900K. The i5-10600K is about 0.9% ahead. As we go higher up the resolution ladder, the performance bottleneck shifts toward the GPU. The 5600X is 2% slower than the i9-10900K and 2.5% faster than the 3600X. 4K remains a toss-up, with the 5600X performing within 1.2% of the i9-10900K. Needless to say, Intel's gaming performance lead is basically irrelevant now, as AMD has caught up, and the odd-percent here isn't worth worrying about and within random variation. General compute is where the real story of the 5600X takes place. Despite two fewer cores than the Ryzen 7 3800X, the 5600X ends up consistently faster in CPU tests, except in rendering tests that scale across cores, but also real-world tests that benefit from fewer but faster cores. In fact, in web-rendering tests, the 5600X ends up beating all Intel chips, including the i9-10900K. In certain tests that scale well with multi-core and also benefit from high IPC, such as physics simulation, the 5600X springs a surprise as it beats the 3800XT and is only slightly behind the i9-9900K. The 5600X is also a potent office warrior, beating every Intel processor in our bench, including the i9-10900K. A recurring trend with many of our CPU tests that don't need too many cores shows that the 5800X is often the only chip that ends up faster than the 5600X, possibly because the dual CCD layout of the 5900X inhibits some performance. Even with my current results, the Intel gaming advantage is effectively gone, a percent here or there really isn't worth worrying about, especially when you consider the application performance and platform improvements. While Intel wants you to buy a new motherboard every time a new processor generation is released, AMD has given us a solid upgrade path with AM4. If you own an AMD AM4 motherboard with 400 or 500-series chipset, upgrading to Zen 3 is really just "BIOS update, remove heatsink, plop in new CPU, install heatsink, done". As mentioned before, AMD made sure not to increase power requirements, so your cooler, power supply, and everything else will continue to be work just fine. We tested overclocking on the 5600X and achieved an all-core overclock of 4.60 GHz. This means that unless you are running highly threaded applications all day that fully load all cores on your processor, you'll be better off without overclocking. It also helps keep power draw and temperatures low. It's still nice to see an unlocked multiplier on Ryzen processors. Intel charges you extra for this. AMD not only engineered a new, faster architecture, they also improved power efficiency without a node shrink. The Zen 3 processors are produced on the same 7 nm process at TSMC, just like their Zen 2 brothers; the IO die is even 100% identical. AMD has still achieved significant power savings. We measured about 15 W lower power draw in multi-threaded workloads with higher performance. Power is an absolute mind-bender. Load power consumption is roughly the same as the previous-generation 3600X, but with the added 16% performance. Kudos, AMD! We have mentioned the lack of an integrated GPU in all Ryzen reviews and received a lot of criticism for just mentioning that fact. It's still true, and not a big deal at all, but Intel offers an iGPU that is sufficient for basic tasks and minimal gaming. Yes, I know that AMD has their APU line of products, but given the modular design of the Ryzen processors, I wonder how expensive it could be to design a very basic GPU die connected via Infinity Fabric to strengthen the Ryzen position in non-gaming market segments, where every dollar counts. AMD is asking $300 for their Ryzen 5 5600X, which matches the current price of the 3800X and i7-10700 non-K. Last-generation's Ryzen 9 3600X launched for $240, so AMD has increased prices by 25%, which is not surprising of any company once they a leading product. Also, I suspect supply of Zen 3 will be constrained in the first months, so a higher price will only improve AMD's margins, which is required to support their current stock price. Taking a closer look at performance per dollar, I get the feeling AMD decided to price Zen 3 based on the performance gained, not the product name or typical positioning. It's nice to see a heatsink included with the package, as a large portion of the user base will use the processor at stock settings, which makes the included Wraith Stealth a perfectly capable choice. In conclusion, the Ryzen 5 5600X is a pocket-rocket and will impress you in ways you can't imagine. It punches way above its weight in most tests and is the only processor you'll need if you're building a next-gen build with a fairly expensive RTX 30-series or RX 6000 series graphics card. The $300 price tag is a little high, but consider the trade off—you get much higher single-thread performance than any previous-gen Ryzen, and the productivity performance beats last generation's eight-core processors. Boy, what a turn around. Our awards explained</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8-06T23:58:59.680822718</dc:date>
    <meta:editing-duration>PT10M24S</meta:editing-duration>
    <meta:editing-cycles>1</meta:editing-cycles>
    <meta:generator>LibreOffice/25.2.5.2$Linux_X86_64 LibreOffice_project/fb4792146257752f54eab576deb869869b108571</meta:generator>
    <meta:document-statistic meta:table-count="1" meta:cell-count="14" meta:object-count="0"/>
  </office:meta>
</office:document-meta>
</file>